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4" style:family="table-cell" style:parent-style-name="Default" style:data-style-name="N0"/>
    <style:style style:name="ce10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 style:data-style-name="N81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18m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ce7" office:value-type="string" calcext:value-type="string">
            <text:p>backprop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string" calcext:value-type="string">
            <text:p>cfd</text:p>
          </table:table-cell>
          <table:table-cell table:style-name="ce7" office:value-type="string" calcext:value-type="string">
            <text:p>heartwall</text:p>
          </table:table-cell>
          <table:table-cell table:style-name="ce7" office:value-type="string" calcext:value-type="string">
            <text:p>hotspot</text:p>
          </table:table-cell>
          <table:table-cell table:style-name="ce7" office:value-type="string" calcext:value-type="string">
            <text:p>hotspot3d</text:p>
          </table:table-cell>
          <table:table-cell table:style-name="ce7" office:value-type="string" calcext:value-type="string">
            <text:p>kmeans</text:p>
          </table:table-cell>
          <table:table-cell table:style-name="ce7" office:value-type="string" calcext:value-type="string">
            <text:p>lavaMD</text:p>
          </table:table-cell>
          <table:table-cell table:style-name="ce7" office:value-type="string" calcext:value-type="string">
            <text:p>lud</text:p>
          </table:table-cell>
          <table:table-cell table:style-name="ce7" office:value-type="string" calcext:value-type="string">
            <text:p>myocyte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nw</text:p>
          </table:table-cell>
          <table:table-cell table:style-name="ce7" office:value-type="string" calcext:value-type="string">
            <text:p>particle</text:p>
          </table:table-cell>
          <table:table-cell table:style-name="ce7" office:value-type="string" calcext:value-type="string">
            <text:p>pathfinder</text:p>
          </table:table-cell>
          <table:table-cell table:style-name="ce7" office:value-type="string" calcext:value-type="string">
            <text:p>srad</text:p>
          </table:table-cell>
          <table:table-cell table:style-name="ce7" office:value-type="string" calcext:value-type="string">
            <text:p>streamclu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ements</text:p>
          </table:table-cell>
          <table:table-cell office:value-type="float" office:value="0.004367" calcext:value-type="float">
            <text:p>0.004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5222" calcext:value-type="float">
            <text:p>8.195222</text:p>
          </table:table-cell>
          <table:table-cell office:value-type="float" office:value="0.013336" calcext:value-type="float">
            <text:p>0.013336</text:p>
          </table:table-cell>
          <table:table-cell office:value-type="float" office:value="0" calcext:value-type="float">
            <text:p>0</text:p>
          </table:table-cell>
          <table:table-cell office:value-type="float" office:value="0.394058" calcext:value-type="float">
            <text:p>0.394058</text:p>
          </table:table-cell>
          <table:table-cell office:value-type="float" office:value="97.674572" calcext:value-type="float">
            <text:p>97.67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" calcext:value-type="float">
            <text:p>0</text:p>
          </table:table-cell>
          <table:table-cell office:value-type="float" office:value="1.803718" calcext:value-type="float">
            <text:p>1.803718</text:p>
          </table:table-cell>
          <table:table-cell office:value-type="float" office:value="0" calcext:value-type="float">
            <text:p>0</text:p>
          </table:table-cell>
          <table:table-cell office:value-type="float" office:value="0.005921" calcext:value-type="float">
            <text:p>0.0059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812" calcext:value-type="float">
            <text:p>0.003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9747" calcext:value-type="float">
            <text:p>8.209747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" calcext:value-type="float">
            <text:p>0</text:p>
          </table:table-cell>
          <table:table-cell office:value-type="float" office:value="0.395895" calcext:value-type="float">
            <text:p>0.395895</text:p>
          </table:table-cell>
          <table:table-cell office:value-type="float" office:value="95.496453" calcext:value-type="float">
            <text:p>95.496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1.766652" calcext:value-type="float">
            <text:p>1.766652</text:p>
          </table:table-cell>
          <table:table-cell office:value-type="float" office:value="0" calcext:value-type="float">
            <text:p>0</text:p>
          </table:table-cell>
          <table:table-cell office:value-type="float" office:value="0.005897" calcext:value-type="float">
            <text:p>0.005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24" calcext:value-type="float">
            <text:p>0.00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1139" calcext:value-type="float">
            <text:p>8.221139</text:p>
          </table:table-cell>
          <table:table-cell office:value-type="float" office:value="0.013526" calcext:value-type="float">
            <text:p>0.013526</text:p>
          </table:table-cell>
          <table:table-cell office:value-type="float" office:value="0" calcext:value-type="float">
            <text:p>0</text:p>
          </table:table-cell>
          <table:table-cell office:value-type="float" office:value="0.3949" calcext:value-type="float">
            <text:p>0.3949</text:p>
          </table:table-cell>
          <table:table-cell office:value-type="float" office:value="94.49076" calcext:value-type="float">
            <text:p>94.49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1.77328" calcext:value-type="float">
            <text:p>1.77328</text:p>
          </table:table-cell>
          <table:table-cell office:value-type="float" office:value="0" calcext:value-type="float">
            <text:p>0</text:p>
          </table:table-cell>
          <table:table-cell office:value-type="float" office:value="0.005923" calcext:value-type="float">
            <text:p>0.00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75" calcext:value-type="float">
            <text:p>0.00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1662" calcext:value-type="float">
            <text:p>8.221662</text:p>
          </table:table-cell>
          <table:table-cell office:value-type="float" office:value="0.013403" calcext:value-type="float">
            <text:p>0.013403</text:p>
          </table:table-cell>
          <table:table-cell office:value-type="float" office:value="0" calcext:value-type="float">
            <text:p>0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94.287184" calcext:value-type="float">
            <text:p>94.287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</text:p>
          </table:table-cell>
          <table:table-cell office:value-type="float" office:value="1.779515" calcext:value-type="float">
            <text:p>1.779515</text:p>
          </table:table-cell>
          <table:table-cell office:value-type="float" office:value="0" calcext:value-type="float">
            <text:p>0</text:p>
          </table:table-cell>
          <table:table-cell office:value-type="float" office:value="0.006114" calcext:value-type="float">
            <text:p>0.00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56" calcext:value-type="float">
            <text:p>0.00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4366" calcext:value-type="float">
            <text:p>8.174366</text:p>
          </table:table-cell>
          <table:table-cell office:value-type="float" office:value="0.013373" calcext:value-type="float">
            <text:p>0.013373</text:p>
          </table:table-cell>
          <table:table-cell office:value-type="float" office:value="0" calcext:value-type="float">
            <text:p>0</text:p>
          </table:table-cell>
          <table:table-cell office:value-type="float" office:value="0.395742" calcext:value-type="float">
            <text:p>0.395742</text:p>
          </table:table-cell>
          <table:table-cell office:value-type="float" office:value="96.522524" calcext:value-type="float">
            <text:p>96.522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" calcext:value-type="float">
            <text:p>0</text:p>
          </table:table-cell>
          <table:table-cell office:value-type="float" office:value="1.785767" calcext:value-type="float">
            <text:p>1.785767</text:p>
          </table:table-cell>
          <table:table-cell office:value-type="float" office:value="0" calcext:value-type="float">
            <text:p>0</text:p>
          </table:table-cell>
          <table:table-cell office:value-type="float" office:value="0.005886" calcext:value-type="float">
            <text:p>0.005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56" calcext:value-type="float">
            <text:p>0.003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475" calcext:value-type="float">
            <text:p>8.19475</text:p>
          </table:table-cell>
          <table:table-cell office:value-type="float" office:value="0.013306" calcext:value-type="float">
            <text:p>0.013306</text:p>
          </table:table-cell>
          <table:table-cell office:value-type="float" office:value="0" calcext:value-type="float">
            <text:p>0</text:p>
          </table:table-cell>
          <table:table-cell office:value-type="float" office:value="0.397113" calcext:value-type="float">
            <text:p>0.397113</text:p>
          </table:table-cell>
          <table:table-cell office:value-type="float" office:value="95.698248" calcext:value-type="float">
            <text:p>95.698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1.769834" calcext:value-type="float">
            <text:p>1.769834</text:p>
          </table:table-cell>
          <table:table-cell office:value-type="float" office:value="0" calcext:value-type="float">
            <text:p>0</text:p>
          </table:table-cell>
          <table:table-cell office:value-type="float" office:value="0.006096" calcext:value-type="float">
            <text:p>0.00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21" calcext:value-type="float">
            <text:p>0.003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8589" calcext:value-type="float">
            <text:p>8.178589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" calcext:value-type="float">
            <text:p>0</text:p>
          </table:table-cell>
          <table:table-cell office:value-type="float" office:value="0.393859" calcext:value-type="float">
            <text:p>0.393859</text:p>
          </table:table-cell>
          <table:table-cell office:value-type="float" office:value="100.367854" calcext:value-type="float">
            <text:p>100.36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" calcext:value-type="float">
            <text:p>0</text:p>
          </table:table-cell>
          <table:table-cell office:value-type="float" office:value="1.786826" calcext:value-type="float">
            <text:p>1.786826</text:p>
          </table:table-cell>
          <table:table-cell office:value-type="float" office:value="0" calcext:value-type="float">
            <text:p>0</text:p>
          </table:table-cell>
          <table:table-cell office:value-type="float" office:value="0.005883" calcext:value-type="float">
            <text:p>0.005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06" calcext:value-type="float">
            <text:p>0.0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1886" calcext:value-type="float">
            <text:p>8.171886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0" calcext:value-type="float">
            <text:p>0</text:p>
          </table:table-cell>
          <table:table-cell office:value-type="float" office:value="0.398156" calcext:value-type="float">
            <text:p>0.398156</text:p>
          </table:table-cell>
          <table:table-cell office:value-type="float" office:value="96.096915" calcext:value-type="float">
            <text:p>96.09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" calcext:value-type="float">
            <text:p>0</text:p>
          </table:table-cell>
          <table:table-cell office:value-type="float" office:value="1.785831" calcext:value-type="float">
            <text:p>1.785831</text:p>
          </table:table-cell>
          <table:table-cell office:value-type="float" office:value="0" calcext:value-type="float">
            <text:p>0</text:p>
          </table:table-cell>
          <table:table-cell office:value-type="float" office:value="0.00586" calcext:value-type="float">
            <text:p>0.0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88" calcext:value-type="float">
            <text:p>0.003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8613" calcext:value-type="float">
            <text:p>8.178613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0" calcext:value-type="float">
            <text:p>0</text:p>
          </table:table-cell>
          <table:table-cell office:value-type="float" office:value="0.395357" calcext:value-type="float">
            <text:p>0.395357</text:p>
          </table:table-cell>
          <table:table-cell office:value-type="float" office:value="96.344205" calcext:value-type="float">
            <text:p>96.344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" calcext:value-type="float">
            <text:p>0</text:p>
          </table:table-cell>
          <table:table-cell office:value-type="float" office:value="1.785009" calcext:value-type="float">
            <text:p>1.785009</text:p>
          </table:table-cell>
          <table:table-cell office:value-type="float" office:value="0" calcext:value-type="float">
            <text:p>0</text:p>
          </table:table-cell>
          <table:table-cell office:value-type="float" office:value="0.00588" calcext:value-type="float">
            <text:p>0.00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098" calcext:value-type="float">
            <text:p>0.00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7993" calcext:value-type="float">
            <text:p>8.237993</text:p>
          </table:table-cell>
          <table:table-cell office:value-type="float" office:value="0.013648" calcext:value-type="float">
            <text:p>0.013648</text:p>
          </table:table-cell>
          <table:table-cell office:value-type="float" office:value="0" calcext:value-type="float">
            <text:p>0</text:p>
          </table:table-cell>
          <table:table-cell office:value-type="float" office:value="0.397414" calcext:value-type="float">
            <text:p>0.397414</text:p>
          </table:table-cell>
          <table:table-cell office:value-type="float" office:value="95.00098" calcext:value-type="float">
            <text:p>95.0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  <table:table-cell office:value-type="float" office:value="1.771582" calcext:value-type="float">
            <text:p>1.771582</text:p>
          </table:table-cell>
          <table:table-cell office:value-type="float" office:value="0" calcext:value-type="float">
            <text:p>0</text:p>
          </table:table-cell>
          <table:table-cell office:value-type="float" office:value="0.005845" calcext:value-type="float">
            <text:p>0.00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019" calcext:value-type="float">
            <text:p>0.004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8264" calcext:value-type="float">
            <text:p>8.208264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" calcext:value-type="float">
            <text:p>0</text:p>
          </table:table-cell>
          <table:table-cell office:value-type="float" office:value="0.395564" calcext:value-type="float">
            <text:p>0.395564</text:p>
          </table:table-cell>
          <table:table-cell office:value-type="float" office:value="95.068454" calcext:value-type="float">
            <text:p>95.068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1.792523" calcext:value-type="float">
            <text:p>1.792523</text:p>
          </table:table-cell>
          <table:table-cell office:value-type="float" office:value="0" calcext:value-type="float">
            <text:p>0</text:p>
          </table:table-cell>
          <table:table-cell office:value-type="float" office:value="0.006143" calcext:value-type="float">
            <text:p>0.006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013" calcext:value-type="float">
            <text:p>0.004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9286" calcext:value-type="float">
            <text:p>8.189286</text:p>
          </table:table-cell>
          <table:table-cell office:value-type="float" office:value="0.014326" calcext:value-type="float">
            <text:p>0.014326</text:p>
          </table:table-cell>
          <table:table-cell office:value-type="float" office:value="0" calcext:value-type="float">
            <text:p>0</text:p>
          </table:table-cell>
          <table:table-cell office:value-type="float" office:value="0.502261" calcext:value-type="float">
            <text:p>0.502261</text:p>
          </table:table-cell>
          <table:table-cell office:value-type="float" office:value="96.704267" calcext:value-type="float">
            <text:p>96.70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</text:p>
          </table:table-cell>
          <table:table-cell office:value-type="float" office:value="1.790105" calcext:value-type="float">
            <text:p>1.790105</text:p>
          </table:table-cell>
          <table:table-cell office:value-type="float" office:value="0" calcext:value-type="float">
            <text:p>0</text:p>
          </table:table-cell>
          <table:table-cell office:value-type="float" office:value="0.00591" calcext:value-type="float">
            <text:p>0.00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18" calcext:value-type="float">
            <text:p>0.00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2517" calcext:value-type="float">
            <text:p>8.172517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0" calcext:value-type="float">
            <text:p>0</text:p>
          </table:table-cell>
          <table:table-cell office:value-type="float" office:value="0.393773" calcext:value-type="float">
            <text:p>0.393773</text:p>
          </table:table-cell>
          <table:table-cell office:value-type="float" office:value="97.838128" calcext:value-type="float">
            <text:p>97.838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" calcext:value-type="float">
            <text:p>0</text:p>
          </table:table-cell>
          <table:table-cell office:value-type="float" office:value="1.795421" calcext:value-type="float">
            <text:p>1.795421</text:p>
          </table:table-cell>
          <table:table-cell office:value-type="float" office:value="0" calcext:value-type="float">
            <text:p>0</text:p>
          </table:table-cell>
          <table:table-cell office:value-type="float" office:value="0.005885" calcext:value-type="float">
            <text:p>0.005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59" calcext:value-type="float">
            <text:p>0.0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0865" calcext:value-type="float">
            <text:p>8.210865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" calcext:value-type="float">
            <text:p>0</text:p>
          </table:table-cell>
          <table:table-cell office:value-type="float" office:value="0.39816" calcext:value-type="float">
            <text:p>0.39816</text:p>
          </table:table-cell>
          <table:table-cell office:value-type="float" office:value="94.296985" calcext:value-type="float">
            <text:p>94.29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1.79163" calcext:value-type="float">
            <text:p>1.79163</text:p>
          </table:table-cell>
          <table:table-cell office:value-type="float" office:value="0" calcext:value-type="float">
            <text:p>0</text:p>
          </table:table-cell>
          <table:table-cell office:value-type="float" office:value="0.005998" calcext:value-type="float">
            <text:p>0.005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51" calcext:value-type="float">
            <text:p>0.00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2732" calcext:value-type="float">
            <text:p>8.242732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0" calcext:value-type="float">
            <text:p>0</text:p>
          </table:table-cell>
          <table:table-cell office:value-type="float" office:value="0.396186" calcext:value-type="float">
            <text:p>0.396186</text:p>
          </table:table-cell>
          <table:table-cell office:value-type="float" office:value="95.826505" calcext:value-type="float">
            <text:p>95.826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1.793816" calcext:value-type="float">
            <text:p>1.793816</text:p>
          </table:table-cell>
          <table:table-cell office:value-type="float" office:value="0" calcext:value-type="float">
            <text:p>0</text:p>
          </table:table-cell>
          <table:table-cell office:value-type="float" office:value="0.006158" calcext:value-type="float">
            <text:p>0.006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294" calcext:value-type="float">
            <text:p>0.00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7443" calcext:value-type="float">
            <text:p>8.207443</text:p>
          </table:table-cell>
          <table:table-cell office:value-type="float" office:value="0.014445" calcext:value-type="float">
            <text:p>0.014445</text:p>
          </table:table-cell>
          <table:table-cell office:value-type="float" office:value="0" calcext:value-type="float">
            <text:p>0</text:p>
          </table:table-cell>
          <table:table-cell office:value-type="float" office:value="0.397858" calcext:value-type="float">
            <text:p>0.397858</text:p>
          </table:table-cell>
          <table:table-cell office:value-type="float" office:value="95.08602" calcext:value-type="float">
            <text:p>95.0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" calcext:value-type="float">
            <text:p>0</text:p>
          </table:table-cell>
          <table:table-cell office:value-type="float" office:value="1.780435" calcext:value-type="float">
            <text:p>1.780435</text:p>
          </table:table-cell>
          <table:table-cell office:value-type="float" office:value="0" calcext:value-type="float">
            <text:p>0</text:p>
          </table:table-cell>
          <table:table-cell office:value-type="float" office:value="0.005869" calcext:value-type="float">
            <text:p>0.005869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float" office:value="0.004206" calcext:value-type="float">
            <text:p>0.00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0441" calcext:value-type="float">
            <text:p>8.21044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0.397551" calcext:value-type="float">
            <text:p>0.397551</text:p>
          </table:table-cell>
          <table:table-cell office:value-type="float" office:value="95.62542" calcext:value-type="float">
            <text:p>95.6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.79662" calcext:value-type="float">
            <text:p>1.79662</text:p>
          </table:table-cell>
          <table:table-cell office:value-type="float" office:value="0" calcext:value-type="float">
            <text:p>0</text:p>
          </table:table-cell>
          <table:table-cell office:value-type="float" office:value="0.005893" calcext:value-type="float">
            <text:p>0.005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393" calcext:value-type="float">
            <text:p>0.00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2925" calcext:value-type="float">
            <text:p>8.18292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0" calcext:value-type="float">
            <text:p>0</text:p>
          </table:table-cell>
          <table:table-cell office:value-type="float" office:value="0.396991" calcext:value-type="float">
            <text:p>0.396991</text:p>
          </table:table-cell>
          <table:table-cell office:value-type="float" office:value="96.220454" calcext:value-type="float">
            <text:p>96.22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.779836" calcext:value-type="float">
            <text:p>1.779836</text:p>
          </table:table-cell>
          <table:table-cell office:value-type="float" office:value="0" calcext:value-type="float">
            <text:p>0</text:p>
          </table:table-cell>
          <table:table-cell office:value-type="float" office:value="0.005917" calcext:value-type="float">
            <text:p>0.005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95" calcext:value-type="float">
            <text:p>0.003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4337" calcext:value-type="float">
            <text:p>8.214337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0" calcext:value-type="float">
            <text:p>0</text:p>
          </table:table-cell>
          <table:table-cell office:value-type="float" office:value="0.56979" calcext:value-type="float">
            <text:p>0.56979</text:p>
          </table:table-cell>
          <table:table-cell office:value-type="float" office:value="96.911823" calcext:value-type="float">
            <text:p>96.911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1.784513" calcext:value-type="float">
            <text:p>1.784513</text:p>
          </table:table-cell>
          <table:table-cell office:value-type="float" office:value="0" calcext:value-type="float">
            <text:p>0</text:p>
          </table:table-cell>
          <table:table-cell office:value-type="float" office:value="0.005899" calcext:value-type="float">
            <text:p>0.005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182" calcext:value-type="float">
            <text:p>0.004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1387" calcext:value-type="float">
            <text:p>8.181387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" calcext:value-type="float">
            <text:p>0</text:p>
          </table:table-cell>
          <table:table-cell office:value-type="float" office:value="0.532155" calcext:value-type="float">
            <text:p>0.532155</text:p>
          </table:table-cell>
          <table:table-cell office:value-type="float" office:value="96.085963" calcext:value-type="float">
            <text:p>96.08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1.835514" calcext:value-type="float">
            <text:p>1.835514</text:p>
          </table:table-cell>
          <table:table-cell office:value-type="float" office:value="0" calcext:value-type="float">
            <text:p>0</text:p>
          </table:table-cell>
          <table:table-cell office:value-type="float" office:value="0.006027" calcext:value-type="float">
            <text:p>0.00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44" calcext:value-type="float">
            <text:p>0.00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5419" calcext:value-type="float">
            <text:p>8.185419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0" calcext:value-type="float">
            <text:p>0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98.39484" calcext:value-type="float">
            <text:p>98.3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.765083" calcext:value-type="float">
            <text:p>1.765083</text:p>
          </table:table-cell>
          <table:table-cell office:value-type="float" office:value="0" calcext:value-type="float">
            <text:p>0</text:p>
          </table:table-cell>
          <table:table-cell office:value-type="float" office:value="0.006032" calcext:value-type="float">
            <text:p>0.00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522" calcext:value-type="float">
            <text:p>0.00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038" calcext:value-type="float">
            <text:p>8.21038</text:p>
          </table:table-cell>
          <table:table-cell office:value-type="float" office:value="0.013706" calcext:value-type="float">
            <text:p>0.013706</text:p>
          </table:table-cell>
          <table:table-cell office:value-type="float" office:value="0" calcext:value-type="float">
            <text:p>0</text:p>
          </table:table-cell>
          <table:table-cell office:value-type="float" office:value="0.395326" calcext:value-type="float">
            <text:p>0.395326</text:p>
          </table:table-cell>
          <table:table-cell office:value-type="float" office:value="95.622857" calcext:value-type="float">
            <text:p>95.62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.782648" calcext:value-type="float">
            <text:p>1.782648</text:p>
          </table:table-cell>
          <table:table-cell office:value-type="float" office:value="0" calcext:value-type="float">
            <text:p>0</text:p>
          </table:table-cell>
          <table:table-cell office:value-type="float" office:value="0.005936" calcext:value-type="float">
            <text:p>0.005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96" calcext:value-type="float">
            <text:p>0.003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5876" calcext:value-type="float">
            <text:p>8.245876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" calcext:value-type="float">
            <text:p>0</text:p>
          </table:table-cell>
          <table:table-cell office:value-type="float" office:value="0.395062" calcext:value-type="float">
            <text:p>0.395062</text:p>
          </table:table-cell>
          <table:table-cell office:value-type="float" office:value="95.811179" calcext:value-type="float">
            <text:p>95.81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.774185" calcext:value-type="float">
            <text:p>1.774185</text:p>
          </table:table-cell>
          <table:table-cell office:value-type="float" office:value="0" calcext:value-type="float">
            <text:p>0</text:p>
          </table:table-cell>
          <table:table-cell office:value-type="float" office:value="0.005864" calcext:value-type="float">
            <text:p>0.005864</text:p>
          </table:table-cell>
          <table:table-cell table:number-columns-repeated="2"/>
          <table:table-cell table:style-name="ce17"/>
          <table:table-cell/>
        </table:table-row>
        <table:table-row table:style-name="ro1">
          <table:table-cell/>
          <table:table-cell office:value-type="float" office:value="0.003914" calcext:value-type="float">
            <text:p>0.00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3647" calcext:value-type="float">
            <text:p>8.193647</text:p>
          </table:table-cell>
          <table:table-cell office:value-type="float" office:value="0.014238" calcext:value-type="float">
            <text:p>0.014238</text:p>
          </table:table-cell>
          <table:table-cell office:value-type="float" office:value="0" calcext:value-type="float">
            <text:p>0</text:p>
          </table:table-cell>
          <table:table-cell office:value-type="float" office:value="0.396667" calcext:value-type="float">
            <text:p>0.396667</text:p>
          </table:table-cell>
          <table:table-cell office:value-type="float" office:value="96.624586" calcext:value-type="float">
            <text:p>96.624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1.788189" calcext:value-type="float">
            <text:p>1.788189</text:p>
          </table:table-cell>
          <table:table-cell office:value-type="float" office:value="0" calcext:value-type="float">
            <text:p>0</text:p>
          </table:table-cell>
          <table:table-cell office:value-type="float" office:value="0.005921" calcext:value-type="float">
            <text:p>0.005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73" calcext:value-type="float">
            <text:p>0.00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0256" calcext:value-type="float">
            <text:p>8.180256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" calcext:value-type="float">
            <text:p>0</text:p>
          </table:table-cell>
          <table:table-cell office:value-type="float" office:value="0.396815" calcext:value-type="float">
            <text:p>0.396815</text:p>
          </table:table-cell>
          <table:table-cell office:value-type="float" office:value="94.495215" calcext:value-type="float">
            <text:p>94.495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1.784525" calcext:value-type="float">
            <text:p>1.784525</text:p>
          </table:table-cell>
          <table:table-cell office:value-type="float" office:value="0" calcext:value-type="float">
            <text:p>0</text:p>
          </table:table-cell>
          <table:table-cell office:value-type="float" office:value="0.005921" calcext:value-type="float">
            <text:p>0.005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78" calcext:value-type="float">
            <text:p>0.00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5983" calcext:value-type="float">
            <text:p>8.185983</text:p>
          </table:table-cell>
          <table:table-cell office:value-type="float" office:value="0.014367" calcext:value-type="float">
            <text:p>0.014367</text:p>
          </table:table-cell>
          <table:table-cell office:value-type="float" office:value="0" calcext:value-type="float">
            <text:p>0</text:p>
          </table:table-cell>
          <table:table-cell office:value-type="float" office:value="0.396697" calcext:value-type="float">
            <text:p>0.396697</text:p>
          </table:table-cell>
          <table:table-cell office:value-type="float" office:value="96.117016" calcext:value-type="float">
            <text:p>96.11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</text:p>
          </table:table-cell>
          <table:table-cell office:value-type="float" office:value="1.778657" calcext:value-type="float">
            <text:p>1.778657</text:p>
          </table:table-cell>
          <table:table-cell office:value-type="float" office:value="0" calcext:value-type="float">
            <text:p>0</text:p>
          </table:table-cell>
          <table:table-cell office:value-type="float" office:value="0.006044" calcext:value-type="float">
            <text:p>0.00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65" calcext:value-type="float">
            <text:p>0.003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8186" calcext:value-type="float">
            <text:p>8.258186</text:p>
          </table:table-cell>
          <table:table-cell office:value-type="float" office:value="0.013309" calcext:value-type="float">
            <text:p>0.013309</text:p>
          </table:table-cell>
          <table:table-cell office:value-type="float" office:value="0" calcext:value-type="float">
            <text:p>0</text:p>
          </table:table-cell>
          <table:table-cell office:value-type="float" office:value="0.394813" calcext:value-type="float">
            <text:p>0.394813</text:p>
          </table:table-cell>
          <table:table-cell office:value-type="float" office:value="95.229068" calcext:value-type="float">
            <text:p>95.22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1.774517" calcext:value-type="float">
            <text:p>1.774517</text:p>
          </table:table-cell>
          <table:table-cell office:value-type="float" office:value="0" calcext:value-type="float">
            <text:p>0</text:p>
          </table:table-cell>
          <table:table-cell office:value-type="float" office:value="0.005869" calcext:value-type="float">
            <text:p>0.005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44" calcext:value-type="float">
            <text:p>0.003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0167" calcext:value-type="float">
            <text:p>8.180167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" calcext:value-type="float">
            <text:p>0</text:p>
          </table:table-cell>
          <table:table-cell office:value-type="float" office:value="0.396266" calcext:value-type="float">
            <text:p>0.396266</text:p>
          </table:table-cell>
          <table:table-cell office:value-type="float" office:value="96.082254" calcext:value-type="float">
            <text:p>96.08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1.789744" calcext:value-type="float">
            <text:p>1.789744</text:p>
          </table:table-cell>
          <table:table-cell office:value-type="float" office:value="0" calcext:value-type="float">
            <text:p>0</text:p>
          </table:table-cell>
          <table:table-cell office:value-type="float" office:value="0.005898" calcext:value-type="float">
            <text:p>0.005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149" calcext:value-type="float">
            <text:p>0.004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155" calcext:value-type="float">
            <text:p>8.177155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" calcext:value-type="float">
            <text:p>0</text:p>
          </table:table-cell>
          <table:table-cell office:value-type="float" office:value="0.396059" calcext:value-type="float">
            <text:p>0.396059</text:p>
          </table:table-cell>
          <table:table-cell office:value-type="float" office:value="96.391593" calcext:value-type="float">
            <text:p>96.39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" calcext:value-type="float">
            <text:p>0</text:p>
          </table:table-cell>
          <table:table-cell office:value-type="float" office:value="1.781826" calcext:value-type="float">
            <text:p>1.781826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89" calcext:value-type="float">
            <text:p>0.003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1502" calcext:value-type="float">
            <text:p>8.191502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" calcext:value-type="float">
            <text:p>0</text:p>
          </table:table-cell>
          <table:table-cell office:value-type="float" office:value="0.396734" calcext:value-type="float">
            <text:p>0.396734</text:p>
          </table:table-cell>
          <table:table-cell office:value-type="float" office:value="94.227695" calcext:value-type="float">
            <text:p>94.22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1.798127" calcext:value-type="float">
            <text:p>1.798127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459" calcext:value-type="float">
            <text:p>0.00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8282" calcext:value-type="float">
            <text:p>8.238282</text:p>
          </table:table-cell>
          <table:table-cell office:value-type="float" office:value="0.011999" calcext:value-type="float">
            <text:p>0.011999</text:p>
          </table:table-cell>
          <table:table-cell office:value-type="float" office:value="0" calcext:value-type="float">
            <text:p>0</text:p>
          </table:table-cell>
          <table:table-cell office:value-type="float" office:value="0.396401" calcext:value-type="float">
            <text:p>0.396401</text:p>
          </table:table-cell>
          <table:table-cell office:value-type="float" office:value="95.666022" calcext:value-type="float">
            <text:p>95.66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.785526" calcext:value-type="float">
            <text:p>1.785526</text:p>
          </table:table-cell>
          <table:table-cell office:value-type="float" office:value="0" calcext:value-type="float">
            <text:p>0</text:p>
          </table:table-cell>
          <table:table-cell office:value-type="float" office:value="0.005898" calcext:value-type="float">
            <text:p>0.005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103" calcext:value-type="float">
            <text:p>0.004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9259" calcext:value-type="float">
            <text:p>8.179259</text:p>
          </table:table-cell>
          <table:table-cell office:value-type="float" office:value="0.013643" calcext:value-type="float">
            <text:p>0.013643</text:p>
          </table:table-cell>
          <table:table-cell office:value-type="float" office:value="0" calcext:value-type="float">
            <text:p>0</text:p>
          </table:table-cell>
          <table:table-cell office:value-type="float" office:value="0.425469" calcext:value-type="float">
            <text:p>0.425469</text:p>
          </table:table-cell>
          <table:table-cell office:value-type="float" office:value="95.989487" calcext:value-type="float">
            <text:p>95.98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.784225" calcext:value-type="float">
            <text:p>1.784225</text:p>
          </table:table-cell>
          <table:table-cell office:value-type="float" office:value="0" calcext:value-type="float">
            <text:p>0</text:p>
          </table:table-cell>
          <table:table-cell office:value-type="float" office:value="0.005923" calcext:value-type="float">
            <text:p>0.00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912" calcext:value-type="float">
            <text:p>0.00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5437" calcext:value-type="float">
            <text:p>8.185437</text:p>
          </table:table-cell>
          <table:table-cell office:value-type="float" office:value="0.013427" calcext:value-type="float">
            <text:p>0.013427</text:p>
          </table:table-cell>
          <table:table-cell office:value-type="float" office:value="0" calcext:value-type="float">
            <text:p>0</text:p>
          </table:table-cell>
          <table:table-cell office:value-type="float" office:value="0.39481" calcext:value-type="float">
            <text:p>0.39481</text:p>
          </table:table-cell>
          <table:table-cell office:value-type="float" office:value="94.337575" calcext:value-type="float">
            <text:p>94.337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.788094" calcext:value-type="float">
            <text:p>1.788094</text:p>
          </table:table-cell>
          <table:table-cell office:value-type="float" office:value="0" calcext:value-type="float">
            <text:p>0</text:p>
          </table:table-cell>
          <table:table-cell office:value-type="float" office:value="0.006124" calcext:value-type="float">
            <text:p>0.00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93" calcext:value-type="float">
            <text:p>0.00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5558" calcext:value-type="float">
            <text:p>8.185558</text:p>
          </table:table-cell>
          <table:table-cell office:value-type="float" office:value="0.014376" calcext:value-type="float">
            <text:p>0.014376</text:p>
          </table:table-cell>
          <table:table-cell office:value-type="float" office:value="0" calcext:value-type="float">
            <text:p>0</text:p>
          </table:table-cell>
          <table:table-cell office:value-type="float" office:value="0.395414" calcext:value-type="float">
            <text:p>0.395414</text:p>
          </table:table-cell>
          <table:table-cell office:value-type="float" office:value="96.597823" calcext:value-type="float">
            <text:p>96.59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</text:p>
          </table:table-cell>
          <table:table-cell office:value-type="float" office:value="1.773792" calcext:value-type="float">
            <text:p>1.773792</text:p>
          </table:table-cell>
          <table:table-cell office:value-type="float" office:value="0" calcext:value-type="float">
            <text:p>0</text:p>
          </table:table-cell>
          <table:table-cell office:value-type="float" office:value="0.006051" calcext:value-type="float">
            <text:p>0.00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932" calcext:value-type="float">
            <text:p>0.003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26" calcext:value-type="float">
            <text:p>8.2026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0" calcext:value-type="float">
            <text:p>0</text:p>
          </table:table-cell>
          <table:table-cell office:value-type="float" office:value="0.395389" calcext:value-type="float">
            <text:p>0.395389</text:p>
          </table:table-cell>
          <table:table-cell office:value-type="float" office:value="95.235367" calcext:value-type="float">
            <text:p>95.23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1.792506" calcext:value-type="float">
            <text:p>1.792506</text:p>
          </table:table-cell>
          <table:table-cell office:value-type="float" office:value="0" calcext:value-type="float">
            <text:p>0</text:p>
          </table:table-cell>
          <table:table-cell office:value-type="float" office:value="0.005944" calcext:value-type="float">
            <text:p>0.005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505" calcext:value-type="float">
            <text:p>0.00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9875" calcext:value-type="float">
            <text:p>8.199875</text:p>
          </table:table-cell>
          <table:table-cell office:value-type="float" office:value="0.013383" calcext:value-type="float">
            <text:p>0.013383</text:p>
          </table:table-cell>
          <table:table-cell office:value-type="float" office:value="0" calcext:value-type="float">
            <text:p>0</text:p>
          </table:table-cell>
          <table:table-cell office:value-type="float" office:value="0.398047" calcext:value-type="float">
            <text:p>0.398047</text:p>
          </table:table-cell>
          <table:table-cell office:value-type="float" office:value="96.967373" calcext:value-type="float">
            <text:p>96.967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1.785677" calcext:value-type="float">
            <text:p>1.785677</text:p>
          </table:table-cell>
          <table:table-cell office:value-type="float" office:value="0" calcext:value-type="float">
            <text:p>0</text:p>
          </table:table-cell>
          <table:table-cell office:value-type="float" office:value="0.006004" calcext:value-type="float">
            <text:p>0.00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434" calcext:value-type="float">
            <text:p>0.00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0198" calcext:value-type="float">
            <text:p>8.200198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" calcext:value-type="float">
            <text:p>0</text:p>
          </table:table-cell>
          <table:table-cell office:value-type="float" office:value="0.395647" calcext:value-type="float">
            <text:p>0.395647</text:p>
          </table:table-cell>
          <table:table-cell office:value-type="float" office:value="94.818929" calcext:value-type="float">
            <text:p>94.818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1.789687" calcext:value-type="float">
            <text:p>1.789687</text:p>
          </table:table-cell>
          <table:table-cell office:value-type="float" office:value="0" calcext:value-type="float">
            <text:p>0</text:p>
          </table:table-cell>
          <table:table-cell office:value-type="float" office:value="0.006026" calcext:value-type="float">
            <text:p>0.00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41" calcext:value-type="float">
            <text:p>0.00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824" calcext:value-type="float">
            <text:p>8.17824</text:p>
          </table:table-cell>
          <table:table-cell office:value-type="float" office:value="0.013478" calcext:value-type="float">
            <text:p>0.013478</text:p>
          </table:table-cell>
          <table:table-cell office:value-type="float" office:value="0" calcext:value-type="float">
            <text:p>0</text:p>
          </table:table-cell>
          <table:table-cell office:value-type="float" office:value="0.421129" calcext:value-type="float">
            <text:p>0.421129</text:p>
          </table:table-cell>
          <table:table-cell office:value-type="float" office:value="98.625965" calcext:value-type="float">
            <text:p>98.625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1.789118" calcext:value-type="float">
            <text:p>1.789118</text:p>
          </table:table-cell>
          <table:table-cell office:value-type="float" office:value="0" calcext:value-type="float">
            <text:p>0</text:p>
          </table:table-cell>
          <table:table-cell office:value-type="float" office:value="0.005948" calcext:value-type="float">
            <text:p>0.005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829" calcext:value-type="float">
            <text:p>0.00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3972" calcext:value-type="float">
            <text:p>8.213972</text:p>
          </table:table-cell>
          <table:table-cell office:value-type="float" office:value="0.009689" calcext:value-type="float">
            <text:p>0.009689</text:p>
          </table:table-cell>
          <table:table-cell office:value-type="float" office:value="0" calcext:value-type="float">
            <text:p>0</text:p>
          </table:table-cell>
          <table:table-cell office:value-type="float" office:value="0.395624" calcext:value-type="float">
            <text:p>0.395624</text:p>
          </table:table-cell>
          <table:table-cell office:value-type="float" office:value="95.111083" calcext:value-type="float">
            <text:p>95.11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1.78949" calcext:value-type="float">
            <text:p>1.78949</text:p>
          </table:table-cell>
          <table:table-cell office:value-type="float" office:value="0" calcext:value-type="float">
            <text:p>0</text:p>
          </table:table-cell>
          <table:table-cell office:value-type="float" office:value="0.006175" calcext:value-type="float">
            <text:p>0.006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65" calcext:value-type="float">
            <text:p>0.0037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8.173835" calcext:value-type="float">
            <text:p>8.173835</text:p>
          </table:table-cell>
          <table:table-cell office:value-type="float" office:value="0.013415" calcext:value-type="float">
            <text:p>0.013415</text:p>
          </table:table-cell>
          <table:table-cell office:value-type="float" office:value="0" calcext:value-type="float">
            <text:p>0</text:p>
          </table:table-cell>
          <table:table-cell office:value-type="float" office:value="0.395492" calcext:value-type="float">
            <text:p>0.395492</text:p>
          </table:table-cell>
          <table:table-cell table:style-name="Default" office:value-type="float" office:value="95.214623" calcext:value-type="float">
            <text:p>95.214623</text:p>
          </table:table-cell>
          <table:table-cell table:style-name="ce1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1.78643" calcext:value-type="float">
            <text:p>1.78643</text:p>
          </table:table-cell>
          <table:table-cell office:value-type="float" office:value="0" calcext:value-type="float">
            <text:p>0</text:p>
          </table:table-cell>
          <table:table-cell office:value-type="float" office:value="0.005968" calcext:value-type="float">
            <text:p>0.005968</text:p>
          </table:table-cell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O MEAN</text:p>
          </table:table-cell>
          <table:table-cell table:formula="of:=GEOMEAN([.B2:.B41])" office:value-type="float" office:value="0.00399686023083732" calcext:value-type="float">
            <text:p>0.00399686023083732</text:p>
          </table:table-cell>
          <table:table-cell table:formula="of:=GEOMEAN([.C2:.C41])" office:value-type="float" office:value="0" calcext:value-type="float">
            <text:p>0</text:p>
          </table:table-cell>
          <table:table-cell table:formula="of:=GEOMEAN([.D2:.D41])" office:value-type="float" office:value="0" calcext:value-type="float">
            <text:p>0</text:p>
          </table:table-cell>
          <table:table-cell table:style-name="Default" table:formula="of:=GEOMEAN([.E2:.E41])" office:value-type="float" office:value="8.19921958015327" calcext:value-type="float">
            <text:p>8.19921958015327</text:p>
          </table:table-cell>
          <table:table-cell table:formula="of:=GEOMEAN([.F2:.F41])" office:value-type="float" office:value="0.0134399708050649" calcext:value-type="float">
            <text:p>0.0134399708050649</text:p>
          </table:table-cell>
          <table:table-cell table:formula="of:=GEOMEAN([.G2:.G41])" office:value-type="float" office:value="0" calcext:value-type="float">
            <text:p>0</text:p>
          </table:table-cell>
          <table:table-cell table:formula="of:=GEOMEAN([.H2:.H41])" office:value-type="float" office:value="0.40640348862991" calcext:value-type="float">
            <text:p>0.40640348862991</text:p>
          </table:table-cell>
          <table:table-cell table:style-name="Default" table:formula="of:=GEOMEAN([.I2:.I41])" office:value-type="float" office:value="95.9716905873644" calcext:value-type="float">
            <text:p>95.9716905873644</text:p>
          </table:table-cell>
          <table:table-cell table:formula="of:=GEOMEAN([.J2:.J41])" office:value-type="float" office:value="0" calcext:value-type="float">
            <text:p>0</text:p>
          </table:table-cell>
          <table:table-cell table:formula="of:=GEOMEAN([.K2:.K41])" office:value-type="float" office:value="0" calcext:value-type="float">
            <text:p>0</text:p>
          </table:table-cell>
          <table:table-cell table:formula="of:=GEOMEAN([.L2:.L41])" office:value-type="float" office:value="0.000520289659695361" calcext:value-type="float">
            <text:p>0.000520289659695361</text:p>
          </table:table-cell>
          <table:table-cell table:formula="of:=GEOMEAN([.M2:.M41])" office:value-type="float" office:value="0" calcext:value-type="float">
            <text:p>0</text:p>
          </table:table-cell>
          <table:table-cell table:style-name="Default" table:formula="of:=GEOMEAN([.N2:.N41])" office:value-type="float" office:value="1.78572406847691" calcext:value-type="float">
            <text:p>1.78572406847691</text:p>
          </table:table-cell>
          <table:table-cell table:formula="of:=GEOMEAN([.O2:.O41])" office:value-type="float" office:value="0" calcext:value-type="float">
            <text:p>0</text:p>
          </table:table-cell>
          <table:table-cell table:formula="of:=GEOMEAN([.P2:.P41])" office:value-type="float" office:value="0.0059580583357291" calcext:value-type="float">
            <text:p>0.0059580583357291</text:p>
          </table:table-cell>
          <table:table-cell table:formula="of:=GEOMEAN([.Q2:.Q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2:.B52])" office:value-type="float" office:value="0.004007775" calcext:value-type="float">
            <text:p>0.004007775</text:p>
          </table:table-cell>
          <table:table-cell table:formula="of:=AVERAGE( [.C2:.C52])" office:value-type="float" office:value="0" calcext:value-type="float">
            <text:p>0</text:p>
          </table:table-cell>
          <table:table-cell table:formula="of:=AVERAGE( [.D2:.D52])" office:value-type="float" office:value="0" calcext:value-type="float">
            <text:p>0</text:p>
          </table:table-cell>
          <table:table-cell table:style-name="Default" table:formula="of:=AVERAGE( [.E2:.E52])" office:value-type="float" office:value="8.199249775" calcext:value-type="float">
            <text:p>8.199249775</text:p>
          </table:table-cell>
          <table:table-cell table:formula="of:=AVERAGE( [.F2:.F52])" office:value-type="float" office:value="0.0134679" calcext:value-type="float">
            <text:p>0.0134679</text:p>
          </table:table-cell>
          <table:table-cell table:formula="of:=AVERAGE( [.G2:.G52])" office:value-type="float" office:value="0" calcext:value-type="float">
            <text:p>0</text:p>
          </table:table-cell>
          <table:table-cell table:formula="of:=AVERAGE( [.H2:.H52])" office:value-type="float" office:value="0.407839975" calcext:value-type="float">
            <text:p>0.407839975</text:p>
          </table:table-cell>
          <table:table-cell table:style-name="Default" table:formula="of:=AVERAGE( [.I2:.I52])" office:value-type="float" office:value="95.9801066" calcext:value-type="float">
            <text:p>95.9801066</text:p>
          </table:table-cell>
          <table:table-cell table:formula="of:=AVERAGE( [.J2:.J52])" office:value-type="float" office:value="0" calcext:value-type="float">
            <text:p>0</text:p>
          </table:table-cell>
          <table:table-cell table:formula="of:=AVERAGE( [.K2:.K52])" office:value-type="float" office:value="0" calcext:value-type="float">
            <text:p>0</text:p>
          </table:table-cell>
          <table:table-cell table:formula="of:=AVERAGE( [.L2:.L52])" office:value-type="float" office:value="0.00052105" calcext:value-type="float">
            <text:p>0.00052105</text:p>
          </table:table-cell>
          <table:table-cell table:formula="of:=AVERAGE( [.M2:.M52])" office:value-type="float" office:value="0" calcext:value-type="float">
            <text:p>0</text:p>
          </table:table-cell>
          <table:table-cell table:style-name="Default" table:formula="of:=AVERAGE( [.N2:.N52])" office:value-type="float" office:value="1.785761825" calcext:value-type="float">
            <text:p>1.785761825</text:p>
          </table:table-cell>
          <table:table-cell table:formula="of:=AVERAGE( [.O2:.O52])" office:value-type="float" office:value="0" calcext:value-type="float">
            <text:p>0</text:p>
          </table:table-cell>
          <table:table-cell table:formula="of:=AVERAGE( [.P2:.P52])" office:value-type="float" office:value="0.00595875" calcext:value-type="float">
            <text:p>0.00595875</text:p>
          </table:table-cell>
          <table:table-cell table:formula="of:=AVERAGE( [.Q2:.Q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2])" office:value-type="float" office:value="0.003294" calcext:value-type="float">
            <text:p>0.003294</text:p>
          </table:table-cell>
          <table:table-cell table:formula="of:=MIN([.C2:.C52])" office:value-type="float" office:value="0" calcext:value-type="float">
            <text:p>0</text:p>
          </table:table-cell>
          <table:table-cell table:formula="of:=MIN([.D2:.D52])" office:value-type="float" office:value="0" calcext:value-type="float">
            <text:p>0</text:p>
          </table:table-cell>
          <table:table-cell table:style-name="Default" table:formula="of:=MIN([.E2:.E52])" office:value-type="float" office:value="8.171886" calcext:value-type="float">
            <text:p>8.171886</text:p>
          </table:table-cell>
          <table:table-cell table:formula="of:=MIN([.F2:.F52])" office:value-type="float" office:value="0.009689" calcext:value-type="float">
            <text:p>0.009689</text:p>
          </table:table-cell>
          <table:table-cell table:formula="of:=MIN([.G2:.G52])" office:value-type="float" office:value="0" calcext:value-type="float">
            <text:p>0</text:p>
          </table:table-cell>
          <table:table-cell table:formula="of:=MIN([.H2:.H52])" office:value-type="float" office:value="0.393773" calcext:value-type="float">
            <text:p>0.393773</text:p>
          </table:table-cell>
          <table:table-cell table:style-name="Default" table:formula="of:=MIN([.I2:.I52])" office:value-type="float" office:value="94.227695" calcext:value-type="float">
            <text:p>94.227695</text:p>
          </table:table-cell>
          <table:table-cell table:formula="of:=MIN([.J2:.J52])" office:value-type="float" office:value="0" calcext:value-type="float">
            <text:p>0</text:p>
          </table:table-cell>
          <table:table-cell table:formula="of:=MIN([.K2:.K52])" office:value-type="float" office:value="0" calcext:value-type="float">
            <text:p>0</text:p>
          </table:table-cell>
          <table:table-cell table:formula="of:=MIN([.L2:.L52])" office:value-type="float" office:value="0.000492" calcext:value-type="float">
            <text:p>0.000492</text:p>
          </table:table-cell>
          <table:table-cell table:formula="of:=MIN([.M2:.M52])" office:value-type="float" office:value="0" calcext:value-type="float">
            <text:p>0</text:p>
          </table:table-cell>
          <table:table-cell table:style-name="Default" table:formula="of:=MIN([.N2:.N52])" office:value-type="float" office:value="1.765083" calcext:value-type="float">
            <text:p>1.765083</text:p>
          </table:table-cell>
          <table:table-cell table:formula="of:=MIN([.O2:.O52])" office:value-type="float" office:value="0" calcext:value-type="float">
            <text:p>0</text:p>
          </table:table-cell>
          <table:table-cell table:formula="of:=MIN([.P2:.P52])" office:value-type="float" office:value="0.005845" calcext:value-type="float">
            <text:p>0.005845</text:p>
          </table:table-cell>
          <table:table-cell table:formula="of:=MIN([.Q2:.Q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 [.B2:.B52])" office:value-type="float" office:value="0.004912" calcext:value-type="float">
            <text:p>0.004912</text:p>
          </table:table-cell>
          <table:table-cell table:formula="of:=MAX( [.C2:.C52])" office:value-type="float" office:value="0" calcext:value-type="float">
            <text:p>0</text:p>
          </table:table-cell>
          <table:table-cell table:formula="of:=MAX( [.D2:.D52])" office:value-type="float" office:value="0" calcext:value-type="float">
            <text:p>0</text:p>
          </table:table-cell>
          <table:table-cell table:style-name="Default" table:formula="of:=MAX( [.E2:.E52])" office:value-type="float" office:value="8.258186" calcext:value-type="float">
            <text:p>8.258186</text:p>
          </table:table-cell>
          <table:table-cell table:formula="of:=MAX( [.F2:.F52])" office:value-type="float" office:value="0.014497" calcext:value-type="float">
            <text:p>0.014497</text:p>
          </table:table-cell>
          <table:table-cell table:formula="of:=MAX( [.G2:.G52])" office:value-type="float" office:value="0" calcext:value-type="float">
            <text:p>0</text:p>
          </table:table-cell>
          <table:table-cell table:formula="of:=MAX( [.H2:.H52])" office:value-type="float" office:value="0.56979" calcext:value-type="float">
            <text:p>0.56979</text:p>
          </table:table-cell>
          <table:table-cell table:style-name="Default" table:formula="of:=MAX( [.I2:.I52])" office:value-type="float" office:value="100.367854" calcext:value-type="float">
            <text:p>100.367854</text:p>
          </table:table-cell>
          <table:table-cell table:formula="of:=MAX( [.J2:.J52])" office:value-type="float" office:value="0" calcext:value-type="float">
            <text:p>0</text:p>
          </table:table-cell>
          <table:table-cell table:formula="of:=MAX( [.K2:.K52])" office:value-type="float" office:value="0" calcext:value-type="float">
            <text:p>0</text:p>
          </table:table-cell>
          <table:table-cell table:formula="of:=MAX( [.L2:.L52])" office:value-type="float" office:value="0.000694" calcext:value-type="float">
            <text:p>0.000694</text:p>
          </table:table-cell>
          <table:table-cell table:formula="of:=MAX( [.M2:.M52])" office:value-type="float" office:value="0" calcext:value-type="float">
            <text:p>0</text:p>
          </table:table-cell>
          <table:table-cell table:style-name="Default" table:formula="of:=MAX( [.N2:.N52])" office:value-type="float" office:value="1.835514" calcext:value-type="float">
            <text:p>1.835514</text:p>
          </table:table-cell>
          <table:table-cell table:formula="of:=MAX( [.O2:.O52])" office:value-type="float" office:value="0" calcext:value-type="float">
            <text:p>0</text:p>
          </table:table-cell>
          <table:table-cell table:formula="of:=MAX( [.P2:.P52])" office:value-type="float" office:value="0.006175" calcext:value-type="float">
            <text:p>0.006175</text:p>
          </table:table-cell>
          <table:table-cell table:formula="of:=MAX( [.Q2:.Q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 [.B2:.B52])" office:value-type="float" office:value="0.003938" calcext:value-type="float">
            <text:p>0.003938</text:p>
          </table:table-cell>
          <table:table-cell table:formula="of:=MEDIAN( [.C2:.C52])" office:value-type="float" office:value="0" calcext:value-type="float">
            <text:p>0</text:p>
          </table:table-cell>
          <table:table-cell table:formula="of:=MEDIAN( [.D2:.D52])" office:value-type="float" office:value="0" calcext:value-type="float">
            <text:p>0</text:p>
          </table:table-cell>
          <table:table-cell table:style-name="Default" table:formula="of:=MEDIAN( [.E2:.E52])" office:value-type="float" office:value="8.1941985" calcext:value-type="float">
            <text:p>8.1941985</text:p>
          </table:table-cell>
          <table:table-cell table:formula="of:=MEDIAN( [.F2:.F52])" office:value-type="float" office:value="0.013534" calcext:value-type="float">
            <text:p>0.013534</text:p>
          </table:table-cell>
          <table:table-cell table:formula="of:=MEDIAN( [.G2:.G52])" office:value-type="float" office:value="0" calcext:value-type="float">
            <text:p>0</text:p>
          </table:table-cell>
          <table:table-cell table:formula="of:=MEDIAN( [.H2:.H52])" office:value-type="float" office:value="0.3962895" calcext:value-type="float">
            <text:p>0.3962895</text:p>
          </table:table-cell>
          <table:table-cell table:style-name="Default" table:formula="of:=MEDIAN( [.I2:.I52])" office:value-type="float" office:value="95.818842" calcext:value-type="float">
            <text:p>95.818842</text:p>
          </table:table-cell>
          <table:table-cell table:formula="of:=MEDIAN( [.J2:.J52])" office:value-type="float" office:value="0" calcext:value-type="float">
            <text:p>0</text:p>
          </table:table-cell>
          <table:table-cell table:formula="of:=MEDIAN( [.K2:.K52])" office:value-type="float" office:value="0" calcext:value-type="float">
            <text:p>0</text:p>
          </table:table-cell>
          <table:table-cell table:formula="of:=MEDIAN( [.L2:.L52])" office:value-type="float" office:value="0.0005125" calcext:value-type="float">
            <text:p>0.0005125</text:p>
          </table:table-cell>
          <table:table-cell table:formula="of:=MEDIAN( [.M2:.M52])" office:value-type="float" office:value="0" calcext:value-type="float">
            <text:p>0</text:p>
          </table:table-cell>
          <table:table-cell table:style-name="Default" table:formula="of:=MEDIAN( [.N2:.N52])" office:value-type="float" office:value="1.785722" calcext:value-type="float">
            <text:p>1.785722</text:p>
          </table:table-cell>
          <table:table-cell table:formula="of:=MEDIAN( [.O2:.O52])" office:value-type="float" office:value="0" calcext:value-type="float">
            <text:p>0</text:p>
          </table:table-cell>
          <table:table-cell table:formula="of:=MEDIAN( [.P2:.P52])" office:value-type="float" office:value="0.005921" calcext:value-type="float">
            <text:p>0.005921</text:p>
          </table:table-cell>
          <table:table-cell table:formula="of:=MEDIAN( [.Q2:.Q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P( [.B2:.B52])" office:value-type="float" office:value="0.000299578911766166" calcext:value-type="float">
            <text:p>0.000299578911766166</text:p>
          </table:table-cell>
          <table:table-cell table:formula="of:=STDEVP( [.C2:.C52])" office:value-type="float" office:value="0" calcext:value-type="float">
            <text:p>0</text:p>
          </table:table-cell>
          <table:table-cell table:formula="of:=STDEVP( [.D2:.D52])" office:value-type="float" office:value="0" calcext:value-type="float">
            <text:p>0</text:p>
          </table:table-cell>
          <table:table-cell table:style-name="Default" table:formula="of:=STDEVP( [.E2:.E52])" office:value-type="float" office:value="0.0222695945916035" calcext:value-type="float">
            <text:p>0.0222695945916035</text:p>
          </table:table-cell>
          <table:table-cell table:formula="of:=STDEVP( [.F2:.F52])" office:value-type="float" office:value="0.000816644316700974" calcext:value-type="float">
            <text:p>0.000816644316700974</text:p>
          </table:table-cell>
          <table:table-cell table:formula="of:=STDEVP( [.G2:.G52])" office:value-type="float" office:value="0" calcext:value-type="float">
            <text:p>0</text:p>
          </table:table-cell>
          <table:table-cell table:formula="of:=STDEVP( [.H2:.H52])" office:value-type="float" office:value="0.0374072646664304" calcext:value-type="float">
            <text:p>0.0374072646664304</text:p>
          </table:table-cell>
          <table:table-cell table:style-name="Default" table:formula="of:=STDEVP( [.I2:.I52])" office:value-type="float" office:value="1.27754805183108" calcext:value-type="float">
            <text:p>1.27754805183108</text:p>
          </table:table-cell>
          <table:table-cell table:formula="of:=STDEVP( [.J2:.J52])" office:value-type="float" office:value="0" calcext:value-type="float">
            <text:p>0</text:p>
          </table:table-cell>
          <table:table-cell table:formula="of:=STDEVP( [.K2:.K52])" office:value-type="float" office:value="0" calcext:value-type="float">
            <text:p>0</text:p>
          </table:table-cell>
          <table:table-cell table:formula="of:=STDEVP( [.L2:.L52])" office:value-type="float" office:value="0.000030414593536656" calcext:value-type="float">
            <text:p>3.0414593536656E-05</text:p>
          </table:table-cell>
          <table:table-cell table:formula="of:=STDEVP( [.M2:.M52])" office:value-type="float" office:value="0" calcext:value-type="float">
            <text:p>0</text:p>
          </table:table-cell>
          <table:table-cell table:style-name="Default" table:formula="of:=STDEVP( [.N2:.N52])" office:value-type="float" office:value="0.0116531873169694" calcext:value-type="float">
            <text:p>0.0116531873169694</text:p>
          </table:table-cell>
          <table:table-cell table:formula="of:=STDEVP( [.O2:.O52])" office:value-type="float" office:value="0" calcext:value-type="float">
            <text:p>0</text:p>
          </table:table-cell>
          <table:table-cell table:formula="of:=STDEVP( [.P2:.P52])" office:value-type="float" office:value="0.0000912276685002966" calcext:value-type="float">
            <text:p>9.12276685002966E-05</text:p>
          </table:table-cell>
          <table:table-cell table:formula="of:=STDEVP( [.Q2:.Q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 table:number-columns-repeated="2"/>
          <table:table-cell table:style-name="ce8" table:number-columns-repeated="6"/>
          <table:table-cell table:number-columns-repeated="3"/>
        </table:table-row>
      </table:table>
      <table:table table:name="c18g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ce7" office:value-type="string" calcext:value-type="string">
            <text:p>backprop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string" calcext:value-type="string">
            <text:p>cfd</text:p>
          </table:table-cell>
          <table:table-cell table:style-name="ce7" office:value-type="string" calcext:value-type="string">
            <text:p>heartwall</text:p>
          </table:table-cell>
          <table:table-cell table:style-name="ce7" office:value-type="string" calcext:value-type="string">
            <text:p>hotspot</text:p>
          </table:table-cell>
          <table:table-cell table:style-name="ce7" office:value-type="string" calcext:value-type="string">
            <text:p>hotspot3d</text:p>
          </table:table-cell>
          <table:table-cell table:style-name="ce7" office:value-type="string" calcext:value-type="string">
            <text:p>kmeans</text:p>
          </table:table-cell>
          <table:table-cell table:style-name="ce7" office:value-type="string" calcext:value-type="string">
            <text:p>lavaMD</text:p>
          </table:table-cell>
          <table:table-cell table:style-name="ce7" office:value-type="string" calcext:value-type="string">
            <text:p>lud</text:p>
          </table:table-cell>
          <table:table-cell table:style-name="ce7" office:value-type="string" calcext:value-type="string">
            <text:p>myocyte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nw</text:p>
          </table:table-cell>
          <table:table-cell table:style-name="ce7" office:value-type="string" calcext:value-type="string">
            <text:p>particle</text:p>
          </table:table-cell>
          <table:table-cell table:style-name="ce7" office:value-type="string" calcext:value-type="string">
            <text:p>pathfinder</text:p>
          </table:table-cell>
          <table:table-cell table:style-name="ce7" office:value-type="string" calcext:value-type="string">
            <text:p>srad</text:p>
          </table:table-cell>
          <table:table-cell table:style-name="ce7" office:value-type="string" calcext:value-type="string">
            <text:p>stream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ce4" office:value-type="float" office:value="0.00276" calcext:value-type="float">
            <text:p>0.0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4091" calcext:value-type="float">
            <text:p>8.174091</text:p>
          </table:table-cell>
          <table:table-cell office:value-type="float" office:value="0.012959" calcext:value-type="float">
            <text:p>0.012959</text:p>
          </table:table-cell>
          <table:table-cell office:value-type="float" office:value="0" calcext:value-type="float">
            <text:p>0</text:p>
          </table:table-cell>
          <table:table-cell office:value-type="float" office:value="0.361285" calcext:value-type="float">
            <text:p>0.361285</text:p>
          </table:table-cell>
          <table:table-cell office:value-type="float" office:value="90.918931" calcext:value-type="float">
            <text:p>90.91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9.460945" calcext:value-type="float">
            <text:p>9.460945</text:p>
          </table:table-cell>
          <table:table-cell office:value-type="float" office:value="0" calcext:value-type="float">
            <text:p>0</text:p>
          </table:table-cell>
          <table:table-cell office:value-type="float" office:value="0.005539" calcext:value-type="float">
            <text:p>0.005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9" calcext:value-type="float">
            <text:p>0.00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2385" calcext:value-type="float">
            <text:p>8.542385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0" calcext:value-type="float">
            <text:p>0</text:p>
          </table:table-cell>
          <table:table-cell office:value-type="float" office:value="0.363096" calcext:value-type="float">
            <text:p>0.363096</text:p>
          </table:table-cell>
          <table:table-cell office:value-type="float" office:value="90.988647" calcext:value-type="float">
            <text:p>90.98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  <table:table-cell office:value-type="float" office:value="8.578004" calcext:value-type="float">
            <text:p>8.578004</text:p>
          </table:table-cell>
          <table:table-cell office:value-type="float" office:value="0" calcext:value-type="float">
            <text:p>0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704" calcext:value-type="float">
            <text:p>0.00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8524" calcext:value-type="float">
            <text:p>9.048524</text:p>
          </table:table-cell>
          <table:table-cell office:value-type="float" office:value="0.013972" calcext:value-type="float">
            <text:p>0.013972</text:p>
          </table:table-cell>
          <table:table-cell office:value-type="float" office:value="0" calcext:value-type="float">
            <text:p>0</text:p>
          </table:table-cell>
          <table:table-cell office:value-type="float" office:value="0.362153" calcext:value-type="float">
            <text:p>0.362153</text:p>
          </table:table-cell>
          <table:table-cell office:value-type="float" office:value="90.845048" calcext:value-type="float">
            <text:p>90.845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" calcext:value-type="float">
            <text:p>0</text:p>
          </table:table-cell>
          <table:table-cell office:value-type="float" office:value="9.198115" calcext:value-type="float">
            <text:p>9.198115</text:p>
          </table:table-cell>
          <table:table-cell office:value-type="float" office:value="0" calcext:value-type="float">
            <text:p>0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296" calcext:value-type="float">
            <text:p>0.00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2835" calcext:value-type="float">
            <text:p>8.182835</text:p>
          </table:table-cell>
          <table:table-cell office:value-type="float" office:value="0.014066" calcext:value-type="float">
            <text:p>0.014066</text:p>
          </table:table-cell>
          <table:table-cell office:value-type="float" office:value="0" calcext:value-type="float">
            <text:p>0</text:p>
          </table:table-cell>
          <table:table-cell office:value-type="float" office:value="0.362466" calcext:value-type="float">
            <text:p>0.362466</text:p>
          </table:table-cell>
          <table:table-cell office:value-type="float" office:value="91.701644" calcext:value-type="float">
            <text:p>91.70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" calcext:value-type="float">
            <text:p>0</text:p>
          </table:table-cell>
          <table:table-cell office:value-type="float" office:value="9.139633" calcext:value-type="float">
            <text:p>9.139633</text:p>
          </table:table-cell>
          <table:table-cell office:value-type="float" office:value="0" calcext:value-type="float">
            <text:p>0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" calcext:value-type="float">
            <text:p>0.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8651" calcext:value-type="float">
            <text:p>8.148651</text:p>
          </table:table-cell>
          <table:table-cell office:value-type="float" office:value="0.013439" calcext:value-type="float">
            <text:p>0.013439</text:p>
          </table:table-cell>
          <table:table-cell office:value-type="float" office:value="0" calcext:value-type="float">
            <text:p>0</text:p>
          </table:table-cell>
          <table:table-cell office:value-type="float" office:value="0.363405" calcext:value-type="float">
            <text:p>0.363405</text:p>
          </table:table-cell>
          <table:table-cell office:value-type="float" office:value="91.561714" calcext:value-type="float">
            <text:p>91.56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" calcext:value-type="float">
            <text:p>0</text:p>
          </table:table-cell>
          <table:table-cell office:value-type="float" office:value="8.449229" calcext:value-type="float">
            <text:p>8.449229</text:p>
          </table:table-cell>
          <table:table-cell office:value-type="float" office:value="0" calcext:value-type="float">
            <text:p>0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266" calcext:value-type="float">
            <text:p>0.004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0136" calcext:value-type="float">
            <text:p>8.620136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0" calcext:value-type="float">
            <text:p>0</text:p>
          </table:table-cell>
          <table:table-cell office:value-type="float" office:value="0.362567" calcext:value-type="float">
            <text:p>0.362567</text:p>
          </table:table-cell>
          <table:table-cell office:value-type="float" office:value="91.334074" calcext:value-type="float">
            <text:p>91.33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9.434396" calcext:value-type="float">
            <text:p>9.434396</text:p>
          </table:table-cell>
          <table:table-cell office:value-type="float" office:value="0" calcext:value-type="float">
            <text:p>0</text:p>
          </table:table-cell>
          <table:table-cell office:value-type="float" office:value="0.005542" calcext:value-type="float">
            <text:p>0.0055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603" calcext:value-type="float">
            <text:p>0.003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2023" calcext:value-type="float">
            <text:p>8.162023</text:p>
          </table:table-cell>
          <table:table-cell office:value-type="float" office:value="0.013406" calcext:value-type="float">
            <text:p>0.013406</text:p>
          </table:table-cell>
          <table:table-cell office:value-type="float" office:value="0" calcext:value-type="float">
            <text:p>0</text:p>
          </table:table-cell>
          <table:table-cell office:value-type="float" office:value="0.364364" calcext:value-type="float">
            <text:p>0.364364</text:p>
          </table:table-cell>
          <table:table-cell office:value-type="float" office:value="90.713922" calcext:value-type="float">
            <text:p>90.71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8.756034" calcext:value-type="float">
            <text:p>8.756034</text:p>
          </table:table-cell>
          <table:table-cell office:value-type="float" office:value="0" calcext:value-type="float">
            <text:p>0</text:p>
          </table:table-cell>
          <table:table-cell office:value-type="float" office:value="0.131245" calcext:value-type="float">
            <text:p>0.131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257" calcext:value-type="float">
            <text:p>0.00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2814" calcext:value-type="float">
            <text:p>8.152814</text:p>
          </table:table-cell>
          <table:table-cell office:value-type="float" office:value="0.012164" calcext:value-type="float">
            <text:p>0.012164</text:p>
          </table:table-cell>
          <table:table-cell office:value-type="float" office:value="0" calcext:value-type="float">
            <text:p>0</text:p>
          </table:table-cell>
          <table:table-cell office:value-type="float" office:value="0.363651" calcext:value-type="float">
            <text:p>0.363651</text:p>
          </table:table-cell>
          <table:table-cell office:value-type="float" office:value="91.027603" calcext:value-type="float">
            <text:p>91.027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9.359417" calcext:value-type="float">
            <text:p>9.359417</text:p>
          </table:table-cell>
          <table:table-cell office:value-type="float" office:value="0" calcext:value-type="float">
            <text:p>0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257" calcext:value-type="float">
            <text:p>0.00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3689" calcext:value-type="float">
            <text:p>8.513689</text:p>
          </table:table-cell>
          <table:table-cell office:value-type="float" office:value="0.013426" calcext:value-type="float">
            <text:p>0.013426</text:p>
          </table:table-cell>
          <table:table-cell office:value-type="float" office:value="0" calcext:value-type="float">
            <text:p>0</text:p>
          </table:table-cell>
          <table:table-cell office:value-type="float" office:value="0.363342" calcext:value-type="float">
            <text:p>0.363342</text:p>
          </table:table-cell>
          <table:table-cell office:value-type="float" office:value="90.988204" calcext:value-type="float">
            <text:p>90.98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9.157539" calcext:value-type="float">
            <text:p>9.157539</text:p>
          </table:table-cell>
          <table:table-cell office:value-type="float" office:value="0" calcext:value-type="float">
            <text:p>0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275" calcext:value-type="float">
            <text:p>0.004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6469" calcext:value-type="float">
            <text:p>8.836469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0" calcext:value-type="float">
            <text:p>0</text:p>
          </table:table-cell>
          <table:table-cell office:value-type="float" office:value="0.364109" calcext:value-type="float">
            <text:p>0.364109</text:p>
          </table:table-cell>
          <table:table-cell office:value-type="float" office:value="91.062603" calcext:value-type="float">
            <text:p>91.06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" calcext:value-type="float">
            <text:p>0</text:p>
          </table:table-cell>
          <table:table-cell office:value-type="float" office:value="7.803735" calcext:value-type="float">
            <text:p>7.803735</text:p>
          </table:table-cell>
          <table:table-cell office:value-type="float" office:value="0" calcext:value-type="float">
            <text:p>0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445" calcext:value-type="float">
            <text:p>0.003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0498" calcext:value-type="float">
            <text:p>8.170498</text:p>
          </table:table-cell>
          <table:table-cell office:value-type="float" office:value="0.013318" calcext:value-type="float">
            <text:p>0.013318</text:p>
          </table:table-cell>
          <table:table-cell office:value-type="float" office:value="0" calcext:value-type="float">
            <text:p>0</text:p>
          </table:table-cell>
          <table:table-cell office:value-type="float" office:value="0.363571" calcext:value-type="float">
            <text:p>0.363571</text:p>
          </table:table-cell>
          <table:table-cell office:value-type="float" office:value="91.05809" calcext:value-type="float">
            <text:p>91.05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9.244966" calcext:value-type="float">
            <text:p>9.244966</text:p>
          </table:table-cell>
          <table:table-cell office:value-type="float" office:value="0" calcext:value-type="float">
            <text:p>0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095" calcext:value-type="float">
            <text:p>0.003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5948" calcext:value-type="float">
            <text:p>8.625948</text:p>
          </table:table-cell>
          <table:table-cell office:value-type="float" office:value="0.013506" calcext:value-type="float">
            <text:p>0.013506</text:p>
          </table:table-cell>
          <table:table-cell office:value-type="float" office:value="0" calcext:value-type="float">
            <text:p>0</text:p>
          </table:table-cell>
          <table:table-cell office:value-type="float" office:value="0.362288" calcext:value-type="float">
            <text:p>0.362288</text:p>
          </table:table-cell>
          <table:table-cell office:value-type="float" office:value="91.250761" calcext:value-type="float">
            <text:p>91.250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" calcext:value-type="float">
            <text:p>0</text:p>
          </table:table-cell>
          <table:table-cell office:value-type="float" office:value="9.100173" calcext:value-type="float">
            <text:p>9.100173</text:p>
          </table:table-cell>
          <table:table-cell office:value-type="float" office:value="0" calcext:value-type="float">
            <text:p>0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28" calcext:value-type="float">
            <text:p>0.00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5575" calcext:value-type="float">
            <text:p>8.545575</text:p>
          </table:table-cell>
          <table:table-cell office:value-type="float" office:value="0.013371" calcext:value-type="float">
            <text:p>0.013371</text:p>
          </table:table-cell>
          <table:table-cell office:value-type="float" office:value="0" calcext:value-type="float">
            <text:p>0</text:p>
          </table:table-cell>
          <table:table-cell office:value-type="float" office:value="0.363837" calcext:value-type="float">
            <text:p>0.363837</text:p>
          </table:table-cell>
          <table:table-cell office:value-type="float" office:value="90.930008" calcext:value-type="float">
            <text:p>90.93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" calcext:value-type="float">
            <text:p>0</text:p>
          </table:table-cell>
          <table:table-cell office:value-type="float" office:value="9.506573" calcext:value-type="float">
            <text:p>9.506573</text:p>
          </table:table-cell>
          <table:table-cell office:value-type="float" office:value="0" calcext:value-type="float">
            <text:p>0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33" calcext:value-type="float">
            <text:p>0.00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8354" calcext:value-type="float">
            <text:p>8.958354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" calcext:value-type="float">
            <text:p>0</text:p>
          </table:table-cell>
          <table:table-cell office:value-type="float" office:value="0.364221" calcext:value-type="float">
            <text:p>0.364221</text:p>
          </table:table-cell>
          <table:table-cell office:value-type="float" office:value="90.811494" calcext:value-type="float">
            <text:p>90.81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" calcext:value-type="float">
            <text:p>0</text:p>
          </table:table-cell>
          <table:table-cell office:value-type="float" office:value="8.385018" calcext:value-type="float">
            <text:p>8.385018</text:p>
          </table:table-cell>
          <table:table-cell office:value-type="float" office:value="0" calcext:value-type="float">
            <text:p>0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19" calcext:value-type="float">
            <text:p>0.00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3822" calcext:value-type="float">
            <text:p>8.143822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" calcext:value-type="float">
            <text:p>0</text:p>
          </table:table-cell>
          <table:table-cell office:value-type="float" office:value="0.364289" calcext:value-type="float">
            <text:p>0.364289</text:p>
          </table:table-cell>
          <table:table-cell office:value-type="float" office:value="91.153718" calcext:value-type="float">
            <text:p>91.15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  <table:table-cell office:value-type="float" office:value="8.487702" calcext:value-type="float">
            <text:p>8.487702</text:p>
          </table:table-cell>
          <table:table-cell office:value-type="float" office:value="0" calcext:value-type="float">
            <text:p>0</text:p>
          </table:table-cell>
          <table:table-cell office:value-type="float" office:value="0.005497" calcext:value-type="float">
            <text:p>0.005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53" calcext:value-type="float">
            <text:p>0.00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4792" calcext:value-type="float">
            <text:p>8.544792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0" calcext:value-type="float">
            <text:p>0</text:p>
          </table:table-cell>
          <table:table-cell office:value-type="float" office:value="0.364792" calcext:value-type="float">
            <text:p>0.364792</text:p>
          </table:table-cell>
          <table:table-cell office:value-type="float" office:value="91.127237" calcext:value-type="float">
            <text:p>91.12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" calcext:value-type="float">
            <text:p>0</text:p>
          </table:table-cell>
          <table:table-cell office:value-type="float" office:value="6.992237" calcext:value-type="float">
            <text:p>6.992237</text:p>
          </table:table-cell>
          <table:table-cell office:value-type="float" office:value="0" calcext:value-type="float">
            <text:p>0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797" calcext:value-type="float">
            <text:p>0.00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9502" calcext:value-type="float">
            <text:p>8.589502</text:p>
          </table:table-cell>
          <table:table-cell office:value-type="float" office:value="0.013066" calcext:value-type="float">
            <text:p>0.013066</text:p>
          </table:table-cell>
          <table:table-cell office:value-type="float" office:value="0" calcext:value-type="float">
            <text:p>0</text:p>
          </table:table-cell>
          <table:table-cell office:value-type="float" office:value="0.363927" calcext:value-type="float">
            <text:p>0.363927</text:p>
          </table:table-cell>
          <table:table-cell office:value-type="float" office:value="91.370419" calcext:value-type="float">
            <text:p>91.37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" calcext:value-type="float">
            <text:p>0</text:p>
          </table:table-cell>
          <table:table-cell office:value-type="float" office:value="9.966474" calcext:value-type="float">
            <text:p>9.966474</text:p>
          </table:table-cell>
          <table:table-cell office:value-type="float" office:value="0" calcext:value-type="float">
            <text:p>0</text:p>
          </table:table-cell>
          <table:table-cell office:value-type="float" office:value="0.005498" calcext:value-type="float">
            <text:p>0.0054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526" calcext:value-type="float">
            <text:p>0.00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2661" calcext:value-type="float">
            <text:p>8.222661</text:p>
          </table:table-cell>
          <table:table-cell office:value-type="float" office:value="0.013262" calcext:value-type="float">
            <text:p>0.013262</text:p>
          </table:table-cell>
          <table:table-cell office:value-type="float" office:value="0" calcext:value-type="float">
            <text:p>0</text:p>
          </table:table-cell>
          <table:table-cell office:value-type="float" office:value="0.484294" calcext:value-type="float">
            <text:p>0.484294</text:p>
          </table:table-cell>
          <table:table-cell office:value-type="float" office:value="92.23636" calcext:value-type="float">
            <text:p>92.2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9.906936" calcext:value-type="float">
            <text:p>9.906936</text:p>
          </table:table-cell>
          <table:table-cell office:value-type="float" office:value="0" calcext:value-type="float">
            <text:p>0</text:p>
          </table:table-cell>
          <table:table-cell office:value-type="float" office:value="0.005521" calcext:value-type="float">
            <text:p>0.005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69" calcext:value-type="float">
            <text:p>0.003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2946" calcext:value-type="float">
            <text:p>8.152946</text:p>
          </table:table-cell>
          <table:table-cell office:value-type="float" office:value="0.013419" calcext:value-type="float">
            <text:p>0.013419</text:p>
          </table:table-cell>
          <table:table-cell office:value-type="float" office:value="0" calcext:value-type="float">
            <text:p>0</text:p>
          </table:table-cell>
          <table:table-cell office:value-type="float" office:value="0.364657" calcext:value-type="float">
            <text:p>0.364657</text:p>
          </table:table-cell>
          <table:table-cell office:value-type="float" office:value="90.927703" calcext:value-type="float">
            <text:p>90.92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" calcext:value-type="float">
            <text:p>0</text:p>
          </table:table-cell>
          <table:table-cell office:value-type="float" office:value="8.522886" calcext:value-type="float">
            <text:p>8.522886</text:p>
          </table:table-cell>
          <table:table-cell office:value-type="float" office:value="0" calcext:value-type="float">
            <text:p>0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411" calcext:value-type="float">
            <text:p>0.003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0313" calcext:value-type="float">
            <text:p>8.610313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" calcext:value-type="float">
            <text:p>0</text:p>
          </table:table-cell>
          <table:table-cell office:value-type="float" office:value="0.362867" calcext:value-type="float">
            <text:p>0.362867</text:p>
          </table:table-cell>
          <table:table-cell office:value-type="float" office:value="91.101921" calcext:value-type="float">
            <text:p>91.10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8.512607" calcext:value-type="float">
            <text:p>8.512607</text:p>
          </table:table-cell>
          <table:table-cell office:value-type="float" office:value="0" calcext:value-type="float">
            <text:p>0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float" office:value="0.003296" calcext:value-type="float">
            <text:p>0.00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04135" calcext:value-type="float">
            <text:p>8.804135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" calcext:value-type="float">
            <text:p>0</text:p>
          </table:table-cell>
          <table:table-cell office:value-type="float" office:value="0.363666" calcext:value-type="float">
            <text:p>0.363666</text:p>
          </table:table-cell>
          <table:table-cell office:value-type="float" office:value="90.696186" calcext:value-type="float">
            <text:p>90.69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office:value-type="float" office:value="8.520204" calcext:value-type="float">
            <text:p>8.520204</text:p>
          </table:table-cell>
          <table:table-cell office:value-type="float" office:value="0" calcext:value-type="float">
            <text:p>0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278" calcext:value-type="float">
            <text:p>0.00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8199" calcext:value-type="float">
            <text:p>8.148199</text:p>
          </table:table-cell>
          <table:table-cell office:value-type="float" office:value="0.013557" calcext:value-type="float">
            <text:p>0.013557</text:p>
          </table:table-cell>
          <table:table-cell office:value-type="float" office:value="0" calcext:value-type="float">
            <text:p>0</text:p>
          </table:table-cell>
          <table:table-cell office:value-type="float" office:value="0.363907" calcext:value-type="float">
            <text:p>0.363907</text:p>
          </table:table-cell>
          <table:table-cell office:value-type="float" office:value="91.051889" calcext:value-type="float">
            <text:p>91.05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" calcext:value-type="float">
            <text:p>0</text:p>
          </table:table-cell>
          <table:table-cell office:value-type="float" office:value="10.283306" calcext:value-type="float">
            <text:p>10.283306</text:p>
          </table:table-cell>
          <table:table-cell office:value-type="float" office:value="0" calcext:value-type="float">
            <text:p>0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29" calcext:value-type="float">
            <text:p>0.00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2783" calcext:value-type="float">
            <text:p>8.622783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" calcext:value-type="float">
            <text:p>0</text:p>
          </table:table-cell>
          <table:table-cell office:value-type="float" office:value="0.366246" calcext:value-type="float">
            <text:p>0.366246</text:p>
          </table:table-cell>
          <table:table-cell office:value-type="float" office:value="90.943641" calcext:value-type="float">
            <text:p>90.943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8.526508" calcext:value-type="float">
            <text:p>8.526508</text:p>
          </table:table-cell>
          <table:table-cell office:value-type="float" office:value="0" calcext:value-type="float">
            <text:p>0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547" calcext:value-type="float">
            <text:p>0.003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7387" calcext:value-type="float">
            <text:p>8.587387</text:p>
          </table:table-cell>
          <table:table-cell office:value-type="float" office:value="0.013325" calcext:value-type="float">
            <text:p>0.013325</text:p>
          </table:table-cell>
          <table:table-cell office:value-type="float" office:value="0" calcext:value-type="float">
            <text:p>0</text:p>
          </table:table-cell>
          <table:table-cell office:value-type="float" office:value="0.36575" calcext:value-type="float">
            <text:p>0.36575</text:p>
          </table:table-cell>
          <table:table-cell office:value-type="float" office:value="91.44534" calcext:value-type="float">
            <text:p>91.44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" calcext:value-type="float">
            <text:p>0</text:p>
          </table:table-cell>
          <table:table-cell office:value-type="float" office:value="8.497696" calcext:value-type="float">
            <text:p>8.497696</text:p>
          </table:table-cell>
          <table:table-cell office:value-type="float" office:value="0" calcext:value-type="float">
            <text:p>0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802" calcext:value-type="float">
            <text:p>0.00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9277" calcext:value-type="float">
            <text:p>8.39277</text:p>
          </table:table-cell>
          <table:table-cell office:value-type="float" office:value="0.012166" calcext:value-type="float">
            <text:p>0.012166</text:p>
          </table:table-cell>
          <table:table-cell office:value-type="float" office:value="0" calcext:value-type="float">
            <text:p>0</text:p>
          </table:table-cell>
          <table:table-cell office:value-type="float" office:value="0.392375" calcext:value-type="float">
            <text:p>0.392375</text:p>
          </table:table-cell>
          <table:table-cell office:value-type="float" office:value="91.186562" calcext:value-type="float">
            <text:p>91.18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  <table:table-cell office:value-type="float" office:value="10.132746" calcext:value-type="float">
            <text:p>10.132746</text:p>
          </table:table-cell>
          <table:table-cell office:value-type="float" office:value="0" calcext:value-type="float">
            <text:p>0</text:p>
          </table:table-cell>
          <table:table-cell office:value-type="float" office:value="0.005496" calcext:value-type="float">
            <text:p>0.0054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86" calcext:value-type="float">
            <text:p>0.0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326" calcext:value-type="float">
            <text:p>8.15326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" calcext:value-type="float">
            <text:p>0</text:p>
          </table:table-cell>
          <table:table-cell office:value-type="float" office:value="0.407926" calcext:value-type="float">
            <text:p>0.407926</text:p>
          </table:table-cell>
          <table:table-cell office:value-type="float" office:value="91.038696" calcext:value-type="float">
            <text:p>91.03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8.773281" calcext:value-type="float">
            <text:p>8.773281</text:p>
          </table:table-cell>
          <table:table-cell office:value-type="float" office:value="0" calcext:value-type="float">
            <text:p>0</text:p>
          </table:table-cell>
          <table:table-cell office:value-type="float" office:value="0.005564" calcext:value-type="float">
            <text:p>0.0055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172" calcext:value-type="float">
            <text:p>0.00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413" calcext:value-type="float">
            <text:p>8.57413</text:p>
          </table:table-cell>
          <table:table-cell office:value-type="float" office:value="0.013357" calcext:value-type="float">
            <text:p>0.013357</text:p>
          </table:table-cell>
          <table:table-cell office:value-type="float" office:value="0" calcext:value-type="float">
            <text:p>0</text:p>
          </table:table-cell>
          <table:table-cell office:value-type="float" office:value="0.413545" calcext:value-type="float">
            <text:p>0.413545</text:p>
          </table:table-cell>
          <table:table-cell office:value-type="float" office:value="90.902555" calcext:value-type="float">
            <text:p>90.90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8.495633" calcext:value-type="float">
            <text:p>8.495633</text:p>
          </table:table-cell>
          <table:table-cell office:value-type="float" office:value="0" calcext:value-type="float">
            <text:p>0</text:p>
          </table:table-cell>
          <table:table-cell office:value-type="float" office:value="0.005495" calcext:value-type="float">
            <text:p>0.005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848" calcext:value-type="float">
            <text:p>0.00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79829" calcext:value-type="float">
            <text:p>8.879829</text:p>
          </table:table-cell>
          <table:table-cell office:value-type="float" office:value="0.013426" calcext:value-type="float">
            <text:p>0.013426</text:p>
          </table:table-cell>
          <table:table-cell office:value-type="float" office:value="0" calcext:value-type="float">
            <text:p>0</text:p>
          </table:table-cell>
          <table:table-cell office:value-type="float" office:value="0.367114" calcext:value-type="float">
            <text:p>0.367114</text:p>
          </table:table-cell>
          <table:table-cell office:value-type="float" office:value="91.200474" calcext:value-type="float">
            <text:p>91.200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8.633483" calcext:value-type="float">
            <text:p>8.633483</text:p>
          </table:table-cell>
          <table:table-cell office:value-type="float" office:value="0" calcext:value-type="float">
            <text:p>0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016" calcext:value-type="float">
            <text:p>0.00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4458" calcext:value-type="float">
            <text:p>8.144458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" calcext:value-type="float">
            <text:p>0</text:p>
          </table:table-cell>
          <table:table-cell office:value-type="float" office:value="0.36841" calcext:value-type="float">
            <text:p>0.36841</text:p>
          </table:table-cell>
          <table:table-cell office:value-type="float" office:value="91.408129" calcext:value-type="float">
            <text:p>91.40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8.397311" calcext:value-type="float">
            <text:p>8.397311</text:p>
          </table:table-cell>
          <table:table-cell office:value-type="float" office:value="0" calcext:value-type="float">
            <text:p>0</text:p>
          </table:table-cell>
          <table:table-cell office:value-type="float" office:value="0.005527" calcext:value-type="float">
            <text:p>0.0055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804" calcext:value-type="float">
            <text:p>0.00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11768" calcext:value-type="float">
            <text:p>8.611768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0" calcext:value-type="float">
            <text:p>0</text:p>
          </table:table-cell>
          <table:table-cell office:value-type="float" office:value="0.368397" calcext:value-type="float">
            <text:p>0.368397</text:p>
          </table:table-cell>
          <table:table-cell office:value-type="float" office:value="91.010185" calcext:value-type="float">
            <text:p>91.01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0.073333" calcext:value-type="float">
            <text:p>10.073333</text:p>
          </table:table-cell>
          <table:table-cell office:value-type="float" office:value="0" calcext:value-type="float">
            <text:p>0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754" calcext:value-type="float">
            <text:p>0.00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9534" calcext:value-type="float">
            <text:p>8.569534</text:p>
          </table:table-cell>
          <table:table-cell office:value-type="float" office:value="0.013311" calcext:value-type="float">
            <text:p>0.013311</text:p>
          </table:table-cell>
          <table:table-cell office:value-type="float" office:value="0" calcext:value-type="float">
            <text:p>0</text:p>
          </table:table-cell>
          <table:table-cell office:value-type="float" office:value="0.36879" calcext:value-type="float">
            <text:p>0.36879</text:p>
          </table:table-cell>
          <table:table-cell office:value-type="float" office:value="91.214608" calcext:value-type="float">
            <text:p>91.21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8.566267" calcext:value-type="float">
            <text:p>8.566267</text:p>
          </table:table-cell>
          <table:table-cell office:value-type="float" office:value="0" calcext:value-type="float">
            <text:p>0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747" calcext:value-type="float">
            <text:p>0.00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0807" calcext:value-type="float">
            <text:p>8.240807</text:p>
          </table:table-cell>
          <table:table-cell office:value-type="float" office:value="0.013565" calcext:value-type="float">
            <text:p>0.013565</text:p>
          </table:table-cell>
          <table:table-cell office:value-type="float" office:value="0" calcext:value-type="float">
            <text:p>0</text:p>
          </table:table-cell>
          <table:table-cell office:value-type="float" office:value="0.368751" calcext:value-type="float">
            <text:p>0.368751</text:p>
          </table:table-cell>
          <table:table-cell office:value-type="float" office:value="91.027829" calcext:value-type="float">
            <text:p>91.02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8.520924" calcext:value-type="float">
            <text:p>8.520924</text:p>
          </table:table-cell>
          <table:table-cell office:value-type="float" office:value="0" calcext:value-type="float">
            <text:p>0</text:p>
          </table:table-cell>
          <table:table-cell office:value-type="float" office:value="0.005498" calcext:value-type="float">
            <text:p>0.0054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553" calcext:value-type="float">
            <text:p>0.00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0835" calcext:value-type="float">
            <text:p>8.150835</text:p>
          </table:table-cell>
          <table:table-cell office:value-type="float" office:value="0.013294" calcext:value-type="float">
            <text:p>0.013294</text:p>
          </table:table-cell>
          <table:table-cell office:value-type="float" office:value="0" calcext:value-type="float">
            <text:p>0</text:p>
          </table:table-cell>
          <table:table-cell office:value-type="float" office:value="0.369137" calcext:value-type="float">
            <text:p>0.369137</text:p>
          </table:table-cell>
          <table:table-cell office:value-type="float" office:value="91.227385" calcext:value-type="float">
            <text:p>91.227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8.456473" calcext:value-type="float">
            <text:p>8.456473</text:p>
          </table:table-cell>
          <table:table-cell office:value-type="float" office:value="0" calcext:value-type="float">
            <text:p>0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359" calcext:value-type="float">
            <text:p>0.00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044" calcext:value-type="float">
            <text:p>8.57044</text:p>
          </table:table-cell>
          <table:table-cell office:value-type="float" office:value="0.013244" calcext:value-type="float">
            <text:p>0.013244</text:p>
          </table:table-cell>
          <table:table-cell office:value-type="float" office:value="0" calcext:value-type="float">
            <text:p>0</text:p>
          </table:table-cell>
          <table:table-cell office:value-type="float" office:value="0.374332" calcext:value-type="float">
            <text:p>0.374332</text:p>
          </table:table-cell>
          <table:table-cell office:value-type="float" office:value="91.819047" calcext:value-type="float">
            <text:p>91.819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" calcext:value-type="float">
            <text:p>0</text:p>
          </table:table-cell>
          <table:table-cell office:value-type="float" office:value="8.648511" calcext:value-type="float">
            <text:p>8.648511</text:p>
          </table:table-cell>
          <table:table-cell office:value-type="float" office:value="0" calcext:value-type="float">
            <text:p>0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41" calcext:value-type="float">
            <text:p>0.0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8315" calcext:value-type="float">
            <text:p>9.448315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" calcext:value-type="float">
            <text:p>0</text:p>
          </table:table-cell>
          <table:table-cell office:value-type="float" office:value="0.370242" calcext:value-type="float">
            <text:p>0.370242</text:p>
          </table:table-cell>
          <table:table-cell office:value-type="float" office:value="91.462952" calcext:value-type="float">
            <text:p>91.46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" calcext:value-type="float">
            <text:p>0</text:p>
          </table:table-cell>
          <table:table-cell office:value-type="float" office:value="8.488218" calcext:value-type="float">
            <text:p>8.488218</text:p>
          </table:table-cell>
          <table:table-cell office:value-type="float" office:value="0" calcext:value-type="float">
            <text:p>0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327" calcext:value-type="float">
            <text:p>0.004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4312" calcext:value-type="float">
            <text:p>8.144312</text:p>
          </table:table-cell>
          <table:table-cell office:value-type="float" office:value="0.013322" calcext:value-type="float">
            <text:p>0.013322</text:p>
          </table:table-cell>
          <table:table-cell office:value-type="float" office:value="0" calcext:value-type="float">
            <text:p>0</text:p>
          </table:table-cell>
          <table:table-cell office:value-type="float" office:value="0.368569" calcext:value-type="float">
            <text:p>0.368569</text:p>
          </table:table-cell>
          <table:table-cell office:value-type="float" office:value="90.823477" calcext:value-type="float">
            <text:p>90.823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" calcext:value-type="float">
            <text:p>0</text:p>
          </table:table-cell>
          <table:table-cell office:value-type="float" office:value="8.543966" calcext:value-type="float">
            <text:p>8.543966</text:p>
          </table:table-cell>
          <table:table-cell office:value-type="float" office:value="0" calcext:value-type="float">
            <text:p>0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751" calcext:value-type="float">
            <text:p>0.00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3274" calcext:value-type="float">
            <text:p>8.623274</text:p>
          </table:table-cell>
          <table:table-cell office:value-type="float" office:value="0.013406" calcext:value-type="float">
            <text:p>0.013406</text:p>
          </table:table-cell>
          <table:table-cell office:value-type="float" office:value="0" calcext:value-type="float">
            <text:p>0</text:p>
          </table:table-cell>
          <table:table-cell office:value-type="float" office:value="0.36963" calcext:value-type="float">
            <text:p>0.36963</text:p>
          </table:table-cell>
          <table:table-cell office:value-type="float" office:value="91.025334" calcext:value-type="float">
            <text:p>91.02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10.181261" calcext:value-type="float">
            <text:p>10.181261</text:p>
          </table:table-cell>
          <table:table-cell office:value-type="float" office:value="0" calcext:value-type="float">
            <text:p>0</text:p>
          </table:table-cell>
          <table:table-cell office:value-type="float" office:value="0.005529" calcext:value-type="float">
            <text:p>0.0055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472" calcext:value-type="float">
            <text:p>0.00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0726" calcext:value-type="float">
            <text:p>8.620726</text:p>
          </table:table-cell>
          <table:table-cell office:value-type="float" office:value="0.013443" calcext:value-type="float">
            <text:p>0.013443</text:p>
          </table:table-cell>
          <table:table-cell office:value-type="float" office:value="0" calcext:value-type="float">
            <text:p>0</text:p>
          </table:table-cell>
          <table:table-cell office:value-type="float" office:value="1.17948" calcext:value-type="float">
            <text:p>1.17948</text:p>
          </table:table-cell>
          <table:table-cell office:value-type="float" office:value="91.177197" calcext:value-type="float">
            <text:p>91.17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0.111972" calcext:value-type="float">
            <text:p>10.111972</text:p>
          </table:table-cell>
          <table:table-cell office:value-type="float" office:value="0" calcext:value-type="float">
            <text:p>0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509" calcext:value-type="float">
            <text:p>0.003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79408" calcext:value-type="float">
            <text:p>8.879408</text:p>
          </table:table-cell>
          <table:table-cell office:value-type="float" office:value="0.013364" calcext:value-type="float">
            <text:p>0.013364</text:p>
          </table:table-cell>
          <table:table-cell office:value-type="float" office:value="0" calcext:value-type="float">
            <text:p>0</text:p>
          </table:table-cell>
          <table:table-cell office:value-type="float" office:value="0.368443" calcext:value-type="float">
            <text:p>0.368443</text:p>
          </table:table-cell>
          <table:table-cell office:value-type="float" office:value="91.274583" calcext:value-type="float">
            <text:p>91.27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" calcext:value-type="float">
            <text:p>0</text:p>
          </table:table-cell>
          <table:table-cell office:value-type="float" office:value="8.483068" calcext:value-type="float">
            <text:p>8.483068</text:p>
          </table:table-cell>
          <table:table-cell office:value-type="float" office:value="0" calcext:value-type="float">
            <text:p>0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191" calcext:value-type="float">
            <text:p>0.00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3768" calcext:value-type="float">
            <text:p>8.143768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0" calcext:value-type="float">
            <text:p>0</text:p>
          </table:table-cell>
          <table:table-cell office:value-type="float" office:value="0.36972" calcext:value-type="float">
            <text:p>0.36972</text:p>
          </table:table-cell>
          <table:table-cell office:value-type="float" office:value="91.494882" calcext:value-type="float">
            <text:p>91.49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8.739067" calcext:value-type="float">
            <text:p>8.739067</text:p>
          </table:table-cell>
          <table:table-cell office:value-type="float" office:value="0" calcext:value-type="float">
            <text:p>0</text:p>
          </table:table-cell>
          <table:table-cell office:value-type="float" office:value="0.005521" calcext:value-type="float">
            <text:p>0.0055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O MEAN</text:p>
          </table:table-cell>
          <table:table-cell table:formula="of:=GEOMEAN([.B2:.B41])" office:value-type="float" office:value="0.00360238799853456" calcext:value-type="float">
            <text:p>0.00360238799853456</text:p>
          </table:table-cell>
          <table:table-cell table:formula="of:=GEOMEAN([.C2:.C41])" office:value-type="float" office:value="0" calcext:value-type="float">
            <text:p>0</text:p>
          </table:table-cell>
          <table:table-cell table:formula="of:=GEOMEAN([.D2:.D41])" office:value-type="float" office:value="0" calcext:value-type="float">
            <text:p>0</text:p>
          </table:table-cell>
          <table:table-cell table:style-name="Default" table:formula="of:=GEOMEAN([.E2:.E41])" office:value-type="float" office:value="8.47582505249632" calcext:value-type="float">
            <text:p>8.47582505249632</text:p>
          </table:table-cell>
          <table:table-cell table:formula="of:=GEOMEAN([.F2:.F41])" office:value-type="float" office:value="0.0128522477047881" calcext:value-type="float">
            <text:p>0.0128522477047881</text:p>
          </table:table-cell>
          <table:table-cell table:formula="of:=GEOMEAN([.G2:.G41])" office:value-type="float" office:value="0" calcext:value-type="float">
            <text:p>0</text:p>
          </table:table-cell>
          <table:table-cell table:formula="of:=GEOMEAN([.H2:.H41])" office:value-type="float" office:value="0.381994967469542" calcext:value-type="float">
            <text:p>0.381994967469542</text:p>
          </table:table-cell>
          <table:table-cell table:style-name="Default" table:formula="of:=GEOMEAN([.I2:.I41])" office:value-type="float" office:value="91.1630188373647" calcext:value-type="float">
            <text:p>91.1630188373647</text:p>
          </table:table-cell>
          <table:table-cell table:formula="of:=GEOMEAN([.J2:.J41])" office:value-type="float" office:value="0" calcext:value-type="float">
            <text:p>0</text:p>
          </table:table-cell>
          <table:table-cell table:formula="of:=GEOMEAN([.K2:.K41])" office:value-type="float" office:value="0" calcext:value-type="float">
            <text:p>0</text:p>
          </table:table-cell>
          <table:table-cell table:formula="of:=GEOMEAN([.L2:.L41])" office:value-type="float" office:value="0.000523373146162529" calcext:value-type="float">
            <text:p>0.000523373146162529</text:p>
          </table:table-cell>
          <table:table-cell table:formula="of:=GEOMEAN([.M2:.M41])" office:value-type="float" office:value="0" calcext:value-type="float">
            <text:p>0</text:p>
          </table:table-cell>
          <table:table-cell table:style-name="Default" table:formula="of:=GEOMEAN([.N2:.N41])" office:value-type="float" office:value="8.89862508499715" calcext:value-type="float">
            <text:p>8.89862508499715</text:p>
          </table:table-cell>
          <table:table-cell table:formula="of:=GEOMEAN([.O2:.O41])" office:value-type="float" office:value="0" calcext:value-type="float">
            <text:p>0</text:p>
          </table:table-cell>
          <table:table-cell table:formula="of:=GEOMEAN([.P2:.P41])" office:value-type="float" office:value="0.00597044406352326" calcext:value-type="float">
            <text:p>0.00597044406352326</text:p>
          </table:table-cell>
          <table:table-cell table:formula="of:=GEOMEAN([.Q2: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2:.B52])" office:value-type="float" office:value="0.003626525" calcext:value-type="float">
            <text:p>0.003626525</text:p>
          </table:table-cell>
          <table:table-cell table:formula="of:=AVERAGE( [.C2:.C52])" office:value-type="float" office:value="0" calcext:value-type="float">
            <text:p>0</text:p>
          </table:table-cell>
          <table:table-cell table:formula="of:=AVERAGE( [.D2:.D52])" office:value-type="float" office:value="0" calcext:value-type="float">
            <text:p>0</text:p>
          </table:table-cell>
          <table:table-cell table:style-name="Default" table:formula="of:=AVERAGE( [.E2:.E52])" office:value-type="float" office:value="8.48140415" calcext:value-type="float">
            <text:p>8.48140415</text:p>
          </table:table-cell>
          <table:table-cell table:formula="of:=AVERAGE( [.F2:.F52])" office:value-type="float" office:value="0.012954225" calcext:value-type="float">
            <text:p>0.012954225</text:p>
          </table:table-cell>
          <table:table-cell table:formula="of:=AVERAGE( [.G2:.G52])" office:value-type="float" office:value="0" calcext:value-type="float">
            <text:p>0</text:p>
          </table:table-cell>
          <table:table-cell table:formula="of:=AVERAGE( [.H2:.H52])" office:value-type="float" office:value="0.391840275" calcext:value-type="float">
            <text:p>0.391840275</text:p>
          </table:table-cell>
          <table:table-cell table:style-name="Default" table:formula="of:=AVERAGE( [.I2:.I52])" office:value-type="float" office:value="91.1635263" calcext:value-type="float">
            <text:p>91.1635263</text:p>
          </table:table-cell>
          <table:table-cell table:formula="of:=AVERAGE( [.J2:.J52])" office:value-type="float" office:value="0" calcext:value-type="float">
            <text:p>0</text:p>
          </table:table-cell>
          <table:table-cell table:formula="of:=AVERAGE( [.K2:.K52])" office:value-type="float" office:value="0" calcext:value-type="float">
            <text:p>0</text:p>
          </table:table-cell>
          <table:table-cell table:formula="of:=AVERAGE( [.L2:.L52])" office:value-type="float" office:value="0.00052395" calcext:value-type="float">
            <text:p>0.00052395</text:p>
          </table:table-cell>
          <table:table-cell table:formula="of:=AVERAGE( [.M2:.M52])" office:value-type="float" office:value="0" calcext:value-type="float">
            <text:p>0</text:p>
          </table:table-cell>
          <table:table-cell table:style-name="Default" table:formula="of:=AVERAGE( [.N2:.N52])" office:value-type="float" office:value="8.925896175" calcext:value-type="float">
            <text:p>8.925896175</text:p>
          </table:table-cell>
          <table:table-cell table:formula="of:=AVERAGE( [.O2:.O52])" office:value-type="float" office:value="0" calcext:value-type="float">
            <text:p>0</text:p>
          </table:table-cell>
          <table:table-cell table:formula="of:=AVERAGE( [.P2:.P52])" office:value-type="float" office:value="0.00865895" calcext:value-type="float">
            <text:p>0.00865895</text:p>
          </table:table-cell>
          <table:table-cell table:formula="of:=AVERAGE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2])" office:value-type="float" office:value="0.00276" calcext:value-type="float">
            <text:p>0.00276</text:p>
          </table:table-cell>
          <table:table-cell table:formula="of:=MIN([.C2:.C52])" office:value-type="float" office:value="0" calcext:value-type="float">
            <text:p>0</text:p>
          </table:table-cell>
          <table:table-cell table:formula="of:=MIN([.D2:.D52])" office:value-type="float" office:value="0" calcext:value-type="float">
            <text:p>0</text:p>
          </table:table-cell>
          <table:table-cell table:style-name="Default" table:formula="of:=MIN([.E2:.E52])" office:value-type="float" office:value="8.143768" calcext:value-type="float">
            <text:p>8.143768</text:p>
          </table:table-cell>
          <table:table-cell table:formula="of:=MIN([.F2:.F52])" office:value-type="float" office:value="0.007427" calcext:value-type="float">
            <text:p>0.007427</text:p>
          </table:table-cell>
          <table:table-cell table:formula="of:=MIN([.G2:.G52])" office:value-type="float" office:value="0" calcext:value-type="float">
            <text:p>0</text:p>
          </table:table-cell>
          <table:table-cell table:formula="of:=MIN([.H2:.H52])" office:value-type="float" office:value="0.361285" calcext:value-type="float">
            <text:p>0.361285</text:p>
          </table:table-cell>
          <table:table-cell table:style-name="Default" table:formula="of:=MIN([.I2:.I52])" office:value-type="float" office:value="90.696186" calcext:value-type="float">
            <text:p>90.696186</text:p>
          </table:table-cell>
          <table:table-cell table:formula="of:=MIN([.J2:.J52])" office:value-type="float" office:value="0" calcext:value-type="float">
            <text:p>0</text:p>
          </table:table-cell>
          <table:table-cell table:formula="of:=MIN([.K2:.K52])" office:value-type="float" office:value="0" calcext:value-type="float">
            <text:p>0</text:p>
          </table:table-cell>
          <table:table-cell table:formula="of:=MIN([.L2:.L52])" office:value-type="float" office:value="0.000501" calcext:value-type="float">
            <text:p>0.000501</text:p>
          </table:table-cell>
          <table:table-cell table:formula="of:=MIN([.M2:.M52])" office:value-type="float" office:value="0" calcext:value-type="float">
            <text:p>0</text:p>
          </table:table-cell>
          <table:table-cell table:style-name="Default" table:formula="of:=MIN([.N2:.N52])" office:value-type="float" office:value="6.992237" calcext:value-type="float">
            <text:p>6.992237</text:p>
          </table:table-cell>
          <table:table-cell table:formula="of:=MIN([.O2:.O52])" office:value-type="float" office:value="0" calcext:value-type="float">
            <text:p>0</text:p>
          </table:table-cell>
          <table:table-cell table:formula="of:=MIN([.P2:.P52])" office:value-type="float" office:value="0.005467" calcext:value-type="float">
            <text:p>0.005467</text:p>
          </table:table-cell>
          <table:table-cell table:formula="of:=MIN(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 [.B2:.B52])" office:value-type="float" office:value="0.005191" calcext:value-type="float">
            <text:p>0.005191</text:p>
          </table:table-cell>
          <table:table-cell table:formula="of:=MAX( [.C2:.C52])" office:value-type="float" office:value="0" calcext:value-type="float">
            <text:p>0</text:p>
          </table:table-cell>
          <table:table-cell table:formula="of:=MAX( [.D2:.D52])" office:value-type="float" office:value="0" calcext:value-type="float">
            <text:p>0</text:p>
          </table:table-cell>
          <table:table-cell table:style-name="Default" table:formula="of:=MAX( [.E2:.E52])" office:value-type="float" office:value="9.448315" calcext:value-type="float">
            <text:p>9.448315</text:p>
          </table:table-cell>
          <table:table-cell table:formula="of:=MAX( [.F2:.F52])" office:value-type="float" office:value="0.014066" calcext:value-type="float">
            <text:p>0.014066</text:p>
          </table:table-cell>
          <table:table-cell table:formula="of:=MAX( [.G2:.G52])" office:value-type="float" office:value="0" calcext:value-type="float">
            <text:p>0</text:p>
          </table:table-cell>
          <table:table-cell table:formula="of:=MAX( [.H2:.H52])" office:value-type="float" office:value="1.17948" calcext:value-type="float">
            <text:p>1.17948</text:p>
          </table:table-cell>
          <table:table-cell table:style-name="Default" table:formula="of:=MAX( [.I2:.I52])" office:value-type="float" office:value="92.23636" calcext:value-type="float">
            <text:p>92.23636</text:p>
          </table:table-cell>
          <table:table-cell table:formula="of:=MAX( [.J2:.J52])" office:value-type="float" office:value="0" calcext:value-type="float">
            <text:p>0</text:p>
          </table:table-cell>
          <table:table-cell table:formula="of:=MAX( [.K2:.K52])" office:value-type="float" office:value="0" calcext:value-type="float">
            <text:p>0</text:p>
          </table:table-cell>
          <table:table-cell table:formula="of:=MAX( [.L2:.L52])" office:value-type="float" office:value="0.000653" calcext:value-type="float">
            <text:p>0.000653</text:p>
          </table:table-cell>
          <table:table-cell table:formula="of:=MAX( [.M2:.M52])" office:value-type="float" office:value="0" calcext:value-type="float">
            <text:p>0</text:p>
          </table:table-cell>
          <table:table-cell table:style-name="Default" table:formula="of:=MAX( [.N2:.N52])" office:value-type="float" office:value="10.283306" calcext:value-type="float">
            <text:p>10.283306</text:p>
          </table:table-cell>
          <table:table-cell table:formula="of:=MAX( [.O2:.O52])" office:value-type="float" office:value="0" calcext:value-type="float">
            <text:p>0</text:p>
          </table:table-cell>
          <table:table-cell table:formula="of:=MAX( [.P2:.P52])" office:value-type="float" office:value="0.131245" calcext:value-type="float">
            <text:p>0.131245</text:p>
          </table:table-cell>
          <table:table-cell table:formula="of:=MAX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 [.B2:.B52])" office:value-type="float" office:value="0.0035175" calcext:value-type="float">
            <text:p>0.0035175</text:p>
          </table:table-cell>
          <table:table-cell table:formula="of:=MEDIAN( [.C2:.C52])" office:value-type="float" office:value="0" calcext:value-type="float">
            <text:p>0</text:p>
          </table:table-cell>
          <table:table-cell table:formula="of:=MEDIAN( [.D2:.D52])" office:value-type="float" office:value="0" calcext:value-type="float">
            <text:p>0</text:p>
          </table:table-cell>
          <table:table-cell table:style-name="Default" table:formula="of:=MEDIAN( [.E2:.E52])" office:value-type="float" office:value="8.5451835" calcext:value-type="float">
            <text:p>8.5451835</text:p>
          </table:table-cell>
          <table:table-cell table:formula="of:=MEDIAN( [.F2:.F52])" office:value-type="float" office:value="0.0133615" calcext:value-type="float">
            <text:p>0.0133615</text:p>
          </table:table-cell>
          <table:table-cell table:formula="of:=MEDIAN( [.G2:.G52])" office:value-type="float" office:value="0" calcext:value-type="float">
            <text:p>0</text:p>
          </table:table-cell>
          <table:table-cell table:formula="of:=MEDIAN( [.H2:.H52])" office:value-type="float" office:value="0.3647245" calcext:value-type="float">
            <text:p>0.3647245</text:p>
          </table:table-cell>
          <table:table-cell table:style-name="Default" table:formula="of:=MEDIAN( [.I2:.I52])" office:value-type="float" office:value="91.082262" calcext:value-type="float">
            <text:p>91.082262</text:p>
          </table:table-cell>
          <table:table-cell table:formula="of:=MEDIAN( [.J2:.J52])" office:value-type="float" office:value="0" calcext:value-type="float">
            <text:p>0</text:p>
          </table:table-cell>
          <table:table-cell table:formula="of:=MEDIAN( [.K2:.K52])" office:value-type="float" office:value="0" calcext:value-type="float">
            <text:p>0</text:p>
          </table:table-cell>
          <table:table-cell table:formula="of:=MEDIAN( [.L2:.L52])" office:value-type="float" office:value="0.000517" calcext:value-type="float">
            <text:p>0.000517</text:p>
          </table:table-cell>
          <table:table-cell table:formula="of:=MEDIAN( [.M2:.M52])" office:value-type="float" office:value="0" calcext:value-type="float">
            <text:p>0</text:p>
          </table:table-cell>
          <table:table-cell table:style-name="Default" table:formula="of:=MEDIAN( [.N2:.N52])" office:value-type="float" office:value="8.640997" calcext:value-type="float">
            <text:p>8.640997</text:p>
          </table:table-cell>
          <table:table-cell table:formula="of:=MEDIAN( [.O2:.O52])" office:value-type="float" office:value="0" calcext:value-type="float">
            <text:p>0</text:p>
          </table:table-cell>
          <table:table-cell table:formula="of:=MEDIAN( [.P2:.P52])" office:value-type="float" office:value="0.0055115" calcext:value-type="float">
            <text:p>0.0055115</text:p>
          </table:table-cell>
          <table:table-cell table:formula="of:=MEDIAN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P( [.B2:.B52])" office:value-type="float" office:value="0.00043400627803639" calcext:value-type="float">
            <text:p>0.00043400627803639</text:p>
          </table:table-cell>
          <table:table-cell table:formula="of:=STDEVP( [.C2:.C52])" office:value-type="float" office:value="0" calcext:value-type="float">
            <text:p>0</text:p>
          </table:table-cell>
          <table:table-cell table:formula="of:=STDEVP( [.D2:.D52])" office:value-type="float" office:value="0" calcext:value-type="float">
            <text:p>0</text:p>
          </table:table-cell>
          <table:table-cell table:style-name="Default" table:formula="of:=STDEVP( [.E2:.E52])" office:value-type="float" office:value="0.310218071744745" calcext:value-type="float">
            <text:p>0.310218071744745</text:p>
          </table:table-cell>
          <table:table-cell table:formula="of:=STDEVP( [.F2:.F52])" office:value-type="float" office:value="0.00142202261739221" calcext:value-type="float">
            <text:p>0.00142202261739221</text:p>
          </table:table-cell>
          <table:table-cell table:formula="of:=STDEVP( [.G2:.G52])" office:value-type="float" office:value="0" calcext:value-type="float">
            <text:p>0</text:p>
          </table:table-cell>
          <table:table-cell table:formula="of:=STDEVP( [.H2:.H52])" office:value-type="float" office:value="0.127873611222368" calcext:value-type="float">
            <text:p>0.127873611222368</text:p>
          </table:table-cell>
          <table:table-cell table:style-name="Default" table:formula="of:=STDEVP( [.I2:.I52])" office:value-type="float" office:value="0.304608432176968" calcext:value-type="float">
            <text:p>0.304608432176968</text:p>
          </table:table-cell>
          <table:table-cell table:formula="of:=STDEVP( [.J2:.J52])" office:value-type="float" office:value="0" calcext:value-type="float">
            <text:p>0</text:p>
          </table:table-cell>
          <table:table-cell table:formula="of:=STDEVP( [.K2:.K52])" office:value-type="float" office:value="0" calcext:value-type="float">
            <text:p>0</text:p>
          </table:table-cell>
          <table:table-cell table:formula="of:=STDEVP( [.L2:.L52])" office:value-type="float" office:value="0.0000258059586142426" calcext:value-type="float">
            <text:p>2.58059586142426E-05</text:p>
          </table:table-cell>
          <table:table-cell table:formula="of:=STDEVP( [.M2:.M52])" office:value-type="float" office:value="0" calcext:value-type="float">
            <text:p>0</text:p>
          </table:table-cell>
          <table:table-cell table:style-name="Default" table:formula="of:=STDEVP( [.N2:.N52])" office:value-type="float" office:value="0.697356258757957" calcext:value-type="float">
            <text:p>0.697356258757957</text:p>
          </table:table-cell>
          <table:table-cell table:formula="of:=STDEVP( [.O2:.O52])" office:value-type="float" office:value="0" calcext:value-type="float">
            <text:p>0</text:p>
          </table:table-cell>
          <table:table-cell table:formula="of:=STDEVP( [.P2:.P52])" office:value-type="float" office:value="0.0196295044944466" calcext:value-type="float">
            <text:p>0.0196295044944466</text:p>
          </table:table-cell>
          <table:table-cell table:formula="of:=STDEVP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8" table:number-columns-repeated="2"/>
          <table:table-cell table:style-name="ce11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number-columns-repeated="2"/>
        </table:table-row>
      </table:table>
      <table:table table:name="c18m2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/>
          <table:table-cell table:style-name="ce7" office:value-type="string" calcext:value-type="string">
            <text:p>backprop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string" calcext:value-type="string">
            <text:p>cfd</text:p>
          </table:table-cell>
          <table:table-cell table:style-name="ce7" office:value-type="string" calcext:value-type="string">
            <text:p>heartwall</text:p>
          </table:table-cell>
          <table:table-cell table:style-name="ce7" office:value-type="string" calcext:value-type="string">
            <text:p>hotspot</text:p>
          </table:table-cell>
          <table:table-cell table:style-name="ce7" office:value-type="string" calcext:value-type="string">
            <text:p>hotspot3d</text:p>
          </table:table-cell>
          <table:table-cell table:style-name="ce7" office:value-type="string" calcext:value-type="string">
            <text:p>kmeans</text:p>
          </table:table-cell>
          <table:table-cell table:style-name="ce7" office:value-type="string" calcext:value-type="string">
            <text:p>lavaMD</text:p>
          </table:table-cell>
          <table:table-cell table:style-name="ce7" office:value-type="string" calcext:value-type="string">
            <text:p>lud</text:p>
          </table:table-cell>
          <table:table-cell table:style-name="ce7" office:value-type="string" calcext:value-type="string">
            <text:p>myocyte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nw</text:p>
          </table:table-cell>
          <table:table-cell table:style-name="ce7" office:value-type="string" calcext:value-type="string">
            <text:p>particle</text:p>
          </table:table-cell>
          <table:table-cell table:style-name="ce7" office:value-type="string" calcext:value-type="string">
            <text:p>pathfinder</text:p>
          </table:table-cell>
          <table:table-cell table:style-name="ce7" office:value-type="string" calcext:value-type="string">
            <text:p>srad</text:p>
          </table:table-cell>
          <table:table-cell table:style-name="ce7" office:value-type="string" calcext:value-type="string">
            <text:p>stream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s</text:p>
          </table:table-cell>
          <table:table-cell office:value-type="float" office:value="0.027964" calcext:value-type="float">
            <text:p>0.027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ential</text:p>
          </table:table-cell>
          <table:table-cell office:value-type="float" office:value="8.186703" calcext:value-type="float">
            <text:p>8.186703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121572" calcext:value-type="float">
            <text:p>0.121572</text:p>
          </table:table-cell>
          <table:table-cell office:value-type="float" office:value="0.385588" calcext:value-type="float">
            <text:p>0.385588</text:p>
          </table:table-cell>
          <table:table-cell office:value-type="float" office:value="154.079841" calcext:value-type="float">
            <text:p>154.079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1.502223" calcext:value-type="float">
            <text:p>1.502223</text:p>
          </table:table-cell>
          <table:table-cell office:value-type="float" office:value="0" calcext:value-type="float">
            <text:p>0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996" calcext:value-type="float">
            <text:p>0.00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8436" calcext:value-type="float">
            <text:p>8.178436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38587" calcext:value-type="float">
            <text:p>0.38587</text:p>
          </table:table-cell>
          <table:table-cell office:value-type="float" office:value="91.215551" calcext:value-type="float">
            <text:p>91.21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" calcext:value-type="float">
            <text:p>0</text:p>
          </table:table-cell>
          <table:table-cell office:value-type="float" office:value="1.503905" calcext:value-type="float">
            <text:p>1.503905</text:p>
          </table:table-cell>
          <table:table-cell office:value-type="float" office:value="0" calcext:value-type="float">
            <text:p>0</text:p>
          </table:table-cell>
          <table:table-cell office:value-type="float" office:value="0.005626" calcext:value-type="float">
            <text:p>0.005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12" calcext:value-type="float">
            <text:p>0.005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761" calcext:value-type="float">
            <text:p>8.23761</text:p>
          </table:table-cell>
          <table:table-cell office:value-type="float" office:value="0.009681" calcext:value-type="float">
            <text:p>0.009681</text:p>
          </table:table-cell>
          <table:table-cell office:value-type="float" office:value="0.08567" calcext:value-type="float">
            <text:p>0.08567</text:p>
          </table:table-cell>
          <table:table-cell office:value-type="float" office:value="0.384662" calcext:value-type="float">
            <text:p>0.384662</text:p>
          </table:table-cell>
          <table:table-cell office:value-type="float" office:value="184.289172" calcext:value-type="float">
            <text:p>184.28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1.507265" calcext:value-type="float">
            <text:p>1.507265</text:p>
          </table:table-cell>
          <table:table-cell office:value-type="float" office:value="0" calcext:value-type="float">
            <text:p>0</text:p>
          </table:table-cell>
          <table:table-cell office:value-type="float" office:value="0.006104" calcext:value-type="float">
            <text:p>0.006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88" calcext:value-type="float">
            <text:p>0.00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9357" calcext:value-type="float">
            <text:p>8.169357</text:p>
          </table:table-cell>
          <table:table-cell office:value-type="float" office:value="0.009722" calcext:value-type="float">
            <text:p>0.009722</text:p>
          </table:table-cell>
          <table:table-cell office:value-type="float" office:value="0.117344" calcext:value-type="float">
            <text:p>0.117344</text:p>
          </table:table-cell>
          <table:table-cell office:value-type="float" office:value="0.383605" calcext:value-type="float">
            <text:p>0.383605</text:p>
          </table:table-cell>
          <table:table-cell office:value-type="float" office:value="91.268795" calcext:value-type="float">
            <text:p>91.268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1.505586" calcext:value-type="float">
            <text:p>1.505586</text:p>
          </table:table-cell>
          <table:table-cell office:value-type="float" office:value="0" calcext:value-type="float">
            <text:p>0</text:p>
          </table:table-cell>
          <table:table-cell office:value-type="float" office:value="0.005865" calcext:value-type="float">
            <text:p>0.005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57" calcext:value-type="float">
            <text:p>0.00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3486" calcext:value-type="float">
            <text:p>8.173486</text:p>
          </table:table-cell>
          <table:table-cell office:value-type="float" office:value="0.008777" calcext:value-type="float">
            <text:p>0.008777</text:p>
          </table:table-cell>
          <table:table-cell office:value-type="float" office:value="0.088078" calcext:value-type="float">
            <text:p>0.088078</text:p>
          </table:table-cell>
          <table:table-cell office:value-type="float" office:value="0.384738" calcext:value-type="float">
            <text:p>0.384738</text:p>
          </table:table-cell>
          <table:table-cell office:value-type="float" office:value="91.101789" calcext:value-type="float">
            <text:p>91.10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1.502476" calcext:value-type="float">
            <text:p>1.502476</text:p>
          </table:table-cell>
          <table:table-cell office:value-type="float" office:value="0" calcext:value-type="float">
            <text:p>0</text:p>
          </table:table-cell>
          <table:table-cell office:value-type="float" office:value="0.00602" calcext:value-type="float">
            <text:p>0.0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32" calcext:value-type="float">
            <text:p>0.0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5257" calcext:value-type="float">
            <text:p>8.215257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087928" calcext:value-type="float">
            <text:p>0.087928</text:p>
          </table:table-cell>
          <table:table-cell office:value-type="float" office:value="0.381556" calcext:value-type="float">
            <text:p>0.381556</text:p>
          </table:table-cell>
          <table:table-cell office:value-type="float" office:value="91.124601" calcext:value-type="float">
            <text:p>91.12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1.583567" calcext:value-type="float">
            <text:p>1.583567</text:p>
          </table:table-cell>
          <table:table-cell office:value-type="float" office:value="0" calcext:value-type="float">
            <text:p>0</text:p>
          </table:table-cell>
          <table:table-cell office:value-type="float" office:value="0.005706" calcext:value-type="float">
            <text:p>0.005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717" calcext:value-type="float">
            <text:p>0.00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6141" calcext:value-type="float">
            <text:p>8.176141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89737" calcext:value-type="float">
            <text:p>0.089737</text:p>
          </table:table-cell>
          <table:table-cell office:value-type="float" office:value="0.384665" calcext:value-type="float">
            <text:p>0.384665</text:p>
          </table:table-cell>
          <table:table-cell office:value-type="float" office:value="91.056205" calcext:value-type="float">
            <text:p>91.056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" calcext:value-type="float">
            <text:p>0</text:p>
          </table:table-cell>
          <table:table-cell office:value-type="float" office:value="1.499363" calcext:value-type="float">
            <text:p>1.499363</text:p>
          </table:table-cell>
          <table:table-cell office:value-type="float" office:value="0" calcext:value-type="float">
            <text:p>0</text:p>
          </table:table-cell>
          <table:table-cell office:value-type="float" office:value="0.012499" calcext:value-type="float">
            <text:p>0.012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291" calcext:value-type="float">
            <text:p>0.005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4748" calcext:value-type="float">
            <text:p>8.194748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8792" calcext:value-type="float">
            <text:p>0.08792</text:p>
          </table:table-cell>
          <table:table-cell office:value-type="float" office:value="0.40854" calcext:value-type="float">
            <text:p>0.40854</text:p>
          </table:table-cell>
          <table:table-cell office:value-type="float" office:value="178.29755" calcext:value-type="float">
            <text:p>178.29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1.507679" calcext:value-type="float">
            <text:p>1.507679</text:p>
          </table:table-cell>
          <table:table-cell office:value-type="float" office:value="0" calcext:value-type="float">
            <text:p>0</text:p>
          </table:table-cell>
          <table:table-cell office:value-type="float" office:value="0.005683" calcext:value-type="float">
            <text:p>0.005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33" calcext:value-type="float">
            <text:p>0.00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241" calcext:value-type="float">
            <text:p>8.23241</text:p>
          </table:table-cell>
          <table:table-cell office:value-type="float" office:value="0.009751" calcext:value-type="float">
            <text:p>0.009751</text:p>
          </table:table-cell>
          <table:table-cell office:value-type="float" office:value="0.088491" calcext:value-type="float">
            <text:p>0.088491</text:p>
          </table:table-cell>
          <table:table-cell office:value-type="float" office:value="0.383911" calcext:value-type="float">
            <text:p>0.383911</text:p>
          </table:table-cell>
          <table:table-cell office:value-type="float" office:value="91.284551" calcext:value-type="float">
            <text:p>91.284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1.508443" calcext:value-type="float">
            <text:p>1.508443</text:p>
          </table:table-cell>
          <table:table-cell office:value-type="float" office:value="0" calcext:value-type="float">
            <text:p>0</text:p>
          </table:table-cell>
          <table:table-cell office:value-type="float" office:value="0.005754" calcext:value-type="float">
            <text:p>0.005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95" calcext:value-type="float">
            <text:p>0.00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3432" calcext:value-type="float">
            <text:p>8.183432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.089182" calcext:value-type="float">
            <text:p>0.089182</text:p>
          </table:table-cell>
          <table:table-cell office:value-type="float" office:value="0.381852" calcext:value-type="float">
            <text:p>0.381852</text:p>
          </table:table-cell>
          <table:table-cell office:value-type="float" office:value="91.714906" calcext:value-type="float">
            <text:p>91.71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" calcext:value-type="float">
            <text:p>0</text:p>
          </table:table-cell>
          <table:table-cell office:value-type="float" office:value="1.504882" calcext:value-type="float">
            <text:p>1.504882</text:p>
          </table:table-cell>
          <table:table-cell office:value-type="float" office:value="0" calcext:value-type="float">
            <text:p>0</text:p>
          </table:table-cell>
          <table:table-cell office:value-type="float" office:value="0.005709" calcext:value-type="float">
            <text:p>0.005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437" calcext:value-type="float">
            <text:p>0.00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8437" calcext:value-type="float">
            <text:p>8.258437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384004" calcext:value-type="float">
            <text:p>0.384004</text:p>
          </table:table-cell>
          <table:table-cell office:value-type="float" office:value="91.39617" calcext:value-type="float">
            <text:p>91.3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1.494541" calcext:value-type="float">
            <text:p>1.494541</text:p>
          </table:table-cell>
          <table:table-cell office:value-type="float" office:value="0" calcext:value-type="float">
            <text:p>0</text:p>
          </table:table-cell>
          <table:table-cell office:value-type="float" office:value="0.005709" calcext:value-type="float">
            <text:p>0.005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85" calcext:value-type="float">
            <text:p>0.004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8734" calcext:value-type="float">
            <text:p>8.218734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0.087481" calcext:value-type="float">
            <text:p>0.087481</text:p>
          </table:table-cell>
          <table:table-cell office:value-type="float" office:value="0.413868" calcext:value-type="float">
            <text:p>0.413868</text:p>
          </table:table-cell>
          <table:table-cell office:value-type="float" office:value="91.60016" calcext:value-type="float">
            <text:p>91.6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.506153" calcext:value-type="float">
            <text:p>1.506153</text:p>
          </table:table-cell>
          <table:table-cell office:value-type="float" office:value="0" calcext:value-type="float">
            <text:p>0</text:p>
          </table:table-cell>
          <table:table-cell office:value-type="float" office:value="0.005973" calcext:value-type="float">
            <text:p>0.005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45" calcext:value-type="float">
            <text:p>0.0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9436" calcext:value-type="float">
            <text:p>8.199436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86117" calcext:value-type="float">
            <text:p>0.086117</text:p>
          </table:table-cell>
          <table:table-cell office:value-type="float" office:value="0.382912" calcext:value-type="float">
            <text:p>0.382912</text:p>
          </table:table-cell>
          <table:table-cell office:value-type="float" office:value="175.725149" calcext:value-type="float">
            <text:p>175.725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" calcext:value-type="float">
            <text:p>0</text:p>
          </table:table-cell>
          <table:table-cell office:value-type="float" office:value="1.505471" calcext:value-type="float">
            <text:p>1.505471</text:p>
          </table:table-cell>
          <table:table-cell office:value-type="float" office:value="0" calcext:value-type="float">
            <text:p>0</text:p>
          </table:table-cell>
          <table:table-cell office:value-type="float" office:value="0.006067" calcext:value-type="float">
            <text:p>0.006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47" calcext:value-type="float">
            <text:p>0.00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8081" calcext:value-type="float">
            <text:p>8.168081</text:p>
          </table:table-cell>
          <table:table-cell office:value-type="float" office:value="0.009666" calcext:value-type="float">
            <text:p>0.009666</text:p>
          </table:table-cell>
          <table:table-cell office:value-type="float" office:value="0.089259" calcext:value-type="float">
            <text:p>0.089259</text:p>
          </table:table-cell>
          <table:table-cell office:value-type="float" office:value="0.382171" calcext:value-type="float">
            <text:p>0.382171</text:p>
          </table:table-cell>
          <table:table-cell office:value-type="float" office:value="91.484153" calcext:value-type="float">
            <text:p>91.48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" calcext:value-type="float">
            <text:p>0</text:p>
          </table:table-cell>
          <table:table-cell office:value-type="float" office:value="1.507676" calcext:value-type="float">
            <text:p>1.507676</text:p>
          </table:table-cell>
          <table:table-cell office:value-type="float" office:value="0" calcext:value-type="float">
            <text:p>0</text:p>
          </table:table-cell>
          <table:table-cell office:value-type="float" office:value="0.005774" calcext:value-type="float">
            <text:p>0.005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51" calcext:value-type="float">
            <text:p>0.00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0989" calcext:value-type="float">
            <text:p>8.170989</text:p>
          </table:table-cell>
          <table:table-cell office:value-type="float" office:value="0.009703" calcext:value-type="float">
            <text:p>0.009703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384215" calcext:value-type="float">
            <text:p>0.384215</text:p>
          </table:table-cell>
          <table:table-cell office:value-type="float" office:value="91.296458" calcext:value-type="float">
            <text:p>91.29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1.503328" calcext:value-type="float">
            <text:p>1.503328</text:p>
          </table:table-cell>
          <table:table-cell office:value-type="float" office:value="0" calcext:value-type="float">
            <text:p>0</text:p>
          </table:table-cell>
          <table:table-cell office:value-type="float" office:value="0.005564" calcext:value-type="float">
            <text:p>0.005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67" calcext:value-type="float">
            <text:p>0.004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8277" calcext:value-type="float">
            <text:p>8.178277</text:p>
          </table:table-cell>
          <table:table-cell office:value-type="float" office:value="0.010166" calcext:value-type="float">
            <text:p>0.010166</text:p>
          </table:table-cell>
          <table:table-cell office:value-type="float" office:value="0.089099" calcext:value-type="float">
            <text:p>0.089099</text:p>
          </table:table-cell>
          <table:table-cell office:value-type="float" office:value="0.382573" calcext:value-type="float">
            <text:p>0.382573</text:p>
          </table:table-cell>
          <table:table-cell office:value-type="float" office:value="154.514747" calcext:value-type="float">
            <text:p>154.514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" calcext:value-type="float">
            <text:p>0</text:p>
          </table:table-cell>
          <table:table-cell office:value-type="float" office:value="1.524162" calcext:value-type="float">
            <text:p>1.524162</text:p>
          </table:table-cell>
          <table:table-cell office:value-type="float" office:value="0" calcext:value-type="float">
            <text:p>0</text:p>
          </table:table-cell>
          <table:table-cell office:value-type="float" office:value="0.005839" calcext:value-type="float">
            <text:p>0.005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598" calcext:value-type="float">
            <text:p>0.005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1467" calcext:value-type="float">
            <text:p>8.24146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87421" calcext:value-type="float">
            <text:p>0.087421</text:p>
          </table:table-cell>
          <table:table-cell office:value-type="float" office:value="0.399992" calcext:value-type="float">
            <text:p>0.399992</text:p>
          </table:table-cell>
          <table:table-cell office:value-type="float" office:value="170.380578" calcext:value-type="float">
            <text:p>170.38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.495334" calcext:value-type="float">
            <text:p>1.495334</text:p>
          </table:table-cell>
          <table:table-cell office:value-type="float" office:value="0" calcext:value-type="float">
            <text:p>0</text:p>
          </table:table-cell>
          <table:table-cell office:value-type="float" office:value="0.005722" calcext:value-type="float">
            <text:p>0.005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387" calcext:value-type="float">
            <text:p>0.005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8001" calcext:value-type="float">
            <text:p>8.208001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8404" calcext:value-type="float">
            <text:p>0.088404</text:p>
          </table:table-cell>
          <table:table-cell office:value-type="float" office:value="0.382086" calcext:value-type="float">
            <text:p>0.382086</text:p>
          </table:table-cell>
          <table:table-cell office:value-type="float" office:value="153.846283" calcext:value-type="float">
            <text:p>153.846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1.495348" calcext:value-type="float">
            <text:p>1.495348</text:p>
          </table:table-cell>
          <table:table-cell office:value-type="float" office:value="0" calcext:value-type="float">
            <text:p>0</text:p>
          </table:table-cell>
          <table:table-cell office:value-type="float" office:value="0.005861" calcext:value-type="float">
            <text:p>0.005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28" calcext:value-type="float">
            <text:p>0.00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34" calcext:value-type="float">
            <text:p>8.17734</text:p>
          </table:table-cell>
          <table:table-cell office:value-type="float" office:value="0.009758" calcext:value-type="float">
            <text:p>0.009758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384105" calcext:value-type="float">
            <text:p>0.384105</text:p>
          </table:table-cell>
          <table:table-cell office:value-type="float" office:value="153.598775" calcext:value-type="float">
            <text:p>153.598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.506995" calcext:value-type="float">
            <text:p>1.506995</text:p>
          </table:table-cell>
          <table:table-cell office:value-type="float" office:value="0" calcext:value-type="float">
            <text:p>0</text:p>
          </table:table-cell>
          <table:table-cell office:value-type="float" office:value="0.005681" calcext:value-type="float">
            <text:p>0.005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391" calcext:value-type="float">
            <text:p>0.00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443" calcext:value-type="float">
            <text:p>8.17443</text:p>
          </table:table-cell>
          <table:table-cell office:value-type="float" office:value="0.009697" calcext:value-type="float">
            <text:p>0.009697</text:p>
          </table:table-cell>
          <table:table-cell office:value-type="float" office:value="0.085323" calcext:value-type="float">
            <text:p>0.085323</text:p>
          </table:table-cell>
          <table:table-cell office:value-type="float" office:value="0.383551" calcext:value-type="float">
            <text:p>0.383551</text:p>
          </table:table-cell>
          <table:table-cell office:value-type="float" office:value="165.382146" calcext:value-type="float">
            <text:p>165.38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  <table:table-cell office:value-type="float" office:value="1.496461" calcext:value-type="float">
            <text:p>1.496461</text:p>
          </table:table-cell>
          <table:table-cell office:value-type="float" office:value="0" calcext:value-type="float">
            <text:p>0</text:p>
          </table:table-cell>
          <table:table-cell office:value-type="float" office:value="0.005942" calcext:value-type="float">
            <text:p>0.005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68" calcext:value-type="float">
            <text:p>0.00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4056" calcext:value-type="float">
            <text:p>8.174056</text:p>
          </table:table-cell>
          <table:table-cell office:value-type="float" office:value="0.009645" calcext:value-type="float">
            <text:p>0.009645</text:p>
          </table:table-cell>
          <table:table-cell office:value-type="float" office:value="0.088731" calcext:value-type="float">
            <text:p>0.088731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164.043375" calcext:value-type="float">
            <text:p>164.04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1.533113" calcext:value-type="float">
            <text:p>1.533113</text:p>
          </table:table-cell>
          <table:table-cell office:value-type="float" office:value="0" calcext:value-type="float">
            <text:p>0</text:p>
          </table:table-cell>
          <table:table-cell office:value-type="float" office:value="0.005849" calcext:value-type="float">
            <text:p>0.005849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float" office:value="0.004994" calcext:value-type="float">
            <text:p>0.00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6878" calcext:value-type="float">
            <text:p>8.17687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0.087283" calcext:value-type="float">
            <text:p>0.087283</text:p>
          </table:table-cell>
          <table:table-cell office:value-type="float" office:value="0.379945" calcext:value-type="float">
            <text:p>0.379945</text:p>
          </table:table-cell>
          <table:table-cell office:value-type="float" office:value="167.517501" calcext:value-type="float">
            <text:p>167.51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office:value-type="float" office:value="1.505629" calcext:value-type="float">
            <text:p>1.505629</text:p>
          </table:table-cell>
          <table:table-cell office:value-type="float" office:value="0" calcext:value-type="float">
            <text:p>0</text:p>
          </table:table-cell>
          <table:table-cell office:value-type="float" office:value="0.005979" calcext:value-type="float">
            <text:p>0.005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34" calcext:value-type="float">
            <text:p>0.00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0791" calcext:value-type="float">
            <text:p>8.370791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089097" calcext:value-type="float">
            <text:p>0.089097</text:p>
          </table:table-cell>
          <table:table-cell office:value-type="float" office:value="0.383976" calcext:value-type="float">
            <text:p>0.383976</text:p>
          </table:table-cell>
          <table:table-cell office:value-type="float" office:value="91.298745" calcext:value-type="float">
            <text:p>91.298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" calcext:value-type="float">
            <text:p>0</text:p>
          </table:table-cell>
          <table:table-cell office:value-type="float" office:value="1.503717" calcext:value-type="float">
            <text:p>1.503717</text:p>
          </table:table-cell>
          <table:table-cell office:value-type="float" office:value="0" calcext:value-type="float">
            <text:p>0</text:p>
          </table:table-cell>
          <table:table-cell office:value-type="float" office:value="0.005888" calcext:value-type="float">
            <text:p>0.005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7558" calcext:value-type="float">
            <text:p>0.00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65142" calcext:value-type="float">
            <text:p>8.265142</text:p>
          </table:table-cell>
          <table:table-cell office:value-type="float" office:value="0.009732" calcext:value-type="float">
            <text:p>0.009732</text:p>
          </table:table-cell>
          <table:table-cell office:value-type="float" office:value="0.084293" calcext:value-type="float">
            <text:p>0.084293</text:p>
          </table:table-cell>
          <table:table-cell office:value-type="float" office:value="0.379061" calcext:value-type="float">
            <text:p>0.379061</text:p>
          </table:table-cell>
          <table:table-cell office:value-type="float" office:value="178.063885" calcext:value-type="float">
            <text:p>178.063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1.513854" calcext:value-type="float">
            <text:p>1.513854</text:p>
          </table:table-cell>
          <table:table-cell office:value-type="float" office:value="0" calcext:value-type="float">
            <text:p>0</text:p>
          </table:table-cell>
          <table:table-cell office:value-type="float" office:value="0.005538" calcext:value-type="float">
            <text:p>0.005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25" calcext:value-type="float">
            <text:p>0.00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2338" calcext:value-type="float">
            <text:p>8.322338</text:p>
          </table:table-cell>
          <table:table-cell office:value-type="float" office:value="0.009686" calcext:value-type="float">
            <text:p>0.009686</text:p>
          </table:table-cell>
          <table:table-cell office:value-type="float" office:value="0.087963" calcext:value-type="float">
            <text:p>0.087963</text:p>
          </table:table-cell>
          <table:table-cell office:value-type="float" office:value="0.384235" calcext:value-type="float">
            <text:p>0.384235</text:p>
          </table:table-cell>
          <table:table-cell office:value-type="float" office:value="91.220629" calcext:value-type="float">
            <text:p>91.220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1.503987" calcext:value-type="float">
            <text:p>1.503987</text:p>
          </table:table-cell>
          <table:table-cell office:value-type="float" office:value="0" calcext:value-type="float">
            <text:p>0</text:p>
          </table:table-cell>
          <table:table-cell office:value-type="float" office:value="0.005617" calcext:value-type="float">
            <text:p>0.005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2" calcext:value-type="float">
            <text:p>0.0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003" calcext:value-type="float">
            <text:p>8.23003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87555" calcext:value-type="float">
            <text:p>0.087555</text:p>
          </table:table-cell>
          <table:table-cell office:value-type="float" office:value="0.382742" calcext:value-type="float">
            <text:p>0.382742</text:p>
          </table:table-cell>
          <table:table-cell office:value-type="float" office:value="91.160124" calcext:value-type="float">
            <text:p>91.16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" calcext:value-type="float">
            <text:p>0</text:p>
          </table:table-cell>
          <table:table-cell office:value-type="float" office:value="1.509137" calcext:value-type="float">
            <text:p>1.509137</text:p>
          </table:table-cell>
          <table:table-cell office:value-type="float" office:value="0" calcext:value-type="float">
            <text:p>0</text:p>
          </table:table-cell>
          <table:table-cell office:value-type="float" office:value="0.006315" calcext:value-type="float">
            <text:p>0.006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641" calcext:value-type="float">
            <text:p>0.00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9693" calcext:value-type="float">
            <text:p>8.169693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86823" calcext:value-type="float">
            <text:p>0.086823</text:p>
          </table:table-cell>
          <table:table-cell office:value-type="float" office:value="0.385599" calcext:value-type="float">
            <text:p>0.385599</text:p>
          </table:table-cell>
          <table:table-cell office:value-type="float" office:value="91.272155" calcext:value-type="float">
            <text:p>91.27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.506255" calcext:value-type="float">
            <text:p>1.506255</text:p>
          </table:table-cell>
          <table:table-cell office:value-type="float" office:value="0" calcext:value-type="float">
            <text:p>0</text:p>
          </table:table-cell>
          <table:table-cell office:value-type="float" office:value="0.005882" calcext:value-type="float">
            <text:p>0.00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58" calcext:value-type="float">
            <text:p>0.005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391" calcext:value-type="float">
            <text:p>8.17391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0.086349" calcext:value-type="float">
            <text:p>0.086349</text:p>
          </table:table-cell>
          <table:table-cell office:value-type="float" office:value="0.384653" calcext:value-type="float">
            <text:p>0.384653</text:p>
          </table:table-cell>
          <table:table-cell office:value-type="float" office:value="94.872322" calcext:value-type="float">
            <text:p>94.87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" calcext:value-type="float">
            <text:p>0</text:p>
          </table:table-cell>
          <table:table-cell office:value-type="float" office:value="1.506594" calcext:value-type="float">
            <text:p>1.506594</text:p>
          </table:table-cell>
          <table:table-cell office:value-type="float" office:value="0" calcext:value-type="float">
            <text:p>0</text:p>
          </table:table-cell>
          <table:table-cell office:value-type="float" office:value="0.005768" calcext:value-type="float">
            <text:p>0.005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08" calcext:value-type="float">
            <text:p>0.00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3756" calcext:value-type="float">
            <text:p>8.213756</text:p>
          </table:table-cell>
          <table:table-cell office:value-type="float" office:value="0.009664" calcext:value-type="float">
            <text:p>0.009664</text:p>
          </table:table-cell>
          <table:table-cell office:value-type="float" office:value="0.254232" calcext:value-type="float">
            <text:p>0.254232</text:p>
          </table:table-cell>
          <table:table-cell office:value-type="float" office:value="0.386363" calcext:value-type="float">
            <text:p>0.386363</text:p>
          </table:table-cell>
          <table:table-cell office:value-type="float" office:value="176.090119" calcext:value-type="float">
            <text:p>176.09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" calcext:value-type="float">
            <text:p>0</text:p>
          </table:table-cell>
          <table:table-cell office:value-type="float" office:value="1.510735" calcext:value-type="float">
            <text:p>1.510735</text:p>
          </table:table-cell>
          <table:table-cell office:value-type="float" office:value="0" calcext:value-type="float">
            <text:p>0</text:p>
          </table:table-cell>
          <table:table-cell office:value-type="float" office:value="0.005782" calcext:value-type="float">
            <text:p>0.005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4" calcext:value-type="float">
            <text:p>0.00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802" calcext:value-type="float">
            <text:p>8.177802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8778" calcext:value-type="float">
            <text:p>0.08778</text:p>
          </table:table-cell>
          <table:table-cell office:value-type="float" office:value="0.384623" calcext:value-type="float">
            <text:p>0.384623</text:p>
          </table:table-cell>
          <table:table-cell office:value-type="float" office:value="91.306284" calcext:value-type="float">
            <text:p>91.306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1.491838" calcext:value-type="float">
            <text:p>1.491838</text:p>
          </table:table-cell>
          <table:table-cell office:value-type="float" office:value="0" calcext:value-type="float">
            <text:p>0</text:p>
          </table:table-cell>
          <table:table-cell office:value-type="float" office:value="0.005694" calcext:value-type="float">
            <text:p>0.005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84" calcext:value-type="float">
            <text:p>0.004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7648" calcext:value-type="float">
            <text:p>8.177648</text:p>
          </table:table-cell>
          <table:table-cell office:value-type="float" office:value="0.009639" calcext:value-type="float">
            <text:p>0.009639</text:p>
          </table:table-cell>
          <table:table-cell office:value-type="float" office:value="0.090487" calcext:value-type="float">
            <text:p>0.090487</text:p>
          </table:table-cell>
          <table:table-cell office:value-type="float" office:value="0.427898" calcext:value-type="float">
            <text:p>0.427898</text:p>
          </table:table-cell>
          <table:table-cell office:value-type="float" office:value="91.738369" calcext:value-type="float">
            <text:p>91.738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" calcext:value-type="float">
            <text:p>0</text:p>
          </table:table-cell>
          <table:table-cell office:value-type="float" office:value="1.506632" calcext:value-type="float">
            <text:p>1.506632</text:p>
          </table:table-cell>
          <table:table-cell office:value-type="float" office:value="0" calcext:value-type="float">
            <text:p>0</text:p>
          </table:table-cell>
          <table:table-cell office:value-type="float" office:value="0.01355" calcext:value-type="float">
            <text:p>0.01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342" calcext:value-type="float">
            <text:p>0.0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0381" calcext:value-type="float">
            <text:p>8.180381</text:p>
          </table:table-cell>
          <table:table-cell office:value-type="float" office:value="0.009756" calcext:value-type="float">
            <text:p>0.009756</text:p>
          </table:table-cell>
          <table:table-cell office:value-type="float" office:value="0.089502" calcext:value-type="float">
            <text:p>0.089502</text:p>
          </table:table-cell>
          <table:table-cell office:value-type="float" office:value="0.383739" calcext:value-type="float">
            <text:p>0.383739</text:p>
          </table:table-cell>
          <table:table-cell office:value-type="float" office:value="91.341558" calcext:value-type="float">
            <text:p>91.34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" calcext:value-type="float">
            <text:p>0</text:p>
          </table:table-cell>
          <table:table-cell office:value-type="float" office:value="1.509737" calcext:value-type="float">
            <text:p>1.509737</text:p>
          </table:table-cell>
          <table:table-cell office:value-type="float" office:value="0" calcext:value-type="float">
            <text:p>0</text:p>
          </table:table-cell>
          <table:table-cell office:value-type="float" office:value="0.005623" calcext:value-type="float">
            <text:p>0.005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92" calcext:value-type="float">
            <text:p>0.00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5997" calcext:value-type="float">
            <text:p>8.175997</text:p>
          </table:table-cell>
          <table:table-cell office:value-type="float" office:value="0.008734" calcext:value-type="float">
            <text:p>0.008734</text:p>
          </table:table-cell>
          <table:table-cell office:value-type="float" office:value="0.088909" calcext:value-type="float">
            <text:p>0.088909</text:p>
          </table:table-cell>
          <table:table-cell office:value-type="float" office:value="0.385621" calcext:value-type="float">
            <text:p>0.385621</text:p>
          </table:table-cell>
          <table:table-cell office:value-type="float" office:value="91.136992" calcext:value-type="float">
            <text:p>91.1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" calcext:value-type="float">
            <text:p>0</text:p>
          </table:table-cell>
          <table:table-cell office:value-type="float" office:value="1.507047" calcext:value-type="float">
            <text:p>1.507047</text:p>
          </table:table-cell>
          <table:table-cell office:value-type="float" office:value="0" calcext:value-type="float">
            <text:p>0</text:p>
          </table:table-cell>
          <table:table-cell office:value-type="float" office:value="0.005912" calcext:value-type="float">
            <text:p>0.005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3" calcext:value-type="float">
            <text:p>0.0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2553" calcext:value-type="float">
            <text:p>8.252553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087313" calcext:value-type="float">
            <text:p>0.087313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176.752544" calcext:value-type="float">
            <text:p>176.75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1.502815" calcext:value-type="float">
            <text:p>1.502815</text:p>
          </table:table-cell>
          <table:table-cell office:value-type="float" office:value="0" calcext:value-type="float">
            <text:p>0</text:p>
          </table:table-cell>
          <table:table-cell office:value-type="float" office:value="0.005665" calcext:value-type="float">
            <text:p>0.005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66" calcext:value-type="float">
            <text:p>0.00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6903" calcext:value-type="float">
            <text:p>8.226903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85276" calcext:value-type="float">
            <text:p>0.085276</text:p>
          </table:table-cell>
          <table:table-cell office:value-type="float" office:value="0.385892" calcext:value-type="float">
            <text:p>0.385892</text:p>
          </table:table-cell>
          <table:table-cell office:value-type="float" office:value="91.101172" calcext:value-type="float">
            <text:p>91.10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" calcext:value-type="float">
            <text:p>0</text:p>
          </table:table-cell>
          <table:table-cell office:value-type="float" office:value="1.510559" calcext:value-type="float">
            <text:p>1.510559</text:p>
          </table:table-cell>
          <table:table-cell office:value-type="float" office:value="0" calcext:value-type="float">
            <text:p>0</text:p>
          </table:table-cell>
          <table:table-cell office:value-type="float" office:value="0.005652" calcext:value-type="float">
            <text:p>0.005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57" calcext:value-type="float">
            <text:p>0.00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3957" calcext:value-type="float">
            <text:p>8.173957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0.083257" calcext:value-type="float">
            <text:p>0.083257</text:p>
          </table:table-cell>
          <table:table-cell office:value-type="float" office:value="0.397543" calcext:value-type="float">
            <text:p>0.397543</text:p>
          </table:table-cell>
          <table:table-cell office:value-type="float" office:value="155.231822" calcext:value-type="float">
            <text:p>155.23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" calcext:value-type="float">
            <text:p>0</text:p>
          </table:table-cell>
          <table:table-cell office:value-type="float" office:value="1.506386" calcext:value-type="float">
            <text:p>1.506386</text:p>
          </table:table-cell>
          <table:table-cell office:value-type="float" office:value="0" calcext:value-type="float">
            <text:p>0</text:p>
          </table:table-cell>
          <table:table-cell office:value-type="float" office:value="0.006011" calcext:value-type="float">
            <text:p>0.006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03" calcext:value-type="float">
            <text:p>0.00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7454" calcext:value-type="float">
            <text:p>8.187454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88244" calcext:value-type="float">
            <text:p>0.088244</text:p>
          </table:table-cell>
          <table:table-cell office:value-type="float" office:value="0.384155" calcext:value-type="float">
            <text:p>0.384155</text:p>
          </table:table-cell>
          <table:table-cell office:value-type="float" office:value="167.299129" calcext:value-type="float">
            <text:p>167.299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1.506647" calcext:value-type="float">
            <text:p>1.506647</text:p>
          </table:table-cell>
          <table:table-cell office:value-type="float" office:value="0" calcext:value-type="float">
            <text:p>0</text:p>
          </table:table-cell>
          <table:table-cell office:value-type="float" office:value="0.005791" calcext:value-type="float">
            <text:p>0.005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7" calcext:value-type="float">
            <text:p>0.0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3239" calcext:value-type="float">
            <text:p>8.163239</text:p>
          </table:table-cell>
          <table:table-cell office:value-type="float" office:value="0.009763" calcext:value-type="float">
            <text:p>0.009763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155.379693" calcext:value-type="float">
            <text:p>155.37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1.503874" calcext:value-type="float">
            <text:p>1.503874</text:p>
          </table:table-cell>
          <table:table-cell office:value-type="float" office:value="0" calcext:value-type="float">
            <text:p>0</text:p>
          </table:table-cell>
          <table:table-cell office:value-type="float" office:value="0.005924" calcext:value-type="float">
            <text:p>0.005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36" calcext:value-type="float">
            <text:p>0.00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6001" calcext:value-type="float">
            <text:p>8.176001</text:p>
          </table:table-cell>
          <table:table-cell office:value-type="float" office:value="0.008591" calcext:value-type="float">
            <text:p>0.008591</text:p>
          </table:table-cell>
          <table:table-cell office:value-type="float" office:value="0.088709" calcext:value-type="float">
            <text:p>0.088709</text:p>
          </table:table-cell>
          <table:table-cell office:value-type="float" office:value="0.385911" calcext:value-type="float">
            <text:p>0.385911</text:p>
          </table:table-cell>
          <table:table-cell office:value-type="float" office:value="157.159562" calcext:value-type="float">
            <text:p>157.15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1.682944" calcext:value-type="float">
            <text:p>1.682944</text:p>
          </table:table-cell>
          <table:table-cell office:value-type="float" office:value="0" calcext:value-type="float">
            <text:p>0</text:p>
          </table:table-cell>
          <table:table-cell office:value-type="float" office:value="0.005762" calcext:value-type="float">
            <text:p>0.005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86" calcext:value-type="float">
            <text:p>0.00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1411" calcext:value-type="float">
            <text:p>8.171411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087912" calcext:value-type="float">
            <text:p>0.087912</text:p>
          </table:table-cell>
          <table:table-cell office:value-type="float" office:value="0.385468" calcext:value-type="float">
            <text:p>0.385468</text:p>
          </table:table-cell>
          <table:table-cell office:value-type="float" office:value="155.956999" calcext:value-type="float">
            <text:p>155.95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502223" calcext:value-type="float">
            <text:p>1.502223</text:p>
          </table:table-cell>
          <table:table-cell office:value-type="float" office:value="0" calcext:value-type="float">
            <text:p>0</text:p>
          </table:table-cell>
          <table:table-cell office:value-type="float" office:value="0.005768" calcext:value-type="float">
            <text:p>0.005768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EO MEAN</text:p>
          </table:table-cell>
          <table:table-cell table:formula="of:=GEOMEAN([.B2:.B41])" office:value-type="float" office:value="0.00537423032924028" calcext:value-type="float">
            <text:p>0.00537423032924028</text:p>
          </table:table-cell>
          <table:table-cell table:formula="of:=GEOMEAN([.C2:.C41])" office:value-type="float" office:value="0" calcext:value-type="float">
            <text:p>0</text:p>
          </table:table-cell>
          <table:table-cell table:formula="of:=GEOMEAN([.D2:.D41])" office:value-type="float" office:value="0" calcext:value-type="float">
            <text:p>0</text:p>
          </table:table-cell>
          <table:table-cell table:style-name="Default" table:formula="of:=GEOMEAN([.E2:.E41])" office:value-type="float" office:value="8.20245289601742" calcext:value-type="float">
            <text:p>8.20245289601742</text:p>
          </table:table-cell>
          <table:table-cell table:formula="of:=GEOMEAN([.F2:.F41])" office:value-type="float" office:value="0.00966296173860314" calcext:value-type="float">
            <text:p>0.00966296173860314</text:p>
          </table:table-cell>
          <table:table-cell table:formula="of:=GEOMEAN([.G2:.G41])" office:value-type="float" office:value="0.0914736283855372" calcext:value-type="float">
            <text:p>0.0914736283855372</text:p>
          </table:table-cell>
          <table:table-cell table:formula="of:=GEOMEAN([.H2:.H41])" office:value-type="float" office:value="0.387089098885493" calcext:value-type="float">
            <text:p>0.387089098885493</text:p>
          </table:table-cell>
          <table:table-cell table:style-name="Default" table:formula="of:=GEOMEAN([.I2:.I41])" office:value-type="float" office:value="121.105760143912" calcext:value-type="float">
            <text:p>121.105760143912</text:p>
          </table:table-cell>
          <table:table-cell table:formula="of:=GEOMEAN([.J2:.J41])" office:value-type="float" office:value="0" calcext:value-type="float">
            <text:p>0</text:p>
          </table:table-cell>
          <table:table-cell table:formula="of:=GEOMEAN([.K2:.K41])" office:value-type="float" office:value="0" calcext:value-type="float">
            <text:p>0</text:p>
          </table:table-cell>
          <table:table-cell table:formula="of:=GEOMEAN([.L2:.L41])" office:value-type="float" office:value="0.000519111485999904" calcext:value-type="float">
            <text:p>0.000519111485999904</text:p>
          </table:table-cell>
          <table:table-cell table:formula="of:=GEOMEAN([.M2:.M41])" office:value-type="float" office:value="0" calcext:value-type="float">
            <text:p>0</text:p>
          </table:table-cell>
          <table:table-cell table:formula="of:=GEOMEAN([.N2:.N41])" office:value-type="float" office:value="1.51181990832291" calcext:value-type="float">
            <text:p>1.51181990832291</text:p>
          </table:table-cell>
          <table:table-cell table:formula="of:=GEOMEAN([.O2:.O41])" office:value-type="float" office:value="0" calcext:value-type="float">
            <text:p>0</text:p>
          </table:table-cell>
          <table:table-cell table:formula="of:=GEOMEAN([.P2:.P41])" office:value-type="float" office:value="0.00604636510593297" calcext:value-type="float">
            <text:p>0.00604636510593297</text:p>
          </table:table-cell>
          <table:table-cell table:formula="of:=GEOMEAN([.Q2: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2:.B52])" office:value-type="float" office:value="0.0057383" calcext:value-type="float">
            <text:p>0.0057383</text:p>
          </table:table-cell>
          <table:table-cell table:formula="of:=AVERAGE( [.C2:.C52])" office:value-type="float" office:value="0" calcext:value-type="float">
            <text:p>0</text:p>
          </table:table-cell>
          <table:table-cell table:formula="of:=AVERAGE( [.D2:.D52])" office:value-type="float" office:value="0" calcext:value-type="float">
            <text:p>0</text:p>
          </table:table-cell>
          <table:table-cell table:style-name="Default" table:formula="of:=AVERAGE( [.E2:.E52])" office:value-type="float" office:value="8.2025678" calcext:value-type="float">
            <text:p>8.2025678</text:p>
          </table:table-cell>
          <table:table-cell table:formula="of:=AVERAGE( [.F2:.F52])" office:value-type="float" office:value="0.009667875" calcext:value-type="float">
            <text:p>0.009667875</text:p>
          </table:table-cell>
          <table:table-cell table:formula="of:=AVERAGE( [.G2:.G52])" office:value-type="float" office:value="0.0934703" calcext:value-type="float">
            <text:p>0.0934703</text:p>
          </table:table-cell>
          <table:table-cell table:formula="of:=AVERAGE( [.H2:.H52])" office:value-type="float" office:value="0.387198675" calcext:value-type="float">
            <text:p>0.387198675</text:p>
          </table:table-cell>
          <table:table-cell table:style-name="Default" table:formula="of:=AVERAGE( [.I2:.I52])" office:value-type="float" office:value="126.615013975" calcext:value-type="float">
            <text:p>126.615013975</text:p>
          </table:table-cell>
          <table:table-cell table:formula="of:=AVERAGE( [.J2:.J52])" office:value-type="float" office:value="0" calcext:value-type="float">
            <text:p>0</text:p>
          </table:table-cell>
          <table:table-cell table:formula="of:=AVERAGE( [.K2:.K52])" office:value-type="float" office:value="0" calcext:value-type="float">
            <text:p>0</text:p>
          </table:table-cell>
          <table:table-cell table:formula="of:=AVERAGE( [.L2:.L52])" office:value-type="float" office:value="0.00051925" calcext:value-type="float">
            <text:p>0.00051925</text:p>
          </table:table-cell>
          <table:table-cell table:formula="of:=AVERAGE( [.M2:.M52])" office:value-type="float" office:value="0" calcext:value-type="float">
            <text:p>0</text:p>
          </table:table-cell>
          <table:table-cell table:formula="of:=AVERAGE( [.N2:.N52])" office:value-type="float" office:value="1.512114525" calcext:value-type="float">
            <text:p>1.512114525</text:p>
          </table:table-cell>
          <table:table-cell table:formula="of:=AVERAGE( [.O2:.O52])" office:value-type="float" office:value="0" calcext:value-type="float">
            <text:p>0</text:p>
          </table:table-cell>
          <table:table-cell table:formula="of:=AVERAGE( [.P2:.P52])" office:value-type="float" office:value="0.00617025" calcext:value-type="float">
            <text:p>0.00617025</text:p>
          </table:table-cell>
          <table:table-cell table:formula="of:=AVERAGE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2])" office:value-type="float" office:value="0.004686" calcext:value-type="float">
            <text:p>0.004686</text:p>
          </table:table-cell>
          <table:table-cell table:formula="of:=MIN([.C2:.C52])" office:value-type="float" office:value="0" calcext:value-type="float">
            <text:p>0</text:p>
          </table:table-cell>
          <table:table-cell table:formula="of:=MIN([.D2:.D52])" office:value-type="float" office:value="0" calcext:value-type="float">
            <text:p>0</text:p>
          </table:table-cell>
          <table:table-cell table:style-name="Default" table:formula="of:=MIN([.E2:.E52])" office:value-type="float" office:value="8.163239" calcext:value-type="float">
            <text:p>8.163239</text:p>
          </table:table-cell>
          <table:table-cell table:formula="of:=MIN([.F2:.F52])" office:value-type="float" office:value="0.008591" calcext:value-type="float">
            <text:p>0.008591</text:p>
          </table:table-cell>
          <table:table-cell table:formula="of:=MIN([.G2:.G52])" office:value-type="float" office:value="0.083257" calcext:value-type="float">
            <text:p>0.083257</text:p>
          </table:table-cell>
          <table:table-cell table:formula="of:=MIN([.H2:.H52])" office:value-type="float" office:value="0.379061" calcext:value-type="float">
            <text:p>0.379061</text:p>
          </table:table-cell>
          <table:table-cell table:style-name="Default" table:formula="of:=MIN([.I2:.I52])" office:value-type="float" office:value="91.056205" calcext:value-type="float">
            <text:p>91.056205</text:p>
          </table:table-cell>
          <table:table-cell table:formula="of:=MIN([.J2:.J52])" office:value-type="float" office:value="0" calcext:value-type="float">
            <text:p>0</text:p>
          </table:table-cell>
          <table:table-cell table:formula="of:=MIN([.K2:.K52])" office:value-type="float" office:value="0" calcext:value-type="float">
            <text:p>0</text:p>
          </table:table-cell>
          <table:table-cell table:formula="of:=MIN([.L2:.L52])" office:value-type="float" office:value="0.000496" calcext:value-type="float">
            <text:p>0.000496</text:p>
          </table:table-cell>
          <table:table-cell table:formula="of:=MIN([.M2:.M52])" office:value-type="float" office:value="0" calcext:value-type="float">
            <text:p>0</text:p>
          </table:table-cell>
          <table:table-cell table:formula="of:=MIN([.N2:.N52])" office:value-type="float" office:value="1.491838" calcext:value-type="float">
            <text:p>1.491838</text:p>
          </table:table-cell>
          <table:table-cell table:formula="of:=MIN([.O2:.O52])" office:value-type="float" office:value="0" calcext:value-type="float">
            <text:p>0</text:p>
          </table:table-cell>
          <table:table-cell table:formula="of:=MIN([.P2:.P52])" office:value-type="float" office:value="0.005538" calcext:value-type="float">
            <text:p>0.005538</text:p>
          </table:table-cell>
          <table:table-cell table:formula="of:=MIN(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 [.B2:.B52])" office:value-type="float" office:value="0.027964" calcext:value-type="float">
            <text:p>0.027964</text:p>
          </table:table-cell>
          <table:table-cell table:formula="of:=MAX( [.C2:.C52])" office:value-type="float" office:value="0" calcext:value-type="float">
            <text:p>0</text:p>
          </table:table-cell>
          <table:table-cell table:formula="of:=MAX( [.D2:.D52])" office:value-type="float" office:value="0" calcext:value-type="float">
            <text:p>0</text:p>
          </table:table-cell>
          <table:table-cell table:style-name="Default" table:formula="of:=MAX( [.E2:.E52])" office:value-type="float" office:value="8.370791" calcext:value-type="float">
            <text:p>8.370791</text:p>
          </table:table-cell>
          <table:table-cell table:formula="of:=MAX( [.F2:.F52])" office:value-type="float" office:value="0.010166" calcext:value-type="float">
            <text:p>0.010166</text:p>
          </table:table-cell>
          <table:table-cell table:formula="of:=MAX( [.G2:.G52])" office:value-type="float" office:value="0.254232" calcext:value-type="float">
            <text:p>0.254232</text:p>
          </table:table-cell>
          <table:table-cell table:formula="of:=MAX( [.H2:.H52])" office:value-type="float" office:value="0.427898" calcext:value-type="float">
            <text:p>0.427898</text:p>
          </table:table-cell>
          <table:table-cell table:style-name="Default" table:formula="of:=MAX( [.I2:.I52])" office:value-type="float" office:value="184.289172" calcext:value-type="float">
            <text:p>184.289172</text:p>
          </table:table-cell>
          <table:table-cell table:formula="of:=MAX( [.J2:.J52])" office:value-type="float" office:value="0" calcext:value-type="float">
            <text:p>0</text:p>
          </table:table-cell>
          <table:table-cell table:formula="of:=MAX( [.K2:.K52])" office:value-type="float" office:value="0" calcext:value-type="float">
            <text:p>0</text:p>
          </table:table-cell>
          <table:table-cell table:formula="of:=MAX( [.L2:.L52])" office:value-type="float" office:value="0.000553" calcext:value-type="float">
            <text:p>0.000553</text:p>
          </table:table-cell>
          <table:table-cell table:formula="of:=MAX( [.M2:.M52])" office:value-type="float" office:value="0" calcext:value-type="float">
            <text:p>0</text:p>
          </table:table-cell>
          <table:table-cell table:formula="of:=MAX( [.N2:.N52])" office:value-type="float" office:value="1.682944" calcext:value-type="float">
            <text:p>1.682944</text:p>
          </table:table-cell>
          <table:table-cell table:formula="of:=MAX( [.O2:.O52])" office:value-type="float" office:value="0" calcext:value-type="float">
            <text:p>0</text:p>
          </table:table-cell>
          <table:table-cell table:formula="of:=MAX( [.P2:.P52])" office:value-type="float" office:value="0.01355" calcext:value-type="float">
            <text:p>0.01355</text:p>
          </table:table-cell>
          <table:table-cell table:formula="of:=MAX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 [.B2:.B52])" office:value-type="float" office:value="0.0050225" calcext:value-type="float">
            <text:p>0.0050225</text:p>
          </table:table-cell>
          <table:table-cell table:formula="of:=MEDIAN( [.C2:.C52])" office:value-type="float" office:value="0" calcext:value-type="float">
            <text:p>0</text:p>
          </table:table-cell>
          <table:table-cell table:formula="of:=MEDIAN( [.D2:.D52])" office:value-type="float" office:value="0" calcext:value-type="float">
            <text:p>0</text:p>
          </table:table-cell>
          <table:table-cell table:style-name="Default" table:formula="of:=MEDIAN( [.E2:.E52])" office:value-type="float" office:value="8.1794085" calcext:value-type="float">
            <text:p>8.1794085</text:p>
          </table:table-cell>
          <table:table-cell table:formula="of:=MEDIAN( [.F2:.F52])" office:value-type="float" office:value="0.0097075" calcext:value-type="float">
            <text:p>0.0097075</text:p>
          </table:table-cell>
          <table:table-cell table:formula="of:=MEDIAN( [.G2:.G52])" office:value-type="float" office:value="0.0880205" calcext:value-type="float">
            <text:p>0.0880205</text:p>
          </table:table-cell>
          <table:table-cell table:formula="of:=MEDIAN( [.H2:.H52])" office:value-type="float" office:value="0.384638" calcext:value-type="float">
            <text:p>0.384638</text:p>
          </table:table-cell>
          <table:table-cell table:style-name="Default" table:formula="of:=MEDIAN( [.I2:.I52])" office:value-type="float" office:value="93.3053455" calcext:value-type="float">
            <text:p>93.3053455</text:p>
          </table:table-cell>
          <table:table-cell table:formula="of:=MEDIAN( [.J2:.J52])" office:value-type="float" office:value="0" calcext:value-type="float">
            <text:p>0</text:p>
          </table:table-cell>
          <table:table-cell table:formula="of:=MEDIAN( [.K2:.K52])" office:value-type="float" office:value="0" calcext:value-type="float">
            <text:p>0</text:p>
          </table:table-cell>
          <table:table-cell table:formula="of:=MEDIAN( [.L2:.L52])" office:value-type="float" office:value="0.000519" calcext:value-type="float">
            <text:p>0.000519</text:p>
          </table:table-cell>
          <table:table-cell table:formula="of:=MEDIAN( [.M2:.M52])" office:value-type="float" office:value="0" calcext:value-type="float">
            <text:p>0</text:p>
          </table:table-cell>
          <table:table-cell table:formula="of:=MEDIAN( [.N2:.N52])" office:value-type="float" office:value="1.506204" calcext:value-type="float">
            <text:p>1.506204</text:p>
          </table:table-cell>
          <table:table-cell table:formula="of:=MEDIAN( [.O2:.O52])" office:value-type="float" office:value="0" calcext:value-type="float">
            <text:p>0</text:p>
          </table:table-cell>
          <table:table-cell table:formula="of:=MEDIAN( [.P2:.P52])" office:value-type="float" office:value="0.005778" calcext:value-type="float">
            <text:p>0.005778</text:p>
          </table:table-cell>
          <table:table-cell table:formula="of:=MEDIAN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P( [.B2:.B52])" office:value-type="float" office:value="0.00358717659308822" calcext:value-type="float">
            <text:p>0.00358717659308822</text:p>
          </table:table-cell>
          <table:table-cell table:formula="of:=STDEVP( [.C2:.C52])" office:value-type="float" office:value="0" calcext:value-type="float">
            <text:p>0</text:p>
          </table:table-cell>
          <table:table-cell table:formula="of:=STDEVP( [.D2:.D52])" office:value-type="float" office:value="0" calcext:value-type="float">
            <text:p>0</text:p>
          </table:table-cell>
          <table:table-cell table:style-name="Default" table:formula="of:=STDEVP( [.E2:.E52])" office:value-type="float" office:value="0.0435704333678242" calcext:value-type="float">
            <text:p>0.0435704333678242</text:p>
          </table:table-cell>
          <table:table-cell table:formula="of:=STDEVP( [.F2:.F52])" office:value-type="float" office:value="0.00030065297167166" calcext:value-type="float">
            <text:p>0.00030065297167166</text:p>
          </table:table-cell>
          <table:table-cell table:formula="of:=STDEVP( [.G2:.G52])" office:value-type="float" office:value="0.0266988928985829" calcext:value-type="float">
            <text:p>0.0266988928985829</text:p>
          </table:table-cell>
          <table:table-cell table:formula="of:=STDEVP( [.H2:.H52])" office:value-type="float" office:value="0.00942192897815384" calcext:value-type="float">
            <text:p>0.00942192897815384</text:p>
          </table:table-cell>
          <table:table-cell table:style-name="Default" table:formula="of:=STDEVP( [.I2:.I52])" office:value-type="float" office:value="37.6000929443493" calcext:value-type="float">
            <text:p>37.6000929443493</text:p>
          </table:table-cell>
          <table:table-cell table:formula="of:=STDEVP( [.J2:.J52])" office:value-type="float" office:value="0" calcext:value-type="float">
            <text:p>0</text:p>
          </table:table-cell>
          <table:table-cell table:formula="of:=STDEVP( [.K2:.K52])" office:value-type="float" office:value="0" calcext:value-type="float">
            <text:p>0</text:p>
          </table:table-cell>
          <table:table-cell table:formula="of:=STDEVP( [.L2:.L52])" office:value-type="float" office:value="0.0000120161349859262" calcext:value-type="float">
            <text:p>1.20161349859262E-05</text:p>
          </table:table-cell>
          <table:table-cell table:formula="of:=STDEVP( [.M2:.M52])" office:value-type="float" office:value="0" calcext:value-type="float">
            <text:p>0</text:p>
          </table:table-cell>
          <table:table-cell table:formula="of:=STDEVP( [.N2:.N52])" office:value-type="float" office:value="0.0307461662902771" calcext:value-type="float">
            <text:p>0.0307461662902771</text:p>
          </table:table-cell>
          <table:table-cell table:formula="of:=STDEVP( [.O2:.O52])" office:value-type="float" office:value="0" calcext:value-type="float">
            <text:p>0</text:p>
          </table:table-cell>
          <table:table-cell table:formula="of:=STDEVP( [.P2:.P52])" office:value-type="float" office:value="0.00158472492486867" calcext:value-type="float">
            <text:p>0.00158472492486867</text:p>
          </table:table-cell>
          <table:table-cell table:formula="of:=STDEVP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8" table:number-columns-repeated="3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number-columns-repeated="2"/>
        </table:table-row>
      </table:table>
      <table:table table:name="c18g2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/>
          <table:table-cell table:style-name="ce7" office:value-type="string" calcext:value-type="string">
            <text:p>backprop</text:p>
          </table:table-cell>
          <table:table-cell table:style-name="ce7" office:value-type="string" calcext:value-type="string">
            <text:p>bfs</text:p>
          </table:table-cell>
          <table:table-cell table:style-name="ce7" office:value-type="string" calcext:value-type="string">
            <text:p>cfd</text:p>
          </table:table-cell>
          <table:table-cell table:style-name="ce7" office:value-type="string" calcext:value-type="string">
            <text:p>heartwall</text:p>
          </table:table-cell>
          <table:table-cell table:style-name="ce7" office:value-type="string" calcext:value-type="string">
            <text:p>hotspot</text:p>
          </table:table-cell>
          <table:table-cell table:style-name="ce7" office:value-type="string" calcext:value-type="string">
            <text:p>hotspot3d</text:p>
          </table:table-cell>
          <table:table-cell table:style-name="ce7" office:value-type="string" calcext:value-type="string">
            <text:p>kmeans</text:p>
          </table:table-cell>
          <table:table-cell table:style-name="ce7" office:value-type="string" calcext:value-type="string">
            <text:p>lavaMD</text:p>
          </table:table-cell>
          <table:table-cell table:style-name="ce7" office:value-type="string" calcext:value-type="string">
            <text:p>lud</text:p>
          </table:table-cell>
          <table:table-cell table:style-name="ce7" office:value-type="string" calcext:value-type="string">
            <text:p>myocyte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nw</text:p>
          </table:table-cell>
          <table:table-cell table:style-name="ce7" office:value-type="string" calcext:value-type="string">
            <text:p>particle</text:p>
          </table:table-cell>
          <table:table-cell table:style-name="ce7" office:value-type="string" calcext:value-type="string">
            <text:p>pathfinder</text:p>
          </table:table-cell>
          <table:table-cell table:style-name="ce7" office:value-type="string" calcext:value-type="string">
            <text:p>srad</text:p>
          </table:table-cell>
          <table:table-cell table:style-name="ce7" office:value-type="string" calcext:value-type="string">
            <text:p>stream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ments</text:p>
          </table:table-cell>
          <table:table-cell office:value-type="float" office:value="0.020578" calcext:value-type="float">
            <text:p>0.020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ential</text:p>
          </table:table-cell>
          <table:table-cell office:value-type="float" office:value="8.337839" calcext:value-type="float">
            <text:p>8.337839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0.088253" calcext:value-type="float">
            <text:p>0.088253</text:p>
          </table:table-cell>
          <table:table-cell office:value-type="float" office:value="0.390581" calcext:value-type="float">
            <text:p>0.390581</text:p>
          </table:table-cell>
          <table:table-cell office:value-type="float" office:value="89.435056" calcext:value-type="float">
            <text:p>89.435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2.411874" calcext:value-type="float">
            <text:p>12.411874</text:p>
          </table:table-cell>
          <table:table-cell office:value-type="float" office:value="0" calcext:value-type="float">
            <text:p>0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498" calcext:value-type="float">
            <text:p>0.00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6862" calcext:value-type="float">
            <text:p>8.556862</text:p>
          </table:table-cell>
          <table:table-cell office:value-type="float" office:value="0.009572" calcext:value-type="float">
            <text:p>0.009572</text:p>
          </table:table-cell>
          <table:table-cell office:value-type="float" office:value="0.087418" calcext:value-type="float">
            <text:p>0.087418</text:p>
          </table:table-cell>
          <table:table-cell office:value-type="float" office:value="0.369584" calcext:value-type="float">
            <text:p>0.369584</text:p>
          </table:table-cell>
          <table:table-cell office:value-type="float" office:value="88.923124" calcext:value-type="float">
            <text:p>88.92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3.806377" calcext:value-type="float">
            <text:p>13.806377</text:p>
          </table:table-cell>
          <table:table-cell office:value-type="float" office:value="0" calcext:value-type="float">
            <text:p>0</text:p>
          </table:table-cell>
          <table:table-cell office:value-type="float" office:value="0.00561" calcext:value-type="float">
            <text:p>0.00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9" calcext:value-type="float">
            <text:p>0.0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0244" calcext:value-type="float">
            <text:p>8.480244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87203" calcext:value-type="float">
            <text:p>0.087203</text:p>
          </table:table-cell>
          <table:table-cell office:value-type="float" office:value="0.367391" calcext:value-type="float">
            <text:p>0.367391</text:p>
          </table:table-cell>
          <table:table-cell office:value-type="float" office:value="187.241566" calcext:value-type="float">
            <text:p>187.24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" calcext:value-type="float">
            <text:p>0</text:p>
          </table:table-cell>
          <table:table-cell office:value-type="float" office:value="12.332529" calcext:value-type="float">
            <text:p>12.332529</text:p>
          </table:table-cell>
          <table:table-cell office:value-type="float" office:value="0" calcext:value-type="float">
            <text:p>0</text:p>
          </table:table-cell>
          <table:table-cell office:value-type="float" office:value="0.005622" calcext:value-type="float">
            <text:p>0.005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88" calcext:value-type="float">
            <text:p>0.00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4176" calcext:value-type="float">
            <text:p>9.004176</text:p>
          </table:table-cell>
          <table:table-cell office:value-type="float" office:value="0.009674" calcext:value-type="float">
            <text:p>0.009674</text:p>
          </table:table-cell>
          <table:table-cell office:value-type="float" office:value="0.086551" calcext:value-type="float">
            <text:p>0.086551</text:p>
          </table:table-cell>
          <table:table-cell office:value-type="float" office:value="0.367675" calcext:value-type="float">
            <text:p>0.367675</text:p>
          </table:table-cell>
          <table:table-cell office:value-type="float" office:value="89.750879" calcext:value-type="float">
            <text:p>89.75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12.805287" calcext:value-type="float">
            <text:p>12.805287</text:p>
          </table:table-cell>
          <table:table-cell office:value-type="float" office:value="0" calcext:value-type="float">
            <text:p>0</text:p>
          </table:table-cell>
          <table:table-cell office:value-type="float" office:value="0.005596" calcext:value-type="float">
            <text:p>0.005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446" calcext:value-type="float">
            <text:p>0.00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3398" calcext:value-type="float">
            <text:p>8.193398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0.088995" calcext:value-type="float">
            <text:p>0.088995</text:p>
          </table:table-cell>
          <table:table-cell office:value-type="float" office:value="0.368249" calcext:value-type="float">
            <text:p>0.368249</text:p>
          </table:table-cell>
          <table:table-cell office:value-type="float" office:value="89.464488" calcext:value-type="float">
            <text:p>89.46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" calcext:value-type="float">
            <text:p>0</text:p>
          </table:table-cell>
          <table:table-cell office:value-type="float" office:value="12.75926" calcext:value-type="float">
            <text:p>12.75926</text:p>
          </table:table-cell>
          <table:table-cell office:value-type="float" office:value="0" calcext:value-type="float">
            <text:p>0</text:p>
          </table:table-cell>
          <table:table-cell office:value-type="float" office:value="0.005594" calcext:value-type="float">
            <text:p>0.005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1" calcext:value-type="float">
            <text:p>0.0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5338" calcext:value-type="float">
            <text:p>8.145338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86671" calcext:value-type="float">
            <text:p>0.086671</text:p>
          </table:table-cell>
          <table:table-cell office:value-type="float" office:value="0.376071" calcext:value-type="float">
            <text:p>0.376071</text:p>
          </table:table-cell>
          <table:table-cell office:value-type="float" office:value="89.706889" calcext:value-type="float">
            <text:p>89.70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0.808876" calcext:value-type="float">
            <text:p>10.808876</text:p>
          </table:table-cell>
          <table:table-cell office:value-type="float" office:value="0" calcext:value-type="float">
            <text:p>0</text:p>
          </table:table-cell>
          <table:table-cell office:value-type="float" office:value="0.005585" calcext:value-type="float">
            <text:p>0.005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09" calcext:value-type="float">
            <text:p>0.00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307" calcext:value-type="float">
            <text:p>8.16307</text:p>
          </table:table-cell>
          <table:table-cell office:value-type="float" office:value="0.009621" calcext:value-type="float">
            <text:p>0.009621</text:p>
          </table:table-cell>
          <table:table-cell office:value-type="float" office:value="0.088664" calcext:value-type="float">
            <text:p>0.088664</text:p>
          </table:table-cell>
          <table:table-cell office:value-type="float" office:value="0.36808" calcext:value-type="float">
            <text:p>0.36808</text:p>
          </table:table-cell>
          <table:table-cell office:value-type="float" office:value="185.902233" calcext:value-type="float">
            <text:p>185.90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" calcext:value-type="float">
            <text:p>0</text:p>
          </table:table-cell>
          <table:table-cell office:value-type="float" office:value="12.737618" calcext:value-type="float">
            <text:p>12.737618</text:p>
          </table:table-cell>
          <table:table-cell office:value-type="float" office:value="0" calcext:value-type="float">
            <text:p>0</text:p>
          </table:table-cell>
          <table:table-cell office:value-type="float" office:value="0.005604" calcext:value-type="float">
            <text:p>0.005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07" calcext:value-type="float">
            <text:p>0.00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2513" calcext:value-type="float">
            <text:p>8.622513</text:p>
          </table:table-cell>
          <table:table-cell office:value-type="float" office:value="0.009544" calcext:value-type="float">
            <text:p>0.009544</text:p>
          </table:table-cell>
          <table:table-cell office:value-type="float" office:value="0.088631" calcext:value-type="float">
            <text:p>0.088631</text:p>
          </table:table-cell>
          <table:table-cell office:value-type="float" office:value="0.367569" calcext:value-type="float">
            <text:p>0.367569</text:p>
          </table:table-cell>
          <table:table-cell office:value-type="float" office:value="89.118944" calcext:value-type="float">
            <text:p>89.11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" calcext:value-type="float">
            <text:p>0</text:p>
          </table:table-cell>
          <table:table-cell office:value-type="float" office:value="13.138787" calcext:value-type="float">
            <text:p>13.138787</text:p>
          </table:table-cell>
          <table:table-cell office:value-type="float" office:value="0" calcext:value-type="float">
            <text:p>0</text:p>
          </table:table-cell>
          <table:table-cell office:value-type="float" office:value="0.005643" calcext:value-type="float">
            <text:p>0.005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479" calcext:value-type="float">
            <text:p>0.004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1762" calcext:value-type="float">
            <text:p>8.561762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0.123168" calcext:value-type="float">
            <text:p>0.123168</text:p>
          </table:table-cell>
          <table:table-cell office:value-type="float" office:value="0.370714" calcext:value-type="float">
            <text:p>0.370714</text:p>
          </table:table-cell>
          <table:table-cell office:value-type="float" office:value="89.478857" calcext:value-type="float">
            <text:p>89.478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5.122037" calcext:value-type="float">
            <text:p>15.122037</text:p>
          </table:table-cell>
          <table:table-cell office:value-type="float" office:value="0" calcext:value-type="float">
            <text:p>0</text:p>
          </table:table-cell>
          <table:table-cell office:value-type="float" office:value="0.005615" calcext:value-type="float">
            <text:p>0.005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35" calcext:value-type="float">
            <text:p>0.00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7049" calcext:value-type="float">
            <text:p>8.887049</text:p>
          </table:table-cell>
          <table:table-cell office:value-type="float" office:value="0.009649" calcext:value-type="float">
            <text:p>0.009649</text:p>
          </table:table-cell>
          <table:table-cell office:value-type="float" office:value="0.085382" calcext:value-type="float">
            <text:p>0.085382</text:p>
          </table:table-cell>
          <table:table-cell office:value-type="float" office:value="0.369884" calcext:value-type="float">
            <text:p>0.369884</text:p>
          </table:table-cell>
          <table:table-cell office:value-type="float" office:value="89.075949" calcext:value-type="float">
            <text:p>89.075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" calcext:value-type="float">
            <text:p>0</text:p>
          </table:table-cell>
          <table:table-cell office:value-type="float" office:value="12.505218" calcext:value-type="float">
            <text:p>12.505218</text:p>
          </table:table-cell>
          <table:table-cell office:value-type="float" office:value="0" calcext:value-type="float">
            <text:p>0</text:p>
          </table:table-cell>
          <table:table-cell office:value-type="float" office:value="0.005608" calcext:value-type="float">
            <text:p>0.005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89" calcext:value-type="float">
            <text:p>0.00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0008" calcext:value-type="float">
            <text:p>8.140008</text:p>
          </table:table-cell>
          <table:table-cell office:value-type="float" office:value="0.013004" calcext:value-type="float">
            <text:p>0.013004</text:p>
          </table:table-cell>
          <table:table-cell office:value-type="float" office:value="0.086394" calcext:value-type="float">
            <text:p>0.086394</text:p>
          </table:table-cell>
          <table:table-cell office:value-type="float" office:value="0.36508" calcext:value-type="float">
            <text:p>0.36508</text:p>
          </table:table-cell>
          <table:table-cell office:value-type="float" office:value="89.171433" calcext:value-type="float">
            <text:p>89.171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3.188192" calcext:value-type="float">
            <text:p>13.188192</text:p>
          </table:table-cell>
          <table:table-cell office:value-type="float" office:value="0" calcext:value-type="float">
            <text:p>0</text:p>
          </table:table-cell>
          <table:table-cell office:value-type="float" office:value="0.005573" calcext:value-type="float">
            <text:p>0.005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83" calcext:value-type="float">
            <text:p>0.00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6745" calcext:value-type="float">
            <text:p>8.146745</text:p>
          </table:table-cell>
          <table:table-cell office:value-type="float" office:value="0.009563" calcext:value-type="float">
            <text:p>0.009563</text:p>
          </table:table-cell>
          <table:table-cell office:value-type="float" office:value="0.086292" calcext:value-type="float">
            <text:p>0.086292</text:p>
          </table:table-cell>
          <table:table-cell office:value-type="float" office:value="0.370092" calcext:value-type="float">
            <text:p>0.370092</text:p>
          </table:table-cell>
          <table:table-cell office:value-type="float" office:value="186.128654" calcext:value-type="float">
            <text:p>186.128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13.304279" calcext:value-type="float">
            <text:p>13.304279</text:p>
          </table:table-cell>
          <table:table-cell office:value-type="float" office:value="0" calcext:value-type="float">
            <text:p>0</text:p>
          </table:table-cell>
          <table:table-cell office:value-type="float" office:value="0.005614" calcext:value-type="float">
            <text:p>0.005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236" calcext:value-type="float">
            <text:p>0.00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6693" calcext:value-type="float">
            <text:p>8.606693</text:p>
          </table:table-cell>
          <table:table-cell office:value-type="float" office:value="0.009594" calcext:value-type="float">
            <text:p>0.009594</text:p>
          </table:table-cell>
          <table:table-cell office:value-type="float" office:value="0.088299" calcext:value-type="float">
            <text:p>0.088299</text:p>
          </table:table-cell>
          <table:table-cell office:value-type="float" office:value="0.369499" calcext:value-type="float">
            <text:p>0.369499</text:p>
          </table:table-cell>
          <table:table-cell office:value-type="float" office:value="89.386621" calcext:value-type="float">
            <text:p>89.38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0.320517" calcext:value-type="float">
            <text:p>10.320517</text:p>
          </table:table-cell>
          <table:table-cell office:value-type="float" office:value="0" calcext:value-type="float">
            <text:p>0</text:p>
          </table:table-cell>
          <table:table-cell office:value-type="float" office:value="0.005567" calcext:value-type="float">
            <text:p>0.005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53" calcext:value-type="float">
            <text:p>0.004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30276" calcext:value-type="float">
            <text:p>8.530276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86861" calcext:value-type="float">
            <text:p>0.086861</text:p>
          </table:table-cell>
          <table:table-cell office:value-type="float" office:value="0.369366" calcext:value-type="float">
            <text:p>0.369366</text:p>
          </table:table-cell>
          <table:table-cell office:value-type="float" office:value="89.809227" calcext:value-type="float">
            <text:p>89.80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" calcext:value-type="float">
            <text:p>0</text:p>
          </table:table-cell>
          <table:table-cell office:value-type="float" office:value="12.439779" calcext:value-type="float">
            <text:p>12.439779</text:p>
          </table:table-cell>
          <table:table-cell office:value-type="float" office:value="0" calcext:value-type="float">
            <text:p>0</text:p>
          </table:table-cell>
          <table:table-cell office:value-type="float" office:value="0.005677" calcext:value-type="float">
            <text:p>0.005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61" calcext:value-type="float">
            <text:p>0.00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0251" calcext:value-type="float">
            <text:p>8.750251</text:p>
          </table:table-cell>
          <table:table-cell office:value-type="float" office:value="0.009621" calcext:value-type="float">
            <text:p>0.009621</text:p>
          </table:table-cell>
          <table:table-cell office:value-type="float" office:value="0.087214" calcext:value-type="float">
            <text:p>0.087214</text:p>
          </table:table-cell>
          <table:table-cell office:value-type="float" office:value="0.370696" calcext:value-type="float">
            <text:p>0.370696</text:p>
          </table:table-cell>
          <table:table-cell office:value-type="float" office:value="89.852727" calcext:value-type="float">
            <text:p>89.85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2.253265" calcext:value-type="float">
            <text:p>12.253265</text:p>
          </table:table-cell>
          <table:table-cell office:value-type="float" office:value="0" calcext:value-type="float">
            <text:p>0</text:p>
          </table:table-cell>
          <table:table-cell office:value-type="float" office:value="0.005594" calcext:value-type="float">
            <text:p>0.005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98" calcext:value-type="float">
            <text:p>0.00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9925" calcext:value-type="float">
            <text:p>8.149925</text:p>
          </table:table-cell>
          <table:table-cell office:value-type="float" office:value="0.009633" calcext:value-type="float">
            <text:p>0.009633</text:p>
          </table:table-cell>
          <table:table-cell office:value-type="float" office:value="0.087838" calcext:value-type="float">
            <text:p>0.087838</text:p>
          </table:table-cell>
          <table:table-cell office:value-type="float" office:value="0.371744" calcext:value-type="float">
            <text:p>0.371744</text:p>
          </table:table-cell>
          <table:table-cell office:value-type="float" office:value="88.508487" calcext:value-type="float">
            <text:p>88.50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" calcext:value-type="float">
            <text:p>0</text:p>
          </table:table-cell>
          <table:table-cell office:value-type="float" office:value="12.920098" calcext:value-type="float">
            <text:p>12.920098</text:p>
          </table:table-cell>
          <table:table-cell office:value-type="float" office:value="0" calcext:value-type="float">
            <text:p>0</text:p>
          </table:table-cell>
          <table:table-cell office:value-type="float" office:value="0.011612" calcext:value-type="float">
            <text:p>0.011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109" calcext:value-type="float">
            <text:p>0.005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62211" calcext:value-type="float">
            <text:p>8.162211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7307" calcext:value-type="float">
            <text:p>0.087307</text:p>
          </table:table-cell>
          <table:table-cell office:value-type="float" office:value="0.373337" calcext:value-type="float">
            <text:p>0.373337</text:p>
          </table:table-cell>
          <table:table-cell office:value-type="float" office:value="189.390153" calcext:value-type="float">
            <text:p>189.39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" calcext:value-type="float">
            <text:p>0</text:p>
          </table:table-cell>
          <table:table-cell office:value-type="float" office:value="13.538904" calcext:value-type="float">
            <text:p>13.538904</text:p>
          </table:table-cell>
          <table:table-cell office:value-type="float" office:value="0" calcext:value-type="float">
            <text:p>0</text:p>
          </table:table-cell>
          <table:table-cell office:value-type="float" office:value="0.005586" calcext:value-type="float">
            <text:p>0.005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82" calcext:value-type="float">
            <text:p>0.00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47" calcext:value-type="float">
            <text:p>8.60747</text:p>
          </table:table-cell>
          <table:table-cell office:value-type="float" office:value="0.009595" calcext:value-type="float">
            <text:p>0.009595</text:p>
          </table:table-cell>
          <table:table-cell office:value-type="float" office:value="0.085867" calcext:value-type="float">
            <text:p>0.085867</text:p>
          </table:table-cell>
          <table:table-cell office:value-type="float" office:value="0.373827" calcext:value-type="float">
            <text:p>0.373827</text:p>
          </table:table-cell>
          <table:table-cell office:value-type="float" office:value="191.550563" calcext:value-type="float">
            <text:p>191.55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" calcext:value-type="float">
            <text:p>0</text:p>
          </table:table-cell>
          <table:table-cell office:value-type="float" office:value="12.756776" calcext:value-type="float">
            <text:p>12.756776</text:p>
          </table:table-cell>
          <table:table-cell office:value-type="float" office:value="0" calcext:value-type="float">
            <text:p>0</text:p>
          </table:table-cell>
          <table:table-cell office:value-type="float" office:value="0.005586" calcext:value-type="float">
            <text:p>0.005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13" calcext:value-type="float">
            <text:p>0.00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6254" calcext:value-type="float">
            <text:p>8.596254</text:p>
          </table:table-cell>
          <table:table-cell office:value-type="float" office:value="0.009586" calcext:value-type="float">
            <text:p>0.009586</text:p>
          </table:table-cell>
          <table:table-cell office:value-type="float" office:value="0.085803" calcext:value-type="float">
            <text:p>0.085803</text:p>
          </table:table-cell>
          <table:table-cell office:value-type="float" office:value="0.372522" calcext:value-type="float">
            <text:p>0.372522</text:p>
          </table:table-cell>
          <table:table-cell office:value-type="float" office:value="90.178806" calcext:value-type="float">
            <text:p>90.178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" calcext:value-type="float">
            <text:p>0</text:p>
          </table:table-cell>
          <table:table-cell office:value-type="float" office:value="12.242189" calcext:value-type="float">
            <text:p>12.242189</text:p>
          </table:table-cell>
          <table:table-cell office:value-type="float" office:value="0" calcext:value-type="float">
            <text:p>0</text:p>
          </table:table-cell>
          <table:table-cell office:value-type="float" office:value="0.005617" calcext:value-type="float">
            <text:p>0.00561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float" office:value="0.004632" calcext:value-type="float">
            <text:p>0.00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2795" calcext:value-type="float">
            <text:p>8.682795</text:p>
          </table:table-cell>
          <table:table-cell office:value-type="float" office:value="0.009637" calcext:value-type="float">
            <text:p>0.009637</text:p>
          </table:table-cell>
          <table:table-cell office:value-type="float" office:value="0.083375" calcext:value-type="float">
            <text:p>0.083375</text:p>
          </table:table-cell>
          <table:table-cell office:value-type="float" office:value="0.374223" calcext:value-type="float">
            <text:p>0.374223</text:p>
          </table:table-cell>
          <table:table-cell office:value-type="float" office:value="88.984668" calcext:value-type="float">
            <text:p>88.98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12.986665" calcext:value-type="float">
            <text:p>12.986665</text:p>
          </table:table-cell>
          <table:table-cell office:value-type="float" office:value="0" calcext:value-type="float">
            <text:p>0</text:p>
          </table:table-cell>
          <table:table-cell office:value-type="float" office:value="0.005596" calcext:value-type="float">
            <text:p>0.005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59" calcext:value-type="float">
            <text:p>0.004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496" calcext:value-type="float">
            <text:p>8.13496</text:p>
          </table:table-cell>
          <table:table-cell office:value-type="float" office:value="0.009653" calcext:value-type="float">
            <text:p>0.009653</text:p>
          </table:table-cell>
          <table:table-cell office:value-type="float" office:value="0.085864" calcext:value-type="float">
            <text:p>0.085864</text:p>
          </table:table-cell>
          <table:table-cell office:value-type="float" office:value="0.375591" calcext:value-type="float">
            <text:p>0.375591</text:p>
          </table:table-cell>
          <table:table-cell office:value-type="float" office:value="88.74897" calcext:value-type="float">
            <text:p>88.74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" calcext:value-type="float">
            <text:p>0</text:p>
          </table:table-cell>
          <table:table-cell office:value-type="float" office:value="12.330293" calcext:value-type="float">
            <text:p>12.330293</text:p>
          </table:table-cell>
          <table:table-cell office:value-type="float" office:value="0" calcext:value-type="float">
            <text:p>0</text:p>
          </table:table-cell>
          <table:table-cell office:value-type="float" office:value="0.005609" calcext:value-type="float">
            <text:p>0.005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29" calcext:value-type="float">
            <text:p>0.00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5718" calcext:value-type="float">
            <text:p>8.135718</text:p>
          </table:table-cell>
          <table:table-cell office:value-type="float" office:value="0.009621" calcext:value-type="float">
            <text:p>0.009621</text:p>
          </table:table-cell>
          <table:table-cell office:value-type="float" office:value="0.088191" calcext:value-type="float">
            <text:p>0.088191</text:p>
          </table:table-cell>
          <table:table-cell office:value-type="float" office:value="0.374876" calcext:value-type="float">
            <text:p>0.374876</text:p>
          </table:table-cell>
          <table:table-cell office:value-type="float" office:value="179.019329" calcext:value-type="float">
            <text:p>179.019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2.504884" calcext:value-type="float">
            <text:p>12.504884</text:p>
          </table:table-cell>
          <table:table-cell office:value-type="float" office:value="0" calcext:value-type="float">
            <text:p>0</text:p>
          </table:table-cell>
          <table:table-cell office:value-type="float" office:value="0.005586" calcext:value-type="float">
            <text:p>0.005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29" calcext:value-type="float">
            <text:p>0.00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35912" calcext:value-type="float">
            <text:p>8.535912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86694" calcext:value-type="float">
            <text:p>0.086694</text:p>
          </table:table-cell>
          <table:table-cell office:value-type="float" office:value="0.375235" calcext:value-type="float">
            <text:p>0.375235</text:p>
          </table:table-cell>
          <table:table-cell office:value-type="float" office:value="89.360109" calcext:value-type="float">
            <text:p>89.36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" calcext:value-type="float">
            <text:p>0</text:p>
          </table:table-cell>
          <table:table-cell office:value-type="float" office:value="12.82768" calcext:value-type="float">
            <text:p>12.82768</text:p>
          </table:table-cell>
          <table:table-cell office:value-type="float" office:value="0" calcext:value-type="float">
            <text:p>0</text:p>
          </table:table-cell>
          <table:table-cell office:value-type="float" office:value="0.005645" calcext:value-type="float">
            <text:p>0.005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13" calcext:value-type="float">
            <text:p>0.004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6313" calcext:value-type="float">
            <text:p>8.586313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0.086371" calcext:value-type="float">
            <text:p>0.086371</text:p>
          </table:table-cell>
          <table:table-cell office:value-type="float" office:value="0.376206" calcext:value-type="float">
            <text:p>0.376206</text:p>
          </table:table-cell>
          <table:table-cell office:value-type="float" office:value="88.686862" calcext:value-type="float">
            <text:p>88.686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" calcext:value-type="float">
            <text:p>0</text:p>
          </table:table-cell>
          <table:table-cell office:value-type="float" office:value="12.795617" calcext:value-type="float">
            <text:p>12.795617</text:p>
          </table:table-cell>
          <table:table-cell office:value-type="float" office:value="0" calcext:value-type="float">
            <text:p>0</text:p>
          </table:table-cell>
          <table:table-cell office:value-type="float" office:value="0.005642" calcext:value-type="float">
            <text:p>0.005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82" calcext:value-type="float">
            <text:p>0.004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6493" calcext:value-type="float">
            <text:p>8.586493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88159" calcext:value-type="float">
            <text:p>0.088159</text:p>
          </table:table-cell>
          <table:table-cell office:value-type="float" office:value="0.375368" calcext:value-type="float">
            <text:p>0.375368</text:p>
          </table:table-cell>
          <table:table-cell office:value-type="float" office:value="88.947713" calcext:value-type="float">
            <text:p>88.94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12.453879" calcext:value-type="float">
            <text:p>12.453879</text:p>
          </table:table-cell>
          <table:table-cell office:value-type="float" office:value="0" calcext:value-type="float">
            <text:p>0</text:p>
          </table:table-cell>
          <table:table-cell office:value-type="float" office:value="0.005601" calcext:value-type="float">
            <text:p>0.005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33" calcext:value-type="float">
            <text:p>0.005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2795" calcext:value-type="float">
            <text:p>8.192795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.090598" calcext:value-type="float">
            <text:p>0.090598</text:p>
          </table:table-cell>
          <table:table-cell office:value-type="float" office:value="0.375403" calcext:value-type="float">
            <text:p>0.375403</text:p>
          </table:table-cell>
          <table:table-cell office:value-type="float" office:value="89.012867" calcext:value-type="float">
            <text:p>89.012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float" office:value="12.322075" calcext:value-type="float">
            <text:p>12.322075</text:p>
          </table:table-cell>
          <table:table-cell office:value-type="float" office:value="0" calcext:value-type="float">
            <text:p>0</text:p>
          </table:table-cell>
          <table:table-cell office:value-type="float" office:value="0.00563" calcext:value-type="float">
            <text:p>0.0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31" calcext:value-type="float">
            <text:p>0.00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0695" calcext:value-type="float">
            <text:p>8.130695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.08778" calcext:value-type="float">
            <text:p>0.08778</text:p>
          </table:table-cell>
          <table:table-cell office:value-type="float" office:value="0.374966" calcext:value-type="float">
            <text:p>0.374966</text:p>
          </table:table-cell>
          <table:table-cell office:value-type="float" office:value="189.836354" calcext:value-type="float">
            <text:p>189.83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" calcext:value-type="float">
            <text:p>0</text:p>
          </table:table-cell>
          <table:table-cell office:value-type="float" office:value="13.192205" calcext:value-type="float">
            <text:p>13.192205</text:p>
          </table:table-cell>
          <table:table-cell office:value-type="float" office:value="0" calcext:value-type="float">
            <text:p>0</text:p>
          </table:table-cell>
          <table:table-cell office:value-type="float" office:value="0.005613" calcext:value-type="float">
            <text:p>0.005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867" calcext:value-type="float">
            <text:p>0.004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03423" calcext:value-type="float">
            <text:p>8.703423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0.087203" calcext:value-type="float">
            <text:p>0.087203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88.610711" calcext:value-type="float">
            <text:p>88.61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" calcext:value-type="float">
            <text:p>0</text:p>
          </table:table-cell>
          <table:table-cell office:value-type="float" office:value="12.687753" calcext:value-type="float">
            <text:p>12.687753</text:p>
          </table:table-cell>
          <table:table-cell office:value-type="float" office:value="0" calcext:value-type="float">
            <text:p>0</text:p>
          </table:table-cell>
          <table:table-cell office:value-type="float" office:value="0.005586" calcext:value-type="float">
            <text:p>0.005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262" calcext:value-type="float">
            <text:p>0.00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6254" calcext:value-type="float">
            <text:p>8.566254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0.084978" calcext:value-type="float">
            <text:p>0.084978</text:p>
          </table:table-cell>
          <table:table-cell office:value-type="float" office:value="0.374313" calcext:value-type="float">
            <text:p>0.374313</text:p>
          </table:table-cell>
          <table:table-cell office:value-type="float" office:value="89.446555" calcext:value-type="float">
            <text:p>89.446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" calcext:value-type="float">
            <text:p>0</text:p>
          </table:table-cell>
          <table:table-cell office:value-type="float" office:value="12.337076" calcext:value-type="float">
            <text:p>12.337076</text:p>
          </table:table-cell>
          <table:table-cell office:value-type="float" office:value="0" calcext:value-type="float">
            <text:p>0</text:p>
          </table:table-cell>
          <table:table-cell office:value-type="float" office:value="0.017579" calcext:value-type="float">
            <text:p>0.017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95" calcext:value-type="float">
            <text:p>0.00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2027" calcext:value-type="float">
            <text:p>8.592027</text:p>
          </table:table-cell>
          <table:table-cell office:value-type="float" office:value="0.009733" calcext:value-type="float">
            <text:p>0.009733</text:p>
          </table:table-cell>
          <table:table-cell office:value-type="float" office:value="0.086253" calcext:value-type="float">
            <text:p>0.086253</text:p>
          </table:table-cell>
          <table:table-cell office:value-type="float" office:value="0.403599" calcext:value-type="float">
            <text:p>0.403599</text:p>
          </table:table-cell>
          <table:table-cell office:value-type="float" office:value="88.389148" calcext:value-type="float">
            <text:p>88.38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" calcext:value-type="float">
            <text:p>0</text:p>
          </table:table-cell>
          <table:table-cell office:value-type="float" office:value="12.48921" calcext:value-type="float">
            <text:p>12.48921</text:p>
          </table:table-cell>
          <table:table-cell office:value-type="float" office:value="0" calcext:value-type="float">
            <text:p>0</text:p>
          </table:table-cell>
          <table:table-cell office:value-type="float" office:value="0.005577" calcext:value-type="float">
            <text:p>0.005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17" calcext:value-type="float">
            <text:p>0.004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0302" calcext:value-type="float">
            <text:p>8.900302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86838" calcext:value-type="float">
            <text:p>0.086838</text:p>
          </table:table-cell>
          <table:table-cell office:value-type="float" office:value="0.376037" calcext:value-type="float">
            <text:p>0.376037</text:p>
          </table:table-cell>
          <table:table-cell office:value-type="float" office:value="89.399267" calcext:value-type="float">
            <text:p>89.39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12.760351" calcext:value-type="float">
            <text:p>12.760351</text:p>
          </table:table-cell>
          <table:table-cell office:value-type="float" office:value="0" calcext:value-type="float">
            <text:p>0</text:p>
          </table:table-cell>
          <table:table-cell office:value-type="float" office:value="0.005562" calcext:value-type="float">
            <text:p>0.005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929" calcext:value-type="float">
            <text:p>0.00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6638" calcext:value-type="float">
            <text:p>8.176638</text:p>
          </table:table-cell>
          <table:table-cell office:value-type="float" office:value="0.009594" calcext:value-type="float">
            <text:p>0.009594</text:p>
          </table:table-cell>
          <table:table-cell office:value-type="float" office:value="0.092216" calcext:value-type="float">
            <text:p>0.092216</text:p>
          </table:table-cell>
          <table:table-cell office:value-type="float" office:value="0.382927" calcext:value-type="float">
            <text:p>0.382927</text:p>
          </table:table-cell>
          <table:table-cell office:value-type="float" office:value="89.900519" calcext:value-type="float">
            <text:p>89.900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" calcext:value-type="float">
            <text:p>0</text:p>
          </table:table-cell>
          <table:table-cell office:value-type="float" office:value="12.673347" calcext:value-type="float">
            <text:p>12.673347</text:p>
          </table:table-cell>
          <table:table-cell office:value-type="float" office:value="0" calcext:value-type="float">
            <text:p>0</text:p>
          </table:table-cell>
          <table:table-cell office:value-type="float" office:value="0.005608" calcext:value-type="float">
            <text:p>0.005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463" calcext:value-type="float">
            <text:p>0.00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6665" calcext:value-type="float">
            <text:p>8.426665</text:p>
          </table:table-cell>
          <table:table-cell office:value-type="float" office:value="0.009629" calcext:value-type="float">
            <text:p>0.009629</text:p>
          </table:table-cell>
          <table:table-cell office:value-type="float" office:value="0.085674" calcext:value-type="float">
            <text:p>0.085674</text:p>
          </table:table-cell>
          <table:table-cell office:value-type="float" office:value="0.374114" calcext:value-type="float">
            <text:p>0.374114</text:p>
          </table:table-cell>
          <table:table-cell office:value-type="float" office:value="97.2175" calcext:value-type="float">
            <text:p>97.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3.234617" calcext:value-type="float">
            <text:p>13.234617</text:p>
          </table:table-cell>
          <table:table-cell office:value-type="float" office:value="0" calcext:value-type="float">
            <text:p>0</text:p>
          </table:table-cell>
          <table:table-cell office:value-type="float" office:value="0.005567" calcext:value-type="float">
            <text:p>0.005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682" calcext:value-type="float">
            <text:p>0.00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8517" calcext:value-type="float">
            <text:p>8.568517</text:p>
          </table:table-cell>
          <table:table-cell office:value-type="float" office:value="0.009547" calcext:value-type="float">
            <text:p>0.009547</text:p>
          </table:table-cell>
          <table:table-cell office:value-type="float" office:value="0.087175" calcext:value-type="float">
            <text:p>0.087175</text:p>
          </table:table-cell>
          <table:table-cell office:value-type="float" office:value="0.378801" calcext:value-type="float">
            <text:p>0.378801</text:p>
          </table:table-cell>
          <table:table-cell office:value-type="float" office:value="91.613843" calcext:value-type="float">
            <text:p>91.61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12.327793" calcext:value-type="float">
            <text:p>12.327793</text:p>
          </table:table-cell>
          <table:table-cell office:value-type="float" office:value="0" calcext:value-type="float">
            <text:p>0</text:p>
          </table:table-cell>
          <table:table-cell office:value-type="float" office:value="0.005554" calcext:value-type="float">
            <text:p>0.005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23" calcext:value-type="float">
            <text:p>0.00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2094" calcext:value-type="float">
            <text:p>8.572094</text:p>
          </table:table-cell>
          <table:table-cell office:value-type="float" office:value="0.009597" calcext:value-type="float">
            <text:p>0.009597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91324" calcext:value-type="float">
            <text:p>0.391324</text:p>
          </table:table-cell>
          <table:table-cell office:value-type="float" office:value="88.776326" calcext:value-type="float">
            <text:p>88.77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14.169622" calcext:value-type="float">
            <text:p>14.169622</text:p>
          </table:table-cell>
          <table:table-cell office:value-type="float" office:value="0" calcext:value-type="float">
            <text:p>0</text:p>
          </table:table-cell>
          <table:table-cell office:value-type="float" office:value="0.005664" calcext:value-type="float">
            <text:p>0.005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33" calcext:value-type="float">
            <text:p>0.004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6896" calcext:value-type="float">
            <text:p>8.96896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85186" calcext:value-type="float">
            <text:p>0.085186</text:p>
          </table:table-cell>
          <table:table-cell office:value-type="float" office:value="0.3758" calcext:value-type="float">
            <text:p>0.3758</text:p>
          </table:table-cell>
          <table:table-cell office:value-type="float" office:value="178.986686" calcext:value-type="float">
            <text:p>178.98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2.421738" calcext:value-type="float">
            <text:p>12.421738</text:p>
          </table:table-cell>
          <table:table-cell office:value-type="float" office:value="0" calcext:value-type="float">
            <text:p>0</text:p>
          </table:table-cell>
          <table:table-cell office:value-type="float" office:value="0.005613" calcext:value-type="float">
            <text:p>0.005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72" calcext:value-type="float">
            <text:p>0.0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6625" calcext:value-type="float">
            <text:p>8.136625</text:p>
          </table:table-cell>
          <table:table-cell office:value-type="float" office:value="0.009651" calcext:value-type="float">
            <text:p>0.009651</text:p>
          </table:table-cell>
          <table:table-cell office:value-type="float" office:value="0.086039" calcext:value-type="float">
            <text:p>0.086039</text:p>
          </table:table-cell>
          <table:table-cell office:value-type="float" office:value="0.375463" calcext:value-type="float">
            <text:p>0.375463</text:p>
          </table:table-cell>
          <table:table-cell office:value-type="float" office:value="187.970305" calcext:value-type="float">
            <text:p>187.97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12.949537" calcext:value-type="float">
            <text:p>12.949537</text:p>
          </table:table-cell>
          <table:table-cell office:value-type="float" office:value="0" calcext:value-type="float">
            <text:p>0</text:p>
          </table:table-cell>
          <table:table-cell office:value-type="float" office:value="0.005625" calcext:value-type="float">
            <text:p>0.00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36" calcext:value-type="float">
            <text:p>0.0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9341" calcext:value-type="float">
            <text:p>8.239341</text:p>
          </table:table-cell>
          <table:table-cell office:value-type="float" office:value="0.009573" calcext:value-type="float">
            <text:p>0.009573</text:p>
          </table:table-cell>
          <table:table-cell office:value-type="float" office:value="0.082692" calcext:value-type="float">
            <text:p>0.082692</text:p>
          </table:table-cell>
          <table:table-cell office:value-type="float" office:value="0.378232" calcext:value-type="float">
            <text:p>0.378232</text:p>
          </table:table-cell>
          <table:table-cell office:value-type="float" office:value="188.127183" calcext:value-type="float">
            <text:p>188.12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12.763948" calcext:value-type="float">
            <text:p>12.763948</text:p>
          </table:table-cell>
          <table:table-cell office:value-type="float" office:value="0" calcext:value-type="float">
            <text:p>0</text:p>
          </table:table-cell>
          <table:table-cell office:value-type="float" office:value="0.005581" calcext:value-type="float">
            <text:p>0.005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557" calcext:value-type="float">
            <text:p>0.00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243" calcext:value-type="float">
            <text:p>8.54243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86895" calcext:value-type="float">
            <text:p>0.086895</text:p>
          </table:table-cell>
          <table:table-cell office:value-type="float" office:value="0.37623" calcext:value-type="float">
            <text:p>0.37623</text:p>
          </table:table-cell>
          <table:table-cell office:value-type="float" office:value="89.395149" calcext:value-type="float">
            <text:p>89.395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" calcext:value-type="float">
            <text:p>0</text:p>
          </table:table-cell>
          <table:table-cell office:value-type="float" office:value="12.325136" calcext:value-type="float">
            <text:p>12.325136</text:p>
          </table:table-cell>
          <table:table-cell office:value-type="float" office:value="0" calcext:value-type="float">
            <text:p>0</text:p>
          </table:table-cell>
          <table:table-cell office:value-type="float" office:value="0.005578" calcext:value-type="float">
            <text:p>0.005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122" calcext:value-type="float">
            <text:p>0.00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797" calcext:value-type="float">
            <text:p>8.55797</text:p>
          </table:table-cell>
          <table:table-cell office:value-type="float" office:value="0.008579" calcext:value-type="float">
            <text:p>0.008579</text:p>
          </table:table-cell>
          <table:table-cell office:value-type="float" office:value="0.08286" calcext:value-type="float">
            <text:p>0.08286</text:p>
          </table:table-cell>
          <table:table-cell office:value-type="float" office:value="0.378243" calcext:value-type="float">
            <text:p>0.378243</text:p>
          </table:table-cell>
          <table:table-cell office:value-type="float" office:value="88.672237" calcext:value-type="float">
            <text:p>88.67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" calcext:value-type="float">
            <text:p>0</text:p>
          </table:table-cell>
          <table:table-cell office:value-type="float" office:value="12.411874" calcext:value-type="float">
            <text:p>12.411874</text:p>
          </table:table-cell>
          <table:table-cell office:value-type="float" office:value="0" calcext:value-type="float">
            <text:p>0</text:p>
          </table:table-cell>
          <table:table-cell office:value-type="float" office:value="0.005588" calcext:value-type="float">
            <text:p>0.005588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EO MEAN</text:p>
          </table:table-cell>
          <table:table-cell table:formula="of:=GEOMEAN([.B2:.B41])" office:value-type="float" office:value="0.00480863881924792" calcext:value-type="float">
            <text:p>0.00480863881924792</text:p>
          </table:table-cell>
          <table:table-cell table:formula="of:=GEOMEAN([.C2:.C41])" office:value-type="float" office:value="0" calcext:value-type="float">
            <text:p>0</text:p>
          </table:table-cell>
          <table:table-cell table:formula="of:=GEOMEAN([.D2:.D41])" office:value-type="float" office:value="0" calcext:value-type="float">
            <text:p>0</text:p>
          </table:table-cell>
          <table:table-cell table:style-name="Default" table:formula="of:=GEOMEAN([.E2:.E41])" office:value-type="float" office:value="8.46060427946621" calcext:value-type="float">
            <text:p>8.46060427946621</text:p>
          </table:table-cell>
          <table:table-cell table:formula="of:=GEOMEAN([.F2:.F41])" office:value-type="float" office:value="0.00965908333915566" calcext:value-type="float">
            <text:p>0.00965908333915566</text:p>
          </table:table-cell>
          <table:table-cell table:formula="of:=GEOMEAN([.G2:.G41])" office:value-type="float" office:value="0.0876027850008863" calcext:value-type="float">
            <text:p>0.0876027850008863</text:p>
          </table:table-cell>
          <table:table-cell table:formula="of:=GEOMEAN([.H2:.H41])" office:value-type="float" office:value="0.374818958406406" calcext:value-type="float">
            <text:p>0.374818958406406</text:p>
          </table:table-cell>
          <table:table-cell table:style-name="Default" table:formula="of:=GEOMEAN([.I2:.I41])" office:value-type="float" office:value="107.56245719694" calcext:value-type="float">
            <text:p>107.56245719694</text:p>
          </table:table-cell>
          <table:table-cell table:formula="of:=GEOMEAN([.J2:.J41])" office:value-type="float" office:value="0" calcext:value-type="float">
            <text:p>0</text:p>
          </table:table-cell>
          <table:table-cell table:formula="of:=GEOMEAN([.K2:.K41])" office:value-type="float" office:value="0" calcext:value-type="float">
            <text:p>0</text:p>
          </table:table-cell>
          <table:table-cell table:formula="of:=GEOMEAN([.L2:.L41])" office:value-type="float" office:value="0.000521189174710308" calcext:value-type="float">
            <text:p>0.000521189174710308</text:p>
          </table:table-cell>
          <table:table-cell table:formula="of:=GEOMEAN([.M2:.M41])" office:value-type="float" office:value="0" calcext:value-type="float">
            <text:p>0</text:p>
          </table:table-cell>
          <table:table-cell table:formula="of:=GEOMEAN([.N2:.N41])" office:value-type="float" office:value="12.6864898044308" calcext:value-type="float">
            <text:p>12.6864898044308</text:p>
          </table:table-cell>
          <table:table-cell table:formula="of:=GEOMEAN([.O2:.O41])" office:value-type="float" office:value="0" calcext:value-type="float">
            <text:p>0</text:p>
          </table:table-cell>
          <table:table-cell table:formula="of:=GEOMEAN([.P2:.P41])" office:value-type="float" office:value="0.00587216734183674" calcext:value-type="float">
            <text:p>0.00587216734183674</text:p>
          </table:table-cell>
          <table:table-cell table:formula="of:=GEOMEAN([.Q2: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2:.B52])" office:value-type="float" office:value="0.00503755" calcext:value-type="float">
            <text:p>0.00503755</text:p>
          </table:table-cell>
          <table:table-cell table:formula="of:=AVERAGE( [.C2:.C52])" office:value-type="float" office:value="0" calcext:value-type="float">
            <text:p>0</text:p>
          </table:table-cell>
          <table:table-cell table:formula="of:=AVERAGE( [.D2:.D52])" office:value-type="float" office:value="0" calcext:value-type="float">
            <text:p>0</text:p>
          </table:table-cell>
          <table:table-cell table:style-name="Default" table:formula="of:=AVERAGE( [.E2:.E52])" office:value-type="float" office:value="8.464475275" calcext:value-type="float">
            <text:p>8.464475275</text:p>
          </table:table-cell>
          <table:table-cell table:formula="of:=AVERAGE( [.F2:.F52])" office:value-type="float" office:value="0.0096797" calcext:value-type="float">
            <text:p>0.0096797</text:p>
          </table:table-cell>
          <table:table-cell table:formula="of:=AVERAGE( [.G2:.G52])" office:value-type="float" office:value="0.0877668" calcext:value-type="float">
            <text:p>0.0877668</text:p>
          </table:table-cell>
          <table:table-cell table:formula="of:=AVERAGE( [.H2:.H52])" office:value-type="float" office:value="0.3748838" calcext:value-type="float">
            <text:p>0.3748838</text:p>
          </table:table-cell>
          <table:table-cell table:style-name="Default" table:formula="of:=AVERAGE( [.I2:.I52])" office:value-type="float" office:value="113.779423925" calcext:value-type="float">
            <text:p>113.779423925</text:p>
          </table:table-cell>
          <table:table-cell table:formula="of:=AVERAGE( [.J2:.J52])" office:value-type="float" office:value="0" calcext:value-type="float">
            <text:p>0</text:p>
          </table:table-cell>
          <table:table-cell table:formula="of:=AVERAGE( [.K2:.K52])" office:value-type="float" office:value="0" calcext:value-type="float">
            <text:p>0</text:p>
          </table:table-cell>
          <table:table-cell table:formula="of:=AVERAGE( [.L2:.L52])" office:value-type="float" office:value="0.000521375" calcext:value-type="float">
            <text:p>0.000521375</text:p>
          </table:table-cell>
          <table:table-cell table:formula="of:=AVERAGE( [.M2:.M52])" office:value-type="float" office:value="0" calcext:value-type="float">
            <text:p>0</text:p>
          </table:table-cell>
          <table:table-cell table:formula="of:=AVERAGE( [.N2:.N52])" office:value-type="float" office:value="12.70892905" calcext:value-type="float">
            <text:p>12.70892905</text:p>
          </table:table-cell>
          <table:table-cell table:formula="of:=AVERAGE( [.O2:.O52])" office:value-type="float" office:value="0" calcext:value-type="float">
            <text:p>0</text:p>
          </table:table-cell>
          <table:table-cell table:formula="of:=AVERAGE( [.P2:.P52])" office:value-type="float" office:value="0.00605335" calcext:value-type="float">
            <text:p>0.00605335</text:p>
          </table:table-cell>
          <table:table-cell table:formula="of:=AVERAGE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2])" office:value-type="float" office:value="0.004122" calcext:value-type="float">
            <text:p>0.004122</text:p>
          </table:table-cell>
          <table:table-cell table:formula="of:=MIN([.C2:.C52])" office:value-type="float" office:value="0" calcext:value-type="float">
            <text:p>0</text:p>
          </table:table-cell>
          <table:table-cell table:formula="of:=MIN([.D2:.D52])" office:value-type="float" office:value="0" calcext:value-type="float">
            <text:p>0</text:p>
          </table:table-cell>
          <table:table-cell table:style-name="Default" table:formula="of:=MIN([.E2:.E52])" office:value-type="float" office:value="8.130695" calcext:value-type="float">
            <text:p>8.130695</text:p>
          </table:table-cell>
          <table:table-cell table:formula="of:=MIN([.F2:.F52])" office:value-type="float" office:value="0.008513" calcext:value-type="float">
            <text:p>0.008513</text:p>
          </table:table-cell>
          <table:table-cell table:formula="of:=MIN([.G2:.G52])" office:value-type="float" office:value="0.082692" calcext:value-type="float">
            <text:p>0.082692</text:p>
          </table:table-cell>
          <table:table-cell table:formula="of:=MIN([.H2:.H52])" office:value-type="float" office:value="0.36508" calcext:value-type="float">
            <text:p>0.36508</text:p>
          </table:table-cell>
          <table:table-cell table:style-name="Default" table:formula="of:=MIN([.I2:.I52])" office:value-type="float" office:value="88.389148" calcext:value-type="float">
            <text:p>88.389148</text:p>
          </table:table-cell>
          <table:table-cell table:formula="of:=MIN([.J2:.J52])" office:value-type="float" office:value="0" calcext:value-type="float">
            <text:p>0</text:p>
          </table:table-cell>
          <table:table-cell table:formula="of:=MIN([.K2:.K52])" office:value-type="float" office:value="0" calcext:value-type="float">
            <text:p>0</text:p>
          </table:table-cell>
          <table:table-cell table:formula="of:=MIN([.L2:.L52])" office:value-type="float" office:value="0.000489" calcext:value-type="float">
            <text:p>0.000489</text:p>
          </table:table-cell>
          <table:table-cell table:formula="of:=MIN([.M2:.M52])" office:value-type="float" office:value="0" calcext:value-type="float">
            <text:p>0</text:p>
          </table:table-cell>
          <table:table-cell table:formula="of:=MIN([.N2:.N52])" office:value-type="float" office:value="10.320517" calcext:value-type="float">
            <text:p>10.320517</text:p>
          </table:table-cell>
          <table:table-cell table:formula="of:=MIN([.O2:.O52])" office:value-type="float" office:value="0" calcext:value-type="float">
            <text:p>0</text:p>
          </table:table-cell>
          <table:table-cell table:formula="of:=MIN([.P2:.P52])" office:value-type="float" office:value="0.005554" calcext:value-type="float">
            <text:p>0.005554</text:p>
          </table:table-cell>
          <table:table-cell table:formula="of:=MIN(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 [.B2:.B52])" office:value-type="float" office:value="0.020578" calcext:value-type="float">
            <text:p>0.020578</text:p>
          </table:table-cell>
          <table:table-cell table:formula="of:=MAX( [.C2:.C52])" office:value-type="float" office:value="0" calcext:value-type="float">
            <text:p>0</text:p>
          </table:table-cell>
          <table:table-cell table:formula="of:=MAX( [.D2:.D52])" office:value-type="float" office:value="0" calcext:value-type="float">
            <text:p>0</text:p>
          </table:table-cell>
          <table:table-cell table:style-name="Default" table:formula="of:=MAX( [.E2:.E52])" office:value-type="float" office:value="9.004176" calcext:value-type="float">
            <text:p>9.004176</text:p>
          </table:table-cell>
          <table:table-cell table:formula="of:=MAX( [.F2:.F52])" office:value-type="float" office:value="0.013004" calcext:value-type="float">
            <text:p>0.013004</text:p>
          </table:table-cell>
          <table:table-cell table:formula="of:=MAX( [.G2:.G52])" office:value-type="float" office:value="0.123168" calcext:value-type="float">
            <text:p>0.123168</text:p>
          </table:table-cell>
          <table:table-cell table:formula="of:=MAX( [.H2:.H52])" office:value-type="float" office:value="0.403599" calcext:value-type="float">
            <text:p>0.403599</text:p>
          </table:table-cell>
          <table:table-cell table:style-name="Default" table:formula="of:=MAX( [.I2:.I52])" office:value-type="float" office:value="191.550563" calcext:value-type="float">
            <text:p>191.550563</text:p>
          </table:table-cell>
          <table:table-cell table:formula="of:=MAX( [.J2:.J52])" office:value-type="float" office:value="0" calcext:value-type="float">
            <text:p>0</text:p>
          </table:table-cell>
          <table:table-cell table:formula="of:=MAX( [.K2:.K52])" office:value-type="float" office:value="0" calcext:value-type="float">
            <text:p>0</text:p>
          </table:table-cell>
          <table:table-cell table:formula="of:=MAX( [.L2:.L52])" office:value-type="float" office:value="0.000558" calcext:value-type="float">
            <text:p>0.000558</text:p>
          </table:table-cell>
          <table:table-cell table:formula="of:=MAX( [.M2:.M52])" office:value-type="float" office:value="0" calcext:value-type="float">
            <text:p>0</text:p>
          </table:table-cell>
          <table:table-cell table:formula="of:=MAX( [.N2:.N52])" office:value-type="float" office:value="15.122037" calcext:value-type="float">
            <text:p>15.122037</text:p>
          </table:table-cell>
          <table:table-cell table:formula="of:=MAX( [.O2:.O52])" office:value-type="float" office:value="0" calcext:value-type="float">
            <text:p>0</text:p>
          </table:table-cell>
          <table:table-cell table:formula="of:=MAX( [.P2:.P52])" office:value-type="float" office:value="0.017579" calcext:value-type="float">
            <text:p>0.017579</text:p>
          </table:table-cell>
          <table:table-cell table:formula="of:=MAX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 [.B2:.B52])" office:value-type="float" office:value="0.0046305" calcext:value-type="float">
            <text:p>0.0046305</text:p>
          </table:table-cell>
          <table:table-cell table:formula="of:=MEDIAN( [.C2:.C52])" office:value-type="float" office:value="0" calcext:value-type="float">
            <text:p>0</text:p>
          </table:table-cell>
          <table:table-cell table:formula="of:=MEDIAN( [.D2:.D52])" office:value-type="float" office:value="0" calcext:value-type="float">
            <text:p>0</text:p>
          </table:table-cell>
          <table:table-cell table:style-name="Default" table:formula="of:=MEDIAN( [.E2:.E52])" office:value-type="float" office:value="8.549646" calcext:value-type="float">
            <text:p>8.549646</text:p>
          </table:table-cell>
          <table:table-cell table:formula="of:=MEDIAN( [.F2:.F52])" office:value-type="float" office:value="0.0096165" calcext:value-type="float">
            <text:p>0.0096165</text:p>
          </table:table-cell>
          <table:table-cell table:formula="of:=MEDIAN( [.G2:.G52])" office:value-type="float" office:value="0.0868495" calcext:value-type="float">
            <text:p>0.0868495</text:p>
          </table:table-cell>
          <table:table-cell table:formula="of:=MEDIAN( [.H2:.H52])" office:value-type="float" office:value="0.3745945" calcext:value-type="float">
            <text:p>0.3745945</text:p>
          </table:table-cell>
          <table:table-cell table:style-name="Default" table:formula="of:=MEDIAN( [.I2:.I52])" office:value-type="float" office:value="89.4555215" calcext:value-type="float">
            <text:p>89.4555215</text:p>
          </table:table-cell>
          <table:table-cell table:formula="of:=MEDIAN( [.J2:.J52])" office:value-type="float" office:value="0" calcext:value-type="float">
            <text:p>0</text:p>
          </table:table-cell>
          <table:table-cell table:formula="of:=MEDIAN( [.K2:.K52])" office:value-type="float" office:value="0" calcext:value-type="float">
            <text:p>0</text:p>
          </table:table-cell>
          <table:table-cell table:formula="of:=MEDIAN( [.L2:.L52])" office:value-type="float" office:value="0.000519" calcext:value-type="float">
            <text:p>0.000519</text:p>
          </table:table-cell>
          <table:table-cell table:formula="of:=MEDIAN( [.M2:.M52])" office:value-type="float" office:value="0" calcext:value-type="float">
            <text:p>0</text:p>
          </table:table-cell>
          <table:table-cell table:formula="of:=MEDIAN( [.N2:.N52])" office:value-type="float" office:value="12.7126855" calcext:value-type="float">
            <text:p>12.7126855</text:p>
          </table:table-cell>
          <table:table-cell table:formula="of:=MEDIAN( [.O2:.O52])" office:value-type="float" office:value="0" calcext:value-type="float">
            <text:p>0</text:p>
          </table:table-cell>
          <table:table-cell table:formula="of:=MEDIAN( [.P2:.P52])" office:value-type="float" office:value="0.005606" calcext:value-type="float">
            <text:p>0.005606</text:p>
          </table:table-cell>
          <table:table-cell table:formula="of:=MEDIAN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P( [.B2:.B52])" office:value-type="float" office:value="0.00250014309540474" calcext:value-type="float">
            <text:p>0.00250014309540474</text:p>
          </table:table-cell>
          <table:table-cell table:formula="of:=STDEVP( [.C2:.C52])" office:value-type="float" office:value="0" calcext:value-type="float">
            <text:p>0</text:p>
          </table:table-cell>
          <table:table-cell table:formula="of:=STDEVP( [.D2:.D52])" office:value-type="float" office:value="0" calcext:value-type="float">
            <text:p>0</text:p>
          </table:table-cell>
          <table:table-cell table:style-name="Default" table:formula="of:=STDEVP( [.E2:.E52])" office:value-type="float" office:value="0.256324381590104" calcext:value-type="float">
            <text:p>0.256324381590104</text:p>
          </table:table-cell>
          <table:table-cell table:formula="of:=STDEVP( [.F2:.F52])" office:value-type="float" office:value="0.000668763605469077" calcext:value-type="float">
            <text:p>0.000668763605469077</text:p>
          </table:table-cell>
          <table:table-cell table:formula="of:=STDEVP( [.G2:.G52])" office:value-type="float" office:value="0.0059366729032346" calcext:value-type="float">
            <text:p>0.0059366729032346</text:p>
          </table:table-cell>
          <table:table-cell table:formula="of:=STDEVP( [.H2:.H52])" office:value-type="float" office:value="0.0070596831628622" calcext:value-type="float">
            <text:p>0.0070596831628622</text:p>
          </table:table-cell>
          <table:table-cell table:style-name="Default" table:formula="of:=STDEVP( [.I2:.I52])" office:value-type="float" office:value="42.0063627889211" calcext:value-type="float">
            <text:p>42.0063627889211</text:p>
          </table:table-cell>
          <table:table-cell table:formula="of:=STDEVP( [.J2:.J52])" office:value-type="float" office:value="0" calcext:value-type="float">
            <text:p>0</text:p>
          </table:table-cell>
          <table:table-cell table:formula="of:=STDEVP( [.K2:.K52])" office:value-type="float" office:value="0" calcext:value-type="float">
            <text:p>0</text:p>
          </table:table-cell>
          <table:table-cell table:formula="of:=STDEVP( [.L2:.L52])" office:value-type="float" office:value="0.000013943972712251" calcext:value-type="float">
            <text:p>1.3943972712251E-05</text:p>
          </table:table-cell>
          <table:table-cell table:formula="of:=STDEVP( [.M2:.M52])" office:value-type="float" office:value="0" calcext:value-type="float">
            <text:p>0</text:p>
          </table:table-cell>
          <table:table-cell table:formula="of:=STDEVP( [.N2:.N52])" office:value-type="float" office:value="0.74976534151883" calcext:value-type="float">
            <text:p>0.74976534151883</text:p>
          </table:table-cell>
          <table:table-cell table:formula="of:=STDEVP( [.O2:.O52])" office:value-type="float" office:value="0" calcext:value-type="float">
            <text:p>0</text:p>
          </table:table-cell>
          <table:table-cell table:formula="of:=STDEVP( [.P2:.P52])" office:value-type="float" office:value="0.00207031645588301" calcext:value-type="float">
            <text:p>0.00207031645588301</text:p>
          </table:table-cell>
          <table:table-cell table:formula="of:=STDEVP( [.Q2: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8" table:number-columns-repeated="5"/>
          <table:table-cell table:style-name="ce11" table:number-columns-repeated="2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11:41.006106951</meta:creation-date>
    <dc:date>2023-11-21T14:53:50.427330275</dc:date>
    <meta:editing-duration>PT9H39M58S</meta:editing-duration>
    <meta:editing-cycles>56</meta:editing-cycles>
    <meta:generator>LibreOffice/7.3.7.2$Linux_X86_64 LibreOffice_project/30$Build-2</meta:generator>
    <meta:document-statistic meta:table-count="4" meta:cell-count="2923" meta:object-count="0"/>
  </office:meta>
</office:document-meta>
</file>